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2" svg:font-family="Arial" style:font-pitch="variable"/>
    <style:font-face style:name="Courier New1" svg:font-family="'Courier New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.1000003814697pt" fo:language="pt" fo:country="PT" fo:font-weight="normal" officeooo:rsid="00072ca6" officeooo:paragraph-rsid="00072ca6" style:font-size-asian="10.1000003814697pt" style:font-weight-asian="normal" style:font-size-complex="10.1000003814697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.1000003814697pt" fo:language="pt" fo:country="PT" fo:font-weight="normal" officeooo:rsid="00597fad" officeooo:paragraph-rsid="00072ca6" style:font-size-asian="10.1000003814697pt" style:font-weight-asian="normal" style:font-size-complex="10.1000003814697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7ca00" officeooo:paragraph-rsid="002f8deb" style:font-size-asian="10.1000003814697pt" style:font-weight-asian="normal" style:font-size-complex="10.1000003814697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8feb4" officeooo:paragraph-rsid="00356774" style:font-size-asian="10.1000003814697pt" style:font-weight-asian="normal" style:font-size-complex="10.1000003814697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8feb4" officeooo:paragraph-rsid="003c32d6" style:font-size-asian="10.1000003814697pt" style:font-weight-asian="normal" style:font-size-complex="10.1000003814697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8feb4" officeooo:paragraph-rsid="003e050b" style:font-size-asian="10.1000003814697pt" style:font-weight-asian="normal" style:font-size-complex="10.1000003814697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9e72d" officeooo:paragraph-rsid="003fa520" style:font-size-asian="10.1000003814697pt" style:font-weight-asian="normal" style:font-size-complex="10.1000003814697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4810c5" style:font-size-asian="10.1000003814697pt" style:font-weight-asian="normal" style:font-size-complex="10.1000003814697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4959ae" style:font-size-asian="10.1000003814697pt" style:font-weight-asian="normal" style:font-size-complex="10.1000003814697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4b347b" style:font-size-asian="10.1000003814697pt" style:font-weight-asian="normal" style:font-size-complex="10.1000003814697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4b9b11" style:font-size-asian="10.1000003814697pt" style:font-weight-asian="normal" style:font-size-complex="10.1000003814697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4fd0e3" style:font-size-asian="10.1000003814697pt" style:font-weight-asian="normal" style:font-size-complex="10.1000003814697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da2f" officeooo:paragraph-rsid="0050f9b4" style:font-size-asian="10.1000003814697pt" style:font-weight-asian="normal" style:font-size-complex="10.1000003814697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394268" officeooo:paragraph-rsid="00394ea7" style:font-size-asian="10.1000003814697pt" style:font-weight-asian="normal" style:font-size-complex="10.1000003814697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81c5" officeooo:paragraph-rsid="004354ab" style:font-size-asian="10.1000003814697pt" style:font-weight-asian="normal" style:font-size-complex="10.1000003814697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0b81c5" officeooo:paragraph-rsid="0046363f" style:font-size-asian="10.1000003814697pt" style:font-weight-asian="normal" style:font-size-complex="10.1000003814697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4354ab" officeooo:paragraph-rsid="0043cb0d" style:font-size-asian="10.1000003814697pt" style:font-weight-asian="normal" style:font-size-complex="10.1000003814697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48541a" officeooo:paragraph-rsid="0048541a" style:font-size-asian="10.1000003814697pt" style:font-weight-asian="normal" style:font-size-complex="10.1000003814697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7ca00" officeooo:paragraph-rsid="00072ca6" style:font-size-asian="10.1000003814697pt" style:font-weight-asian="normal" style:font-size-complex="10.1000003814697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7ca00" officeooo:paragraph-rsid="002f8deb" style:font-size-asian="10.1000003814697pt" style:font-weight-asian="normal" style:font-size-complex="10.1000003814697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7ca00" officeooo:paragraph-rsid="0007ca00" style:font-size-asian="10.1000003814697pt" style:font-weight-asian="normal" style:font-size-complex="10.1000003814697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8feb4" officeooo:paragraph-rsid="0038364b" style:font-size-asian="10.1000003814697pt" style:font-weight-asian="normal" style:font-size-complex="10.1000003814697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8feb4" officeooo:paragraph-rsid="003aa26b" style:font-size-asian="10.1000003814697pt" style:font-weight-asian="normal" style:font-size-complex="10.1000003814697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8feb4" officeooo:paragraph-rsid="003c32d6" style:font-size-asian="10.1000003814697pt" style:font-weight-asian="normal" style:font-size-complex="10.1000003814697pt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language="pt" fo:country="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4313d5" style:font-size-asian="10.1000003814697pt" style:font-weight-asian="normal" style:font-size-complex="10.1000003814697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4442be" style:font-size-asian="10.1000003814697pt" style:font-weight-asian="normal" style:font-size-complex="10.1000003814697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488a67" style:font-size-asian="10.1000003814697pt" style:font-weight-asian="normal" style:font-size-complex="10.1000003814697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4959ae" style:font-size-asian="10.1000003814697pt" style:font-weight-asian="normal" style:font-size-complex="10.1000003814697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4d18ee" style:font-size-asian="10.1000003814697pt" style:font-weight-asian="normal" style:font-size-complex="10.1000003814697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36239e" officeooo:paragraph-rsid="0036239e" style:font-size-asian="10.1000003814697pt" style:font-weight-asian="normal" style:font-size-complex="10.1000003814697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474db2" officeooo:paragraph-rsid="0047972a" style:font-size-asian="10.1000003814697pt" style:font-weight-asian="normal" style:font-size-complex="10.1000003814697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4816ce" officeooo:paragraph-rsid="004816ce" style:font-size-asian="10.1000003814697pt" style:font-weight-asian="normal" style:font-size-complex="10.1000003814697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50f9b4" officeooo:paragraph-rsid="0050f9b4" style:font-size-asian="10.1000003814697pt" style:font-weight-asian="normal" style:font-size-complex="10.1000003814697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cd2bd" officeooo:paragraph-rsid="005385d8" style:font-size-asian="10.1000003814697pt" style:font-weight-asian="normal" style:font-size-complex="10.1000003814697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language="zxx" fo:country="none" fo:font-weight="normal" officeooo:rsid="0008feb4" officeooo:paragraph-rsid="0036e143" style:font-size-asian="10.1000003814697pt" style:language-asian="zxx" style:country-asian="none" style:font-weight-asian="normal" style:font-size-complex="10.1000003814697pt" style:language-complex="zxx" style:country-complex="none" style:font-weight-complex="normal"/>
    </style:style>
    <style:style style:name="P44" style:family="paragraph" style:parent-style-name="Standard" style:master-page-name="">
      <style:paragraph-properties fo:margin-left="0.921cm" fo:margin-right="0.921cm" fo:text-align="justify" style:justify-single-word="false" fo:text-indent="0cm" style:auto-text-indent="false" style:page-number="auto"/>
      <style:text-properties style:font-name="Times New Roman" fo:font-size="10.1000003814697pt" fo:language="pt" fo:country="PT" fo:font-weight="normal" officeooo:paragraph-rsid="002f8deb" style:font-size-asian="10.1000003814697pt" style:font-weight-asian="normal" style:font-size-complex="10.1000003814697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style:font-name="Times New Roman" fo:font-size="10.1000003814697pt" fo:language="pt" fo:country="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4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4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da2f" officeooo:paragraph-rsid="004b9b11" style:font-size-asian="10.1000003814697pt" style:font-weight-asian="normal" style:font-size-complex="10.1000003814697pt" style:font-weight-complex="normal"/>
    </style:style>
    <style:style style:name="P48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language="pt" fo:country="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" fo:font-size="10.1000003814697pt" fo:language="pt" fo:country="PT" fo:font-weight="normal" officeooo:rsid="00597fad" officeooo:paragraph-rsid="006cc982" style:font-size-asian="10.1000003814697pt" style:font-weight-asian="normal" style:font-size-complex="10.1000003814697pt" style:font-weight-complex="normal"/>
    </style:style>
    <style:style style:name="P50" style:family="paragraph" style:parent-style-name="Standard" style:list-style-name="L252">
      <style:paragraph-properties fo:margin-left="0cm" fo:margin-right="0cm" fo:text-align="center" style:justify-single-word="false" fo:text-indent="0.499cm" style:auto-text-indent="false"/>
      <style:text-properties style:font-name="Times New Roman" fo:font-size="10.1000003814697pt" fo:language="pt" fo:country="PT" fo:font-weight="normal" officeooo:rsid="00312889" officeooo:paragraph-rsid="0056b41a" style:font-size-asian="10.1000003814697pt" style:font-weight-asian="normal" style:font-size-complex="10.1000003814697pt" style:font-weight-complex="normal"/>
    </style:style>
    <style:style style:name="P51" style:family="paragraph" style:parent-style-name="Standard" style:list-style-name="L252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rsid="00312889" officeooo:paragraph-rsid="0056b41a" style:font-size-asian="10.1000003814697pt" style:font-weight-asian="normal" style:font-size-complex="10.1000003814697pt" style:font-weight-complex="normal"/>
    </style:style>
    <style:style style:name="P52" style:family="paragraph" style:parent-style-name="Standard" style:list-style-name="L252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language="pt" fo:country="PT" fo:font-weight="normal" officeooo:paragraph-rsid="0056b41a" style:font-size-asian="10.1000003814697pt" style:font-weight-asian="normal" style:font-size-complex="10.1000003814697pt" style:font-weight-complex="normal"/>
    </style:style>
    <style:style style:name="P53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style:font-name="Times New Roman" fo:font-size="10.1000003814697pt" fo:language="pt" fo:country="PT" fo:font-weight="normal" officeooo:rsid="003c32d6" officeooo:paragraph-rsid="003c32d6" style:font-size-asian="10.1000003814697pt" style:font-weight-asian="normal" style:font-size-complex="10.1000003814697pt" style:font-weight-complex="normal"/>
    </style:style>
    <style:style style:name="P54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fo:language="pt" fo:country="PT" officeooo:rsid="003c32d6" officeooo:paragraph-rsid="003c32d6"/>
    </style:style>
    <style:style style:name="P55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fo:language="pt" fo:country="PT" officeooo:rsid="003d0654" officeooo:paragraph-rsid="003d0654"/>
    </style:style>
    <style:style style:name="P56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fo:language="pt" fo:country="PT" officeooo:rsid="0010ffc7" officeooo:paragraph-rsid="003d0654"/>
    </style:style>
    <style:style style:name="P57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language="pt" fo:country="PT" fo:font-weight="normal" officeooo:rsid="000cd2bd" officeooo:paragraph-rsid="000cd2bd" style:font-size-asian="9pt" style:font-weight-asian="normal" style:font-size-complex="9pt" style:font-weight-complex="normal"/>
    </style:style>
    <style:style style:name="P58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language="pt" fo:country="PT" fo:font-weight="normal" officeooo:rsid="00137820" officeooo:paragraph-rsid="00137820" style:font-size-asian="9pt" style:font-weight-asian="normal" style:font-size-complex="9pt" style:font-weight-complex="normal"/>
    </style:style>
    <style:style style:name="P59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fo:font-size="9pt" fo:language="pt" fo:country="PT" officeooo:paragraph-rsid="00137820" style:font-size-asian="9pt" style:font-size-complex="9pt"/>
    </style:style>
    <style:style style:name="P60" style:family="paragraph" style:parent-style-name="Heading_20_1">
      <style:paragraph-properties fo:text-align="center" style:justify-single-word="false"/>
      <style:text-properties style:font-name="Century Schoolbook L" fo:font-size="14pt" fo:language="pt" fo:country="PT" officeooo:rsid="002f8deb" officeooo:paragraph-rsid="002f8deb" style:font-size-asian="14pt" style:font-size-complex="14pt"/>
    </style:style>
    <style:style style:name="P61" style:family="paragraph" style:parent-style-name="Heading_20_2">
      <style:text-properties fo:font-size="12pt" fo:language="pt" fo:country="PT" fo:font-style="normal" officeooo:paragraph-rsid="002f8deb" style:font-size-asian="12pt" style:font-style-asian="normal" style:font-size-complex="12pt" style:font-style-complex="normal"/>
    </style:style>
    <style:style style:name="P62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language="pt" fo:country="PT" fo:font-weight="bold" officeooo:rsid="0007ca00" officeooo:paragraph-rsid="002f8deb" style:font-size-asian="12pt" style:font-weight-asian="bold" style:font-size-complex="12pt" style:font-weight-complex="bold"/>
    </style:style>
    <style:style style:name="P63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language="pt" fo:country="PT" fo:font-style="normal" fo:font-weight="bold" officeooo:rsid="000cd2bd" officeooo:paragraph-rsid="000cd2b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paragraph-rsid="0008feb4" style:font-size-asian="12pt" style:font-weight-asian="normal" style:font-size-complex="12pt" style:font-weight-complex="normal"/>
    </style:style>
    <style:style style:name="P65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paragraph-rsid="0009e72d" style:font-size-asian="12pt" style:font-weight-asian="normal" style:font-size-complex="12pt" style:font-weight-complex="normal"/>
    </style:style>
    <style:style style:name="P6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paragraph-rsid="000b81c5" style:font-size-asian="12pt" style:font-weight-asian="normal" style:font-size-complex="12pt" style:font-weight-complex="normal"/>
    </style:style>
    <style:style style:name="P67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rsid="000b81c5" officeooo:paragraph-rsid="000bda2f" style:font-size-asian="12pt" style:font-weight-asian="normal" style:font-size-complex="12pt" style:font-weight-complex="normal"/>
    </style:style>
    <style:style style:name="P6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rsid="000b81c5" officeooo:paragraph-rsid="004816ce" style:font-size-asian="12pt" style:font-weight-asian="normal" style:font-size-complex="12pt" style:font-weight-complex="normal"/>
    </style:style>
    <style:style style:name="P69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PT" fo:font-weight="normal" officeooo:rsid="000b81c5" officeooo:paragraph-rsid="000cd2bd" style:font-size-asian="12pt" style:font-weight-asian="normal" style:font-size-complex="12pt" style:font-weight-complex="normal"/>
    </style:style>
    <style:style style:name="P70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font-size="12pt" fo:language="pt" fo:country="PT" officeooo:paragraph-rsid="000bda2f" style:font-size-asian="12pt" style:font-size-complex="12pt"/>
    </style:style>
    <style:style style:name="P71" style:family="paragraph">
      <style:paragraph-properties fo:text-align="start" style:writing-mode="lr-tb"/>
    </style:style>
    <style:style style:name="P72" style:family="paragraph">
      <loext:graphic-properties draw:fill="none"/>
      <style:paragraph-properties fo:text-align="start" style:writing-mode="lr-tb"/>
      <style:text-properties fo:font-size="24pt"/>
    </style:style>
    <style:style style:name="P73" style:family="paragraph">
      <loext:graphic-properties draw:fill="solid" draw:fill-color="#000000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Arial Unicode MS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2ca6"/>
    </style:style>
    <style:style style:name="T2" style:family="text">
      <style:text-properties style:font-name="Times New Roman" fo:font-weight="normal" officeooo:rsid="00137820" style:font-weight-asian="normal" style:font-weight-complex="normal"/>
    </style:style>
    <style:style style:name="T3" style:family="text">
      <style:text-properties style:font-name="Times New Roman" fo:font-weight="normal" officeooo:rsid="005385d8" style:font-weight-asian="normal" style:font-weight-complex="normal"/>
    </style:style>
    <style:style style:name="T4" style:family="text">
      <style:text-properties style:font-name="Times New Roman" fo:font-style="italic" fo:font-weight="normal" officeooo:rsid="00137820" style:font-style-asian="italic" style:font-weight-asian="normal" style:font-style-complex="italic" style:font-weight-complex="normal"/>
    </style:style>
    <style:style style:name="T5" style:family="text">
      <style:text-properties officeooo:rsid="0007ca00"/>
    </style:style>
    <style:style style:name="T6" style:family="text">
      <style:text-properties style:font-name="Century Schoolbook L" fo:font-weight="bold" officeooo:rsid="0007ca00" style:font-weight-asian="bold" style:font-weight-complex="bold"/>
    </style:style>
    <style:style style:name="T7" style:family="text">
      <style:text-properties style:font-name="Century Schoolbook L" fo:font-weight="bold" officeooo:rsid="002f8deb" style:font-weight-asian="bold" style:font-weight-complex="bold"/>
    </style:style>
    <style:style style:name="T8" style:family="text">
      <style:text-properties style:font-name="Century Schoolbook L" fo:font-style="normal" fo:font-weight="bold" officeooo:rsid="0008feb4" style:font-style-asian="normal" style:font-weight-asian="bold" style:font-style-complex="normal" style:font-weight-complex="bold"/>
    </style:style>
    <style:style style:name="T9" style:family="text">
      <style:text-properties style:font-name="Century Schoolbook L" fo:font-style="normal" fo:font-weight="bold" officeooo:rsid="0007ca00" style:font-style-asian="normal" style:font-weight-asian="bold" style:font-style-complex="normal" style:font-weight-complex="bold"/>
    </style:style>
    <style:style style:name="T10" style:family="text">
      <style:text-properties style:font-name="Century Schoolbook L" fo:font-style="normal" fo:font-weight="bold" officeooo:rsid="0009e72d" style:font-style-asian="normal" style:font-weight-asian="bold" style:font-style-complex="normal" style:font-weight-complex="bold"/>
    </style:style>
    <style:style style:name="T11" style:family="text">
      <style:text-properties style:font-name="Century Schoolbook L" fo:font-style="normal" fo:font-weight="bold" officeooo:rsid="000b81c5" style:font-style-asian="normal" style:font-weight-asian="bold" style:font-style-complex="normal" style:font-weight-complex="bold"/>
    </style:style>
    <style:style style:name="T12" style:family="text">
      <style:text-properties style:font-name="Century Schoolbook L" fo:font-style="normal" fo:font-weight="bold" officeooo:rsid="000bda2f" style:font-style-asian="normal" style:font-weight-asian="bold" style:font-style-complex="normal" style:font-weight-complex="bold"/>
    </style:style>
    <style:style style:name="T13" style:family="text">
      <style:text-properties style:font-name="Century Schoolbook L" fo:font-style="normal" fo:font-weight="bold" officeooo:rsid="000cd2bd" style:font-style-asian="normal" style:font-weight-asian="bold" style:font-style-complex="normal" style:font-weight-complex="bold"/>
    </style:style>
    <style:style style:name="T14" style:family="text">
      <style:text-properties style:font-name="Century Schoolbook L" fo:font-style="normal" fo:font-weight="bold" officeooo:rsid="0036239e" style:font-style-asian="normal" style:font-weight-asian="bold" style:font-style-complex="normal" style:font-weight-complex="bold"/>
    </style:style>
    <style:style style:name="T15" style:family="text">
      <style:text-properties style:font-name="Century Schoolbook L" fo:font-style="normal" fo:font-weight="bold" officeooo:rsid="0038364b" style:font-style-asian="normal" style:font-weight-asian="bold" style:font-style-complex="normal" style:font-weight-complex="bold"/>
    </style:style>
    <style:style style:name="T16" style:family="text">
      <style:text-properties style:font-name="Century Schoolbook L" fo:font-style="normal" fo:font-weight="bold" officeooo:rsid="003c32d6" style:font-style-asian="normal" style:font-weight-asian="bold" style:font-style-complex="normal" style:font-weight-complex="bold"/>
    </style:style>
    <style:style style:name="T17" style:family="text">
      <style:text-properties style:font-name="Century Schoolbook L" fo:font-style="normal" fo:font-weight="bold" officeooo:rsid="003fa520" style:font-style-asian="normal" style:font-weight-asian="bold" style:font-style-complex="normal" style:font-weight-complex="bold"/>
    </style:style>
    <style:style style:name="T18" style:family="text">
      <style:text-properties style:font-name="Century Schoolbook L" fo:font-style="normal" fo:font-weight="bold" officeooo:rsid="00401f07" style:font-style-asian="normal" style:font-weight-asian="bold" style:font-style-complex="normal" style:font-weight-complex="bold"/>
    </style:style>
    <style:style style:name="T19" style:family="text">
      <style:text-properties style:font-name="Century Schoolbook L" fo:font-style="normal" fo:font-weight="bold" officeooo:rsid="0043cb0d" style:font-style-asian="normal" style:font-weight-asian="bold" style:font-style-complex="normal" style:font-weight-complex="bold"/>
    </style:style>
    <style:style style:name="T20" style:family="text">
      <style:text-properties style:font-name="Century Schoolbook L" fo:font-style="normal" fo:font-weight="bold" officeooo:rsid="00474db2" style:font-style-asian="normal" style:font-weight-asian="bold" style:font-style-complex="normal" style:font-weight-complex="bold"/>
    </style:style>
    <style:style style:name="T21" style:family="text">
      <style:text-properties style:font-name="Century Schoolbook L" fo:font-style="normal" fo:font-weight="bold" officeooo:rsid="004816ce" style:font-style-asian="normal" style:font-weight-asian="bold" style:font-style-complex="normal" style:font-weight-complex="bold"/>
    </style:style>
    <style:style style:name="T22" style:family="text">
      <style:text-properties style:font-name="Century Schoolbook L" fo:font-style="normal" fo:font-weight="bold" officeooo:rsid="0048541a" style:font-style-asian="normal" style:font-weight-asian="bold" style:font-style-complex="normal" style:font-weight-complex="bold"/>
    </style:style>
    <style:style style:name="T23" style:family="text">
      <style:text-properties style:font-name="Century Schoolbook L" fo:font-style="normal" fo:font-weight="bold" officeooo:rsid="004959ae" style:font-style-asian="normal" style:font-weight-asian="bold" style:font-style-complex="normal" style:font-weight-complex="bold"/>
    </style:style>
    <style:style style:name="T24" style:family="text">
      <style:text-properties style:font-name="Century Schoolbook L" fo:font-style="normal" fo:font-weight="bold" officeooo:rsid="0050f9b4" style:font-style-asian="normal" style:font-weight-asian="bold" style:font-style-complex="normal" style:font-weight-complex="bold"/>
    </style:style>
    <style:style style:name="T25" style:family="text">
      <style:text-properties fo:font-weight="bold" officeooo:rsid="00072ca6" style:font-weight-asian="bold" style:font-weight-complex="bold"/>
    </style:style>
    <style:style style:name="T26" style:family="text">
      <style:text-properties fo:font-weight="bold" officeooo:rsid="002f8deb" style:font-weight-asian="bold" style:font-weight-complex="bold"/>
    </style:style>
    <style:style style:name="T27" style:family="text">
      <style:text-properties fo:font-size="6pt" fo:font-style="italic" officeooo:rsid="002916a5" style:font-size-asian="6pt" style:font-style-asian="italic" style:font-size-complex="6pt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072ca6" style:font-style-asian="italic" style:font-style-complex="italic"/>
    </style:style>
    <style:style style:name="T30" style:family="text">
      <style:text-properties fo:font-style="italic" officeooo:rsid="0061cf98" style:font-style-asian="italic" style:font-style-complex="italic"/>
    </style:style>
    <style:style style:name="T31" style:family="text">
      <style:text-properties fo:font-style="italic" officeooo:rsid="0038364b" style:font-style-asian="italic" style:font-style-complex="italic"/>
    </style:style>
    <style:style style:name="T32" style:family="text">
      <style:text-properties fo:font-style="italic" officeooo:rsid="004442be" style:font-style-asian="italic" style:font-style-complex="italic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officeooo:rsid="002f8deb"/>
    </style:style>
    <style:style style:name="T35" style:family="text">
      <style:text-properties officeooo:rsid="0034c764"/>
    </style:style>
    <style:style style:name="T36" style:family="text">
      <style:text-properties officeooo:rsid="00356774"/>
    </style:style>
    <style:style style:name="T37" style:family="text">
      <style:text-properties officeooo:rsid="0036239e"/>
    </style:style>
    <style:style style:name="T38" style:family="text">
      <style:text-properties fo:language="pt" fo:country="PT" officeooo:rsid="0036c5bd"/>
    </style:style>
    <style:style style:name="T39" style:family="text">
      <style:text-properties fo:language="pt" fo:country="PT" officeooo:rsid="0036e143"/>
    </style:style>
    <style:style style:name="T40" style:family="text">
      <style:text-properties fo:language="pt" fo:country="PT" officeooo:rsid="0061cf98"/>
    </style:style>
    <style:style style:name="T41" style:family="text">
      <style:text-properties fo:language="pt" fo:country="PT" fo:font-style="italic" officeooo:rsid="0061cf98" style:font-style-asian="italic" style:font-style-complex="italic"/>
    </style:style>
    <style:style style:name="T42" style:family="text">
      <style:text-properties officeooo:rsid="0036c5bd"/>
    </style:style>
    <style:style style:name="T43" style:family="text">
      <style:text-properties officeooo:rsid="0038364b"/>
    </style:style>
    <style:style style:name="T44" style:family="text">
      <style:text-properties fo:language="zxx" fo:country="none" officeooo:rsid="0038364b" style:language-asian="zxx" style:country-asian="none" style:language-complex="zxx" style:country-complex="none"/>
    </style:style>
    <style:style style:name="T45" style:family="text">
      <style:text-properties fo:language="zxx" fo:country="none" officeooo:rsid="004442be" style:language-asian="zxx" style:country-asian="none" style:language-complex="zxx" style:country-complex="none"/>
    </style:style>
    <style:style style:name="T46" style:family="text">
      <style:text-properties officeooo:rsid="00394ea7"/>
    </style:style>
    <style:style style:name="T47" style:family="text">
      <style:text-properties officeooo:rsid="003c32d6"/>
    </style:style>
    <style:style style:name="T48" style:family="text">
      <style:text-properties officeooo:rsid="003d0654"/>
    </style:style>
    <style:style style:name="T49" style:family="text">
      <style:text-properties officeooo:rsid="003e050b"/>
    </style:style>
    <style:style style:name="T50" style:family="text">
      <style:text-properties officeooo:rsid="00401f07"/>
    </style:style>
    <style:style style:name="T51" style:family="text">
      <style:text-properties officeooo:rsid="00407e20"/>
    </style:style>
    <style:style style:name="T52" style:family="text">
      <style:text-properties officeooo:rsid="004313d5"/>
    </style:style>
    <style:style style:name="T53" style:family="text">
      <style:text-properties officeooo:rsid="004354ab"/>
    </style:style>
    <style:style style:name="T54" style:family="text">
      <style:text-properties officeooo:rsid="004442be"/>
    </style:style>
    <style:style style:name="T55" style:family="text">
      <style:text-properties officeooo:rsid="0045bc80"/>
    </style:style>
    <style:style style:name="T56" style:family="text">
      <style:text-properties officeooo:rsid="0047972a"/>
    </style:style>
    <style:style style:name="T57" style:family="text">
      <style:text-properties officeooo:rsid="004810c5"/>
    </style:style>
    <style:style style:name="T58" style:family="text">
      <style:text-properties officeooo:rsid="0048541a"/>
    </style:style>
    <style:style style:name="T59" style:family="text">
      <style:text-properties officeooo:rsid="00488a67"/>
    </style:style>
    <style:style style:name="T60" style:family="text">
      <style:text-properties officeooo:rsid="004959ae"/>
    </style:style>
    <style:style style:name="T61" style:family="text">
      <style:text-properties officeooo:rsid="004b347b"/>
    </style:style>
    <style:style style:name="T62" style:family="text">
      <style:text-properties officeooo:rsid="004b9b11"/>
    </style:style>
    <style:style style:name="T63" style:family="text">
      <style:text-properties officeooo:rsid="004d18ee"/>
    </style:style>
    <style:style style:name="T64" style:family="text">
      <style:text-properties officeooo:rsid="004f09bf"/>
    </style:style>
    <style:style style:name="T65" style:family="text">
      <style:text-properties officeooo:rsid="004fd0e3"/>
    </style:style>
    <style:style style:name="T66" style:family="text">
      <style:text-properties officeooo:rsid="00523a3b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2f8deb" style:font-style-asian="normal" style:font-style-complex="normal"/>
    </style:style>
    <style:style style:name="T69" style:family="text">
      <style:text-properties officeooo:rsid="005ccd40"/>
    </style:style>
    <style:style style:name="T70" style:family="text">
      <style:text-properties officeooo:rsid="005f1dc2"/>
    </style:style>
    <style:style style:name="T71" style:family="text">
      <style:text-properties officeooo:rsid="0061cf98"/>
    </style:style>
    <style:style style:name="T72" style:family="text">
      <style:text-properties officeooo:rsid="0068a52b"/>
    </style:style>
    <style:style style:name="T73" style:family="text">
      <style:text-properties officeooo:rsid="00691a4c"/>
    </style:style>
    <style:style style:name="T74" style:family="text">
      <style:text-properties officeooo:rsid="006cc982"/>
    </style:style>
    <style:style style:name="T75" style:family="text">
      <style:text-properties fo:color="#000000" style:font-name="Times New Roman1" fo:font-size="11pt" fo:font-style="italic" style:font-size-asian="11pt" style:font-name-complex="Times New Roman1" style:font-size-complex="11pt" style:font-style-complex="italic"/>
    </style:style>
    <style:style style:name="T76" style:family="text">
      <style:text-properties fo:color="#000000" style:font-name="Times New Roman1" fo:font-size="6.59999990463257pt" fo:font-style="italic" style:font-size-asian="6.59999990463257pt" style:font-name-complex="Times New Roman1" style:font-size-complex="6.59999990463257pt" style:font-style-complex="italic"/>
    </style:style>
    <style:style style:name="T77" style:family="text">
      <style:text-properties fo:color="#000000" style:font-name="OpenSymbol" fo:font-size="11pt" style:font-size-asian="11pt" style:font-name-complex="OpenSymbol" style:font-size-complex="11pt"/>
    </style:style>
    <style:style style:name="T78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79" style:family="text">
      <style:text-properties fo:color="#000000" style:font-name="Times New Roman1" fo:font-size="11pt" style:font-size-asian="11pt" style:font-name-complex="Times New Roman1" style:font-size-complex="11pt"/>
    </style:style>
    <style:style style:name="T80" style:family="text">
      <style:text-properties fo:color="#000000" style:font-name="OpenSymbol" fo:font-size="16pt" style:font-size-asian="16pt" style:font-name-complex="OpenSymbol" style:font-size-complex="16pt"/>
    </style:style>
    <style:style style:name="T81" style:family="text">
      <style:text-properties fo:color="#000000" style:font-name="OpenSymbol" fo:font-size="6.59999990463257pt" style:font-size-asian="6.59999990463257pt" style:font-name-complex="OpenSymbol" style:font-size-complex="6.59999990463257pt"/>
    </style:style>
    <style:style style:name="T82" style:family="text">
      <style:text-properties fo:color="#000000" style:font-name="Times New Roman1" fo:font-size="6.59999990463257pt" style:font-size-asian="6.59999990463257pt" style:font-name-complex="Times New Roman1" style:font-size-complex="6.59999990463257pt"/>
    </style:style>
    <style:style style:name="T83" style:family="text">
      <style:text-properties fo:color="#000000" style:font-name="OpenSymbol" fo:font-size="14.6000003814697pt" style:font-size-asian="14.6000003814697pt" style:font-name-complex="OpenSymbol" style:font-size-complex="14.6000003814697pt"/>
    </style:style>
    <style:style style:name="T84" style:family="text">
      <style:text-properties fo:color="#000000" style:font-name="Courier New" fo:font-size="8pt" style:font-size-asian="8pt" style:font-name-complex="Courier New" style:font-size-complex="8pt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Arial1" fo:font-size="7pt" fo:font-style="normal" fo:text-shadow="none" style:text-underline-style="none" fo:font-weight="normal" style:letter-kerning="true" style:font-name-asian="Arial Unicode MS" style:font-size-asian="7pt" style:font-style-asian="normal" style:font-weight-asian="normal" style:font-name-complex="Arial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Arial1" fo:font-size="7pt" fo:font-style="italic" fo:text-shadow="none" style:text-underline-style="none" fo:font-weight="normal" style:letter-kerning="true" style:font-name-asian="Arial Unicode MS" style:font-size-asian="7pt" style:font-style-asian="italic" style:font-weight-asian="normal" style:font-name-complex="Arial1" style:font-size-complex="7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Arial1" fo:font-size="7.19999980926514pt" fo:font-style="normal" fo:text-shadow="none" style:text-underline-style="none" fo:font-weight="normal" style:letter-kerning="true" style:font-name-asian="Arial Unicode MS" style:font-size-asian="7.19999980926514pt" style:font-style-asian="normal" style:font-weight-asian="normal" style:font-name-complex="Arial1" style:font-size-complex="7.199999809265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Arial1" fo:font-size="7.19999980926514pt" fo:font-style="italic" fo:text-shadow="none" style:text-underline-style="none" fo:font-weight="normal" style:letter-kerning="true" style:font-name-asian="Arial Unicode MS" style:font-size-asian="7.19999980926514pt" style:font-style-asian="italic" style:font-weight-asian="normal" style:font-name-complex="Arial1" style:font-size-complex="7.19999980926514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Arial1" fo:font-size="6.90000009536743pt" fo:font-style="normal" fo:text-shadow="none" style:text-underline-style="none" fo:font-weight="normal" style:letter-kerning="true" style:font-name-asian="Arial Unicode MS" style:font-size-asian="6.90000009536743pt" style:font-style-asian="normal" style:font-weight-asian="normal" style:font-name-complex="Arial1" style:font-size-complex="6.90000009536743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Arial1" fo:font-size="6.90000009536743pt" fo:font-style="italic" fo:text-shadow="none" style:text-underline-style="none" fo:font-weight="normal" style:letter-kerning="true" style:font-name-asian="Arial Unicode MS" style:font-size-asian="6.90000009536743pt" style:font-style-asian="italic" style:font-weight-asian="normal" style:font-name-complex="Arial1" style:font-size-complex="6.90000009536743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Arial1" fo:font-size="7.09999990463257pt" fo:font-style="italic" fo:text-shadow="none" style:text-underline-style="none" fo:font-weight="normal" style:letter-kerning="true" style:font-name-asian="Arial Unicode MS" style:font-size-asian="7.09999990463257pt" style:font-style-asian="italic" style:font-weight-asian="normal" style:font-name-complex="Arial1" style:font-size-complex="7.09999990463257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Arial1" fo:font-size="7.09999990463257pt" fo:font-style="normal" fo:text-shadow="none" style:text-underline-style="none" fo:font-weight="normal" style:letter-kerning="true" style:font-name-asian="Arial Unicode MS" style:font-size-asian="7.09999990463257pt" style:font-style-asian="normal" style:font-weight-asian="normal" style:font-name-complex="Arial1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Arial1" fo:font-size="6.09999990463257pt" fo:font-style="normal" fo:text-shadow="none" style:text-underline-style="none" fo:font-weight="normal" style:letter-kerning="true" style:font-name-asian="Arial Unicode MS" style:font-size-asian="6.09999990463257pt" style:font-style-asian="normal" style:font-weight-asian="normal" style:font-name-complex="Arial1" style:font-size-complex="6.0999999046325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2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.448cm" fo:min-width="0.198cm" fo:padding-top="0cm" fo:padding-bottom="0cm" fo:padding-left="0cm" fo:padding-right="0cm" style:run-through="foreground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272cm" fo:min-width="0.093cm" fo:padding-top="0cm" fo:padding-bottom="0cm" fo:padding-left="0cm" fo:padding-right="0cm" style:run-through="foreground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48cm" fo:min-width="0.312cm" fo:padding-top="0cm" fo:padding-bottom="0cm" fo:padding-left="0cm" fo:padding-right="0cm" style:run-through="foreground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1.3cm" fo:min-width="0.406cm" fo:padding-top="0cm" fo:padding-bottom="0cm" fo:padding-left="0cm" fo:padding-right="0cm" style:run-through="foreground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448cm" fo:min-width="0.219cm" fo:padding-top="0cm" fo:padding-bottom="0cm" fo:padding-left="0cm" fo:padding-right="0cm" style:run-through="foreground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48cm" fo:min-width="0.125cm" fo:padding-top="0cm" fo:padding-bottom="0cm" fo:padding-left="0cm" fo:padding-right="0cm" style:run-through="foreground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48cm" fo:min-width="0.111cm" fo:padding-top="0cm" fo:padding-bottom="0cm" fo:padding-left="0cm" fo:padding-right="0cm" style:run-through="foreground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48cm" fo:min-width="0.52cm" fo:padding-top="0cm" fo:padding-bottom="0cm" fo:padding-left="0cm" fo:padding-right="0cm" style:run-through="foreground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448cm" fo:min-width="0.155cm" fo:padding-top="0cm" fo:padding-bottom="0cm" fo:padding-left="0cm" fo:padding-right="0cm" style:run-through="foreground"/>
    </style:style>
    <style:style style:name="gr11" style:family="graphic">
      <style:graphic-properties draw:stroke="solid" svg:stroke-width="0.004cm" svg:stroke-color="#000000" draw:fill="solid" draw:fill-color="#000000" fo:padding-top="0.002cm" fo:padding-bottom="0.002cm" fo:padding-left="0.002cm" fo:padding-right="0.002cm" style:run-through="foreground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697cm" fo:min-width="0.452cm" fo:padding-top="0cm" fo:padding-bottom="0cm" fo:padding-left="0cm" fo:padding-right="0cm" style:run-through="foreground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272cm" fo:min-width="0.108cm" fo:padding-top="0cm" fo:padding-bottom="0cm" fo:padding-left="0cm" fo:padding-right="0cm" style:run-through="foreground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289cm" fo:min-width="0.189cm" fo:padding-top="0cm" fo:padding-bottom="0cm" fo:padding-left="0cm" fo:padding-right="0cm" style:run-through="foreground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272cm" fo:min-width="0.12cm" fo:padding-top="0cm" fo:padding-bottom="0cm" fo:padding-left="0cm" fo:padding-right="0cm" style:run-through="foreground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289cm" fo:min-width="0.178cm" fo:padding-top="0cm" fo:padding-bottom="0cm" fo:padding-left="0cm" fo:padding-right="0cm" style:run-through="foreground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48cm" fo:min-width="0.212cm" fo:padding-top="0cm" fo:padding-bottom="0cm" fo:padding-left="0cm" fo:padding-right="0cm" style:run-through="foreground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448cm" fo:min-width="0.176cm" fo:padding-top="0cm" fo:padding-bottom="0cm" fo:padding-left="0cm" fo:padding-right="0cm" style:run-through="foreground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289cm" fo:min-width="0.314cm" fo:padding-top="0cm" fo:padding-bottom="0cm" fo:padding-left="0cm" fo:padding-right="0cm" style:run-through="foreground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48cm" fo:min-width="0.118cm" fo:padding-top="0cm" fo:padding-bottom="0cm" fo:padding-left="0cm" fo:padding-right="0cm" style:run-through="foreground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48cm" fo:min-width="0.228cm" fo:padding-top="0cm" fo:padding-bottom="0cm" fo:padding-left="0cm" fo:padding-right="0cm" style:run-through="foreground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.289cm" fo:min-width="0.076cm" fo:padding-top="0cm" fo:padding-bottom="0cm" fo:padding-left="0cm" fo:padding-right="0cm" style:run-through="foreground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448cm" fo:min-width="0.489cm" fo:padding-top="0cm" fo:padding-bottom="0cm" fo:padding-left="0cm" fo:padding-right="0cm" style:run-through="foreground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637cm" fo:min-width="0.164cm" fo:padding-top="0cm" fo:padding-bottom="0cm" fo:padding-left="0cm" fo:padding-right="0cm" style:run-through="foreground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48cm" fo:min-width="0.432cm" fo:padding-top="0cm" fo:padding-bottom="0cm" fo:padding-left="0cm" fo:padding-right="0cm" style:run-through="foreground"/>
    </style:style>
    <style:style style:name="gr2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321cm" fo:min-width="2.882cm" fo:padding-top="0cm" fo:padding-bottom="0cm" fo:padding-left="0cm" fo:padding-right="0cm" style:run-through="foreground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321cm" fo:min-width="8.809cm" fo:padding-top="0cm" fo:padding-bottom="0cm" fo:padding-left="0cm" fo:padding-right="0cm" style:run-through="foreground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321cm" fo:min-width="0.173cm" fo:padding-top="0cm" fo:padding-bottom="0cm" fo:padding-left="0cm" fo:padding-right="0cm" style:run-through="foreground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321cm" fo:min-width="3.898cm" fo:padding-top="0cm" fo:padding-bottom="0cm" fo:padding-left="0cm" fo:padding-right="0cm" style:run-through="foreground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321cm" fo:min-width="5.422cm" fo:padding-top="0cm" fo:padding-bottom="0cm" fo:padding-left="0cm" fo:padding-right="0cm" style:run-through="foreground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321cm" fo:min-width="3.56cm" fo:padding-top="0cm" fo:padding-bottom="0cm" fo:padding-left="0cm" fo:padding-right="0cm" style:run-through="foreground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21cm" fo:min-width="2.205cm" fo:padding-top="0cm" fo:padding-bottom="0cm" fo:padding-left="0cm" fo:padding-right="0cm" style:run-through="foreground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321cm" fo:min-width="4.745cm" fo:padding-top="0cm" fo:padding-bottom="0cm" fo:padding-left="0cm" fo:padding-right="0cm" style:run-through="foreground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321cm" fo:min-width="0.85cm" fo:padding-top="0cm" fo:padding-bottom="0cm" fo:padding-left="0cm" fo:padding-right="0cm" style:run-through="foreground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321cm" fo:min-width="6.438cm" fo:padding-top="0cm" fo:padding-bottom="0cm" fo:padding-left="0cm" fo:padding-right="0cm" style:run-through="foreground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321cm" fo:min-width="5.761cm" fo:padding-top="0cm" fo:padding-bottom="0cm" fo:padding-left="0cm" fo:padding-right="0cm" style:run-through="foreground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321cm" fo:min-width="8.301cm" fo:padding-top="0cm" fo:padding-bottom="0cm" fo:padding-left="0cm" fo:padding-right="0cm" style:run-through="foreground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321cm" fo:min-width="2.544cm" fo:padding-top="0cm" fo:padding-bottom="0cm" fo:padding-left="0cm" fo:padding-right="0cm" style:run-through="foreground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321cm" fo:min-width="3.052cm" fo:padding-top="0cm" fo:padding-bottom="0cm" fo:padding-left="0cm" fo:padding-right="0cm" style:run-through="foreground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321cm" fo:min-width="1.528cm" fo:padding-top="0cm" fo:padding-bottom="0cm" fo:padding-left="0cm" fo:padding-right="0cm" style:run-through="foreground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321cm" fo:min-width="2.036cm" fo:padding-top="0cm" fo:padding-bottom="0cm" fo:padding-left="0cm" fo:padding-right="0cm" style:run-through="foreground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321cm" fo:min-width="2.374cm" fo:padding-top="0cm" fo:padding-bottom="0cm" fo:padding-left="0cm" fo:padding-right="0cm" style:run-through="foreground"/>
    </style:style>
    <style:style style:name="gr44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45" style:family="graphic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28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59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19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16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04cm" svg:stroke-color="#000000" draw:marker-start-width="0.199cm" draw:marker-start-center="false" draw:marker-end-width="0.199cm" draw:marker-end-center="false" draw:fill="solid" draw:fill-color="#ffffff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-width="0.199cm" draw:marker-start-center="false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06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.004cm" svg:stroke-color="#000000" draw:marker-start-width="0.199cm" draw:marker-start-center="false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04cm" svg:stroke-color="#000000" draw:marker-start-width="0.199cm" draw:marker-start-center="false" draw:marker-end-width="0.199cm" draw:marker-end-center="false" draw:fill="none" draw:fill-color="#729fcf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55" style:family="graphic">
      <style:graphic-properties draw:stroke="dash" svg:stroke-width="0cm" svg:stroke-color="#000000" draw:marker-start-width="0.199cm" draw:marker-start-center="false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77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39cm" fo:min-width="0.77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08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9cm" fo:min-width="0.77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21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62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32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66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5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74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63cm" fo:min-width="0.70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1.24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79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46cm" fo:min-width="0.36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61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563cm" fo:min-width="3.99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3" style:family="graphic">
      <style:graphic-properties draw:stroke="dash" svg:stroke-width="0cm" svg:stroke-color="#4c4c4c" draw:marker-start-width="0.199cm" draw:marker-start-center="false" draw:marker-end-width="0.199cm" draw:marker-end-center="false" draw:fill="none" draw:fill-color="#729fc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7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04cm" svg:stroke-color="#4c4c4c" draw:marker-start-width="0.199cm" draw:marker-start-center="false" draw:marker-end-width="0.199cm" draw:marker-end-center="false" draw:fill="solid" draw:fill-color="#ffffff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8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.004cm" svg:stroke-color="#4c4c4c" draw:marker-start-width="0.199cm" draw:marker-start-center="false" draw:marker-end-width="0.199cm" draw:marker-end-center="false" draw:fill="solid" draw:fill-color="#000000" draw:textarea-horizontal-align="justify" fo:padding-top="0.002cm" fo:padding-bottom="0.002cm" fo:padding-left="0.002cm" fo:padding-right="0.002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48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563cm" fo:min-width="3.85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4.41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3.86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8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7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2.22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3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2.62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4.50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49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1.274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8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24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319cm" fo:min-width="0.63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1.11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1.22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1.31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1.2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1.24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0.70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2.7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left" draw:textarea-vertical-align="top" draw:auto-grow-height="true" draw:auto-grow-width="true" fo:min-height="0.266cm" fo:min-width="3.293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1">Bitcoin: Um Sistema de Dinheiro <text:span text:style-name="T37">Eletrónico</text:span> Ponto-a-Ponto</text:h>
      <text:p text:style-name="P2"/>
      <text:p text:style-name="P2">Satoshi Nakamoto</text:p>
      <text:p text:style-name="P2">satoshin@gmx.com</text:p>
      <text:p text:style-name="P2">www.bitcoin.org</text:p>
      <text:p text:style-name="P2"/>
      <text:p text:style-name="P3">Translated in Portuguese from bitcoin.org/bitcoin.pdf</text:p>
      <text:p text:style-name="P49">by <text:span text:style-name="T74">@rhlinden</text:span></text:p>
      <text:p text:style-name="P2"/>
      <text:p text:style-name="P44"><text:span text:style-name="T26">Sinopse.</text:span><text:span text:style-name="T25"> <text:s/></text:span><text:span text:style-name="T1">Uma versão puramente ponto-a-ponto de dinheiro eletrónico permitiria o envio de pagamentos interativos diretamente de um interveniente para outro sem passar por uma instituição financeira. Assinaturas digitais proporcionam parte da solução, mas os principais benefícios perdem-se se continuar a ser necessária uma terceira entidade de confiança para evitar gastos duplos. Propomos uma solução para o problema do gasto duplo usando uma rede ponto-a-ponto. A rede marca a hora nas transações codificando-as numa cadeia continua de provas-de-trabalho baseada em </text:span><text:span text:style-name="T29">hash</text:span><text:span text:style-name="T1">, formando um registo que não pode ser alterado sem refazer a prova-de-trabalho. A cadeia mais longa, não só serve de prova da sequência de acontecimentos testemunhados, mas prova que tem origem no grupo de maior capacidade de processamento. Desde que a maioria da capacidade de processamento seja controlada por nós que não estejam conjugados para atacar a rede, eles produzirão a cadeia mais longa e prevalecerão sobre atacantes. A própria rede necessita uma estrutura mínima. As mensagens são difundidas numa base do melhor esforço, e os nós podem abandonar e reintegrar a rede à vontade, aceitando a cadeia mais longa de provas-de-trabalho como prova do que aconteceu enquanto estiveram fora.</text:span></text:p>
      <text:p text:style-name="P20"/>
      <text:h text:style-name="P61" text:outline-level="2"><text:span text:style-name="T6">1. <text:s text:c="3"/></text:span><text:span text:style-name="T7">Introdução</text:span><text:span text:style-name="T5"> </text:span></text:h>
      <text:p text:style-name="P21"><text:span text:style-name="T34">O comércio na Internet vem dependendo quase exclusivamente de instituições financeiras atuando como terceira parte de confiança para o processamento de pagamentos eletrónicos. Embora o sistema funcione suficientemente bem para a maioria das transações, continua a sofrer das fraquezas inerentes ao modelo baseado na confiança. Transações completamente irreversíveis não são possíveis, uma vez que as instituições financeiras não podem evitar a mediação de disputas. O custo da mediação aumenta os custos da transação, limitando o tamanho mínimo praticável e restringindo a possibilidade de pequenas transações casuais, e há um custo mais alargado na perda da capacidade de efetuar pagamentos irreversíveis de serviços irreversíveis. Com a possibilidade de reembolso, a necessidade de confiança aumenta. Os comerciantes devem ser cuidadosos com os seus clientes, exigindo mais informação que a de outra forma seria necessária. Uma certa percentagem de fraude é aceite como inevitável. Estes custos e incertezas do pagamento podem ser evitadas usando moeda física em pessoa, mas não existe mecanismo para fazer pagamentos sobre um canal de comunicações sem uma terceira parte de confiança.</text:span> <text:s/></text:p>
      <text:p text:style-name="P4"><text:span text:style-name="T34">O que é necessário é um sistema eletrónico de pagamento baseado em prova criptográfica e não em confiança, permitindo a duas partes interessadas transacionar diretamente sem a necessidade de uma terceira parte de confiança. Transações de reversão computacionalmente impraticável protegeriam os vendedores da fraude, e mecanismos de garantia podem ser facilmente implementados para proteger compradores. Neste trabalho, propomos uma solução para o problema do gasto duplo usando um servidor distribuído ponto-a-ponto de marcas temporais para gerar prova computacional da ordem cronológica das transações. O sistema é seguro enquanto os nós honestos controlarem coletivamente mais capacidade de processamento </text:span><text:soft-page-break/><text:span text:style-name="T34">que qualquer grupo coodenado de nós atacantes.</text:span></text:p>
      <text:h text:style-name="P62" text:outline-level="2"><text:span text:style-name="T67">2. <text:s text:c="3"/></text:span><text:span text:style-name="T68">Transações</text:span></text:h>
      <text:p text:style-name="P38">Definimos uma moeda eletrónica como uma cadeia de assinaturas digitais. Cada proprietário transfere a moeda para o próximo assinando digitalmente um <text:span text:style-name="T30">hash</text:span> da transação anterior e a chave pública do próximo proprietário e adicionando estas ao fim da moeda. Um recetor pode verificar as assinaturas para verificar a cadeia de propriedade.</text:p>
      <text:p text:style-name="P22"/>
      <text:list xml:id="list8550462223008155040" text:style-name="L252">
        <text:list-item>
          <text:p text:style-name="P50"><draw:g text:anchor-type="as-char" draw:z-index="7" draw:style-name="gr44"><draw:polygon draw:style-name="gr45" draw:text-style-name="P74" svg:width="2.161cm" svg:height="3.933cm" svg:x="0.59cm" svg:y="0cm" svg:viewBox="0 0 2162 3934" draw:points="1083,3934 0,3934 0,0 2162,0 2162,3934"><text:p/></draw:polygon><draw:polygon draw:style-name="gr45" draw:text-style-name="P74" svg:width="1.767cm" svg:height="0.786cm" svg:x="0.787cm" svg:y="0.589cm" svg:viewBox="0 0 1768 787" draw:points="886,787 0,787 0,0 1768,0 1768,787"><text:p/></draw:polygon><draw:frame draw:style-name="gr46" draw:text-style-name="P76" svg:width="1.287cm" svg:height="0.32cm" svg:x="0.776cm" svg:y="0.141cm"><draw:text-box><text:p text:style-name="P75"><text:span text:style-name="T85">Transação</text:span></text:p></draw:text-box></draw:frame><draw:frame draw:style-name="gr47" draw:text-style-name="P76" svg:width="1.597cm" svg:height="0.32cm" svg:x="0.875cm" svg:y="0.695cm"><draw:text-box><text:p text:style-name="P75"><text:span text:style-name="T85">Chave Pública</text:span></text:p></draw:text-box></draw:frame><draw:polygon draw:style-name="gr45" draw:text-style-name="P74" svg:width="1.375cm" svg:height="0.785cm" svg:x="0.985cm" svg:y="2.946cm" svg:viewBox="0 0 1376 786" draw:points="688,786 0,786 0,0 1376,0 1376,786"><text:p/></draw:polygon><draw:frame draw:style-name="gr48" draw:text-style-name="P76" svg:width="1.195cm" svg:height="0.32cm" svg:x="1.087cm" svg:y="1.009cm"><draw:text-box><text:p text:style-name="P75"><text:span text:style-name="T85">Dono 1</text:span></text:p></draw:text-box></draw:frame><draw:frame draw:style-name="gr49" draw:text-style-name="P76" svg:width="1.17cm" svg:height="0.32cm" svg:x="1.125cm" svg:y="3.09cm"><draw:text-box><text:p text:style-name="P75"><text:span text:style-name="T85">Assinatura</text:span></text:p></draw:text-box></draw:frame><draw:polygon draw:style-name="gr50" draw:text-style-name="P74" svg:width="0.785cm" svg:height="0.394cm" svg:x="1.179cm" svg:y="1.965cm" svg:viewBox="0 0 786 395" draw:points="395,395 0,395 0,0 786,0 786,395"><text:p/></draw:polygon><draw:polygon draw:style-name="gr51" draw:text-style-name="P77" svg:width="0.785cm" svg:height="0.394cm" svg:x="1.179cm" svg:y="1.965cm" svg:viewBox="0 0 786 395" draw:points="395,395 0,395 0,0 786,0 786,395"><text:p/></draw:polygon><draw:frame draw:style-name="gr52" draw:text-style-name="P76" svg:width="1.063cm" svg:height="0.32cm" svg:x="1.147cm" svg:y="3.362cm"><draw:text-box><text:p text:style-name="P75"><text:span text:style-name="T85">Dono 0</text:span></text:p></draw:text-box></draw:frame><draw:polygon draw:style-name="gr53" draw:text-style-name="P78" svg:width="0.158cm" svg:height="0.232cm" svg:x="1.69cm" svg:y="1.732cm" svg:viewBox="0 0 159 233" draw:points="78,233 0,0 159,0"><text:p/></draw:polygon><draw:line draw:style-name="gr54" draw:text-style-name="P77" svg:x1="1.767cm" svg:y1="1.377cm" svg:x2="1.767cm" svg:y2="1.779cm"><text:p/></draw:line><draw:polygon draw:style-name="gr53" draw:text-style-name="P78" svg:width="0.154cm" svg:height="0.236cm" svg:x="1.496cm" svg:y="2.714cm" svg:viewBox="0 0 155 237" draw:points="78,237 0,0 155,0"><text:p/></draw:polygon><draw:line draw:style-name="gr54" draw:text-style-name="P77" svg:x1="1.573cm" svg:y1="2.36cm" svg:x2="1.573cm" svg:y2="2.763cm"><text:p/></draw:line><draw:line draw:style-name="gr55" draw:text-style-name="P77" svg:x1="2.361cm" svg:y1="1.377cm" svg:x2="2.361cm" svg:y2="2.361cm"><text:p/></draw:line><draw:polygon draw:style-name="gr45" draw:text-style-name="P74" svg:width="2.162cm" svg:height="3.933cm" svg:x="3.736cm" svg:y="0cm" svg:viewBox="0 0 2163 3934" draw:points="1080,3934 0,3934 0,0 2163,0 2163,3934"><text:p/></draw:polygon><draw:frame draw:style-name="gr56" draw:text-style-name="P79" svg:width="0.779cm" svg:height="0.32cm" svg:x="1.196cm" svg:y="2.023cm"><draw:text-box><text:p text:style-name="P75"><text:span text:style-name="T86">Hash</text:span></text:p></draw:text-box></draw:frame><draw:polygon draw:style-name="gr45" draw:text-style-name="P74" svg:width="1.77cm" svg:height="0.786cm" svg:x="3.93cm" svg:y="0.589cm" svg:viewBox="0 0 1771 787" draw:points="886,787 0,787 0,0 1771,0 1771,787"><text:p/></draw:polygon><draw:frame draw:style-name="gr46" draw:text-style-name="P76" svg:width="1.287cm" svg:height="0.32cm" svg:x="3.93cm" svg:y="0.141cm"><draw:text-box><text:p text:style-name="P75"><text:span text:style-name="T85">Transação</text:span></text:p></draw:text-box></draw:frame><draw:frame draw:style-name="gr47" draw:text-style-name="P76" svg:width="1.597cm" svg:height="0.32cm" svg:x="4.03cm" svg:y="0.695cm"><draw:text-box><text:p text:style-name="P75"><text:span text:style-name="T85">Chave Pública</text:span></text:p></draw:text-box></draw:frame><draw:polygon draw:style-name="gr45" draw:text-style-name="P74" svg:width="1.375cm" svg:height="0.785cm" svg:x="4.128cm" svg:y="2.946cm" svg:viewBox="0 0 1376 786" draw:points="688,786 0,786 0,0 1376,0 1376,786"><text:p/></draw:polygon><draw:frame draw:style-name="gr48" draw:text-style-name="P76" svg:width="1.195cm" svg:height="0.32cm" svg:x="4.239cm" svg:y="1.009cm"><draw:text-box><text:p text:style-name="P75"><text:span text:style-name="T85">Dono 2</text:span></text:p></draw:text-box></draw:frame><draw:frame draw:style-name="gr49" draw:text-style-name="P76" svg:width="1.17cm" svg:height="0.32cm" svg:x="4.258cm" svg:y="3.09cm"><draw:text-box><text:p text:style-name="P75"><text:span text:style-name="T85">Assinatura</text:span></text:p></draw:text-box></draw:frame><draw:polygon draw:style-name="gr50" draw:text-style-name="P74" svg:width="0.786cm" svg:height="0.394cm" svg:x="4.325cm" svg:y="1.965cm" svg:viewBox="0 0 787 395" draw:points="392,395 0,395 0,0 787,0 787,395"><text:p/></draw:polygon><draw:polygon draw:style-name="gr51" draw:text-style-name="P77" svg:width="0.786cm" svg:height="0.394cm" svg:x="4.325cm" svg:y="1.965cm" svg:viewBox="0 0 787 395" draw:points="392,395 0,395 0,0 787,0 787,395"><text:p/></draw:polygon><draw:frame draw:style-name="gr52" draw:text-style-name="P76" svg:width="1.063cm" svg:height="0.32cm" svg:x="4.279cm" svg:y="3.362cm"><draw:text-box><text:p text:style-name="P75"><text:span text:style-name="T85">Dono 1</text:span></text:p></draw:text-box></draw:frame><draw:polygon draw:style-name="gr53" draw:text-style-name="P78" svg:width="0.154cm" svg:height="0.232cm" svg:x="4.837cm" svg:y="1.732cm" svg:viewBox="0 0 155 233" draw:points="78,233 0,0 155,0"><text:p/></draw:polygon><draw:line draw:style-name="gr54" draw:text-style-name="P77" svg:x1="4.915cm" svg:y1="1.377cm" svg:x2="4.915cm" svg:y2="1.779cm"><text:p/></draw:line><draw:polygon draw:style-name="gr53" draw:text-style-name="P78" svg:width="0.158cm" svg:height="0.236cm" svg:x="4.639cm" svg:y="2.714cm" svg:viewBox="0 0 159 237" draw:points="78,237 0,0 159,0"><text:p/></draw:polygon><draw:line draw:style-name="gr54" draw:text-style-name="P77" svg:x1="4.717cm" svg:y1="2.36cm" svg:x2="4.717cm" svg:y2="2.763cm"><text:p/></draw:line><draw:polygon draw:style-name="gr53" draw:text-style-name="P78" svg:width="0.246cm" svg:height="0.165cm" svg:x="3.881cm" svg:y="2.981cm" svg:viewBox="0 0 247 166" draw:points="247,166 0,141 63,0"><text:p/></draw:polygon><draw:line draw:style-name="gr54" draw:text-style-name="P77" svg:x1="2.361cm" svg:y1="2.36cm" svg:x2="2.396cm" svg:y2="2.378cm"><text:p/></draw:line><draw:line draw:style-name="gr54" draw:text-style-name="P77" svg:x1="2.431cm" svg:y1="2.393cm" svg:x2="2.466cm" svg:y2="2.411cm"><text:p/></draw:line><draw:line draw:style-name="gr54" draw:text-style-name="P77" svg:x1="2.502cm" svg:y1="2.424cm" svg:x2="2.54cm" svg:y2="2.442cm"><text:p/></draw:line><draw:line draw:style-name="gr54" draw:text-style-name="P77" svg:x1="2.576cm" svg:y1="2.454cm" svg:x2="2.611cm" svg:y2="2.471cm"><text:p/></draw:line><draw:line draw:style-name="gr54" draw:text-style-name="P77" svg:x1="2.646cm" svg:y1="2.487cm" svg:x2="2.685cm" svg:y2="2.505cm"><text:p/></draw:line><draw:line draw:style-name="gr54" draw:text-style-name="P77" svg:x1="2.72cm" svg:y1="2.52cm" svg:x2="2.756cm" svg:y2="2.538cm"><text:p/></draw:line><draw:line draw:style-name="gr54" draw:text-style-name="P77" svg:x1="2.79cm" svg:y1="2.554cm" svg:x2="2.829cm" svg:y2="2.569cm"><text:p/></draw:line><draw:line draw:style-name="gr54" draw:text-style-name="P77" svg:x1="2.865cm" svg:y1="2.587cm" svg:x2="2.9cm" svg:y2="2.601cm"><text:p/></draw:line><draw:line draw:style-name="gr54" draw:text-style-name="P77" svg:x1="2.936cm" svg:y1="2.618cm" svg:x2="2.971cm" svg:y2="2.632cm"><text:p/></draw:line><draw:line draw:style-name="gr54" draw:text-style-name="P77" svg:x1="3.01cm" svg:y1="2.648cm" svg:x2="3.045cm" svg:y2="2.662cm"><text:p/></draw:line><draw:line draw:style-name="gr54" draw:text-style-name="P77" svg:x1="3.08cm" svg:y1="2.681cm" svg:x2="3.115cm" svg:y2="2.696cm"><text:p/></draw:line><draw:line draw:style-name="gr54" draw:text-style-name="P77" svg:x1="3.15cm" svg:y1="2.714cm" svg:x2="3.189cm" svg:y2="2.728cm"><text:p/></draw:line><draw:line draw:style-name="gr54" draw:text-style-name="P77" svg:x1="3.224cm" svg:y1="2.745cm" svg:x2="3.259cm" svg:y2="2.763cm"><text:p/></draw:line><draw:line draw:style-name="gr54" draw:text-style-name="P77" svg:x1="3.295cm" svg:y1="2.775cm" svg:x2="3.334cm" svg:y2="2.792cm"><text:p/></draw:line><draw:line draw:style-name="gr54" draw:text-style-name="P77" svg:x1="3.369cm" svg:y1="2.808cm" svg:x2="3.405cm" svg:y2="2.826cm"><text:p/></draw:line><draw:line draw:style-name="gr54" draw:text-style-name="P77" svg:x1="3.44cm" svg:y1="2.841cm" svg:x2="3.479cm" svg:y2="2.859cm"><text:p/></draw:line><draw:line draw:style-name="gr54" draw:text-style-name="P77" svg:x1="3.514cm" svg:y1="2.872cm" svg:x2="3.549cm" svg:y2="2.89cm"><text:p/></draw:line><draw:line draw:style-name="gr54" draw:text-style-name="P77" svg:x1="3.585cm" svg:y1="2.902cm" svg:x2="3.62cm" svg:y2="2.919cm"><text:p/></draw:line><draw:line draw:style-name="gr54" draw:text-style-name="P77" svg:x1="3.658cm" svg:y1="2.939cm" svg:x2="3.693cm" svg:y2="2.953cm"><text:p/></draw:line><draw:line draw:style-name="gr54" draw:text-style-name="P77" svg:x1="3.729cm" svg:y1="2.969cm" svg:x2="3.765cm" svg:y2="2.983cm"><text:p/></draw:line><draw:line draw:style-name="gr54" draw:text-style-name="P77" svg:x1="3.803cm" svg:y1="3.002cm" svg:x2="3.839cm" svg:y2="3.017cm"><text:p/></draw:line><draw:line draw:style-name="gr54" draw:text-style-name="P77" svg:x1="3.874cm" svg:y1="3.035cm" svg:x2="3.909cm" svg:y2="3.049cm"><text:p/></draw:line><draw:line draw:style-name="gr54" draw:text-style-name="P77" svg:x1="3.948cm" svg:y1="3.066cm" svg:x2="3.955cm" svg:y2="3.07cm"><text:p/></draw:line><draw:frame draw:style-name="gr57" draw:text-style-name="P79" svg:width="0.779cm" svg:height="0.339cm" svg:x="4.352cm" svg:y="2.027cm"><draw:text-box><text:p text:style-name="P75"><text:span text:style-name="T86">Hash</text:span></text:p></draw:text-box></draw:frame><draw:frame draw:style-name="gr58" draw:text-style-name="P76" svg:width="0.085cm" svg:height="0.32cm" draw:transform="rotate (-0.407708913265876) translate (2.97744444444444cm 2.48213888888889cm)"><draw:text-box><text:p text:style-name="P75"><text:span text:style-name="T85"><text:s/></text:span></text:p></draw:text-box></draw:frame><draw:line draw:style-name="gr55" draw:text-style-name="P77" svg:x1="5.503cm" svg:y1="1.377cm" svg:x2="5.503cm" svg:y2="2.361cm"><text:p/></draw:line><draw:polygon draw:style-name="gr45" draw:text-style-name="P74" svg:width="2.161cm" svg:height="3.933cm" svg:x="6.88cm" svg:y="0cm" svg:viewBox="0 0 2162 3934" draw:points="1083,3934 0,3934 0,0 2162,0 2162,3934"><text:p/></draw:polygon><draw:polygon draw:style-name="gr45" draw:text-style-name="P74" svg:width="1.767cm" svg:height="0.786cm" svg:x="7.077cm" svg:y="0.589cm" svg:viewBox="0 0 1768 787" draw:points="886,787 0,787 0,0 1768,0 1768,787"><text:p/></draw:polygon><draw:frame draw:style-name="gr46" draw:text-style-name="P76" svg:width="1.287cm" svg:height="0.32cm" svg:x="7.063cm" svg:y="0.141cm"><draw:text-box><text:p text:style-name="P75"><text:span text:style-name="T85">Transação</text:span></text:p></draw:text-box></draw:frame><draw:frame draw:style-name="gr47" draw:text-style-name="P76" svg:width="1.597cm" svg:height="0.32cm" svg:x="7.184cm" svg:y="0.684cm"><draw:text-box><text:p text:style-name="P75"><text:span text:style-name="T85">Chave Pública</text:span></text:p></draw:text-box></draw:frame><draw:polygon draw:style-name="gr45" draw:text-style-name="P74" svg:width="1.375cm" svg:height="0.785cm" svg:x="7.275cm" svg:y="2.946cm" svg:viewBox="0 0 1376 786" draw:points="688,786 0,786 0,0 1376,0 1376,786"><text:p/></draw:polygon><draw:frame draw:style-name="gr48" draw:text-style-name="P76" svg:width="1.195cm" svg:height="0.32cm" svg:x="7.37cm" svg:y="1.009cm"><draw:text-box><text:p text:style-name="P75"><text:span text:style-name="T85">Dono 3</text:span></text:p></draw:text-box></draw:frame><draw:frame draw:style-name="gr49" draw:text-style-name="P76" svg:width="1.17cm" svg:height="0.32cm" svg:x="7.414cm" svg:y="3.09cm"><draw:text-box><text:p text:style-name="P75"><text:span text:style-name="T85">Assinatura</text:span></text:p></draw:text-box></draw:frame><draw:polygon draw:style-name="gr50" draw:text-style-name="P74" svg:width="0.785cm" svg:height="0.394cm" svg:x="7.468cm" svg:y="1.965cm" svg:viewBox="0 0 786 395" draw:points="395,395 0,395 0,0 786,0 786,395"><text:p/></draw:polygon><draw:polygon draw:style-name="gr51" draw:text-style-name="P77" svg:width="0.785cm" svg:height="0.394cm" svg:x="7.468cm" svg:y="1.965cm" svg:viewBox="0 0 786 395" draw:points="395,395 0,395 0,0 786,0 786,395"><text:p/></draw:polygon><draw:frame draw:style-name="gr52" draw:text-style-name="P76" svg:width="1.063cm" svg:height="0.32cm" svg:x="7.433cm" svg:y="3.362cm"><draw:text-box><text:p text:style-name="P75"><text:span text:style-name="T85">Dono 2</text:span></text:p></draw:text-box></draw:frame><draw:polygon draw:style-name="gr53" draw:text-style-name="P78" svg:width="0.158cm" svg:height="0.232cm" svg:x="7.98cm" svg:y="1.732cm" svg:viewBox="0 0 159 233" draw:points="78,233 0,0 159,0"><text:p/></draw:polygon><draw:line draw:style-name="gr54" draw:text-style-name="P77" svg:x1="8.057cm" svg:y1="1.377cm" svg:x2="8.057cm" svg:y2="1.779cm"><text:p/></draw:line><draw:polygon draw:style-name="gr53" draw:text-style-name="P78" svg:width="0.154cm" svg:height="0.236cm" svg:x="7.786cm" svg:y="2.714cm" svg:viewBox="0 0 155 237" draw:points="78,237 0,0 155,0"><text:p/></draw:polygon><draw:line draw:style-name="gr54" draw:text-style-name="P77" svg:x1="7.863cm" svg:y1="2.36cm" svg:x2="7.863cm" svg:y2="2.763cm"><text:p/></draw:line><draw:polygon draw:style-name="gr53" draw:text-style-name="P78" svg:width="0.154cm" svg:height="0.232cm" svg:x="7.589cm" svg:y="1.732cm" svg:viewBox="0 0 155 233" draw:points="77,233 0,0 155,0"><text:p/></draw:polygon><draw:line draw:style-name="gr54" draw:text-style-name="P77" svg:x1="7.666cm" svg:y1="1.572cm" svg:x2="7.666cm" svg:y2="1.776cm"><text:p/></draw:line><draw:polygon draw:style-name="gr53" draw:text-style-name="P78" svg:width="0.246cm" svg:height="0.165cm" svg:x="7.027cm" svg:y="2.981cm" svg:viewBox="0 0 247 166" draw:points="247,166 0,141 63,0"><text:p/></draw:polygon><draw:line draw:style-name="gr54" draw:text-style-name="P77" svg:x1="5.503cm" svg:y1="2.36cm" svg:x2="5.538cm" svg:y2="2.378cm"><text:p/></draw:line><draw:line draw:style-name="gr54" draw:text-style-name="P77" svg:x1="5.574cm" svg:y1="2.393cm" svg:x2="5.613cm" svg:y2="2.411cm"><text:p/></draw:line><draw:line draw:style-name="gr54" draw:text-style-name="P77" svg:x1="5.648cm" svg:y1="2.424cm" svg:x2="5.684cm" svg:y2="2.442cm"><text:p/></draw:line><draw:line draw:style-name="gr54" draw:text-style-name="P77" svg:x1="5.722cm" svg:y1="2.454cm" svg:x2="5.758cm" svg:y2="2.471cm"><text:p/></draw:line><draw:line draw:style-name="gr54" draw:text-style-name="P77" svg:x1="5.793cm" svg:y1="2.487cm" svg:x2="5.828cm" svg:y2="2.505cm"><text:p/></draw:line><draw:line draw:style-name="gr54" draw:text-style-name="P77" svg:x1="5.864cm" svg:y1="2.52cm" svg:x2="5.902cm" svg:y2="2.538cm"><text:p/></draw:line><draw:line draw:style-name="gr54" draw:text-style-name="P77" svg:x1="5.938cm" svg:y1="2.554cm" svg:x2="5.973cm" svg:y2="2.569cm"><text:p/></draw:line><draw:line draw:style-name="gr54" draw:text-style-name="P77" svg:x1="6.008cm" svg:y1="2.587cm" svg:x2="6.044cm" svg:y2="2.601cm"><text:p/></draw:line><draw:line draw:style-name="gr54" draw:text-style-name="P77" svg:x1="6.082cm" svg:y1="2.618cm" svg:x2="6.118cm" svg:y2="2.632cm"><text:p/></draw:line><draw:line draw:style-name="gr54" draw:text-style-name="P77" svg:x1="6.152cm" svg:y1="2.648cm" svg:x2="6.187cm" svg:y2="2.662cm"><text:p/></draw:line><draw:line draw:style-name="gr54" draw:text-style-name="P77" svg:x1="6.227cm" svg:y1="2.681cm" svg:x2="6.262cm" svg:y2="2.696cm"><text:p/></draw:line><draw:line draw:style-name="gr54" draw:text-style-name="P77" svg:x1="6.298cm" svg:y1="2.714cm" svg:x2="6.333cm" svg:y2="2.728cm"><text:p/></draw:line><draw:line draw:style-name="gr54" draw:text-style-name="P77" svg:x1="6.372cm" svg:y1="2.745cm" svg:x2="6.407cm" svg:y2="2.763cm"><text:p/></draw:line><draw:line draw:style-name="gr54" draw:text-style-name="P77" svg:x1="6.442cm" svg:y1="2.775cm" svg:x2="6.477cm" svg:y2="2.792cm"><text:p/></draw:line><draw:line draw:style-name="gr54" draw:text-style-name="P77" svg:x1="6.513cm" svg:y1="2.808cm" svg:x2="6.552cm" svg:y2="2.826cm"><text:p/></draw:line><draw:line draw:style-name="gr54" draw:text-style-name="P77" svg:x1="6.586cm" svg:y1="2.841cm" svg:x2="6.621cm" svg:y2="2.859cm"><text:p/></draw:line><draw:line draw:style-name="gr54" draw:text-style-name="P77" svg:x1="6.657cm" svg:y1="2.872cm" svg:x2="6.693cm" svg:y2="2.89cm"><text:p/></draw:line><draw:line draw:style-name="gr54" draw:text-style-name="P77" svg:x1="6.731cm" svg:y1="2.902cm" svg:x2="6.767cm" svg:y2="2.919cm"><text:p/></draw:line><draw:line draw:style-name="gr54" draw:text-style-name="P77" svg:x1="6.802cm" svg:y1="2.939cm" svg:x2="6.837cm" svg:y2="2.953cm"><text:p/></draw:line><draw:line draw:style-name="gr54" draw:text-style-name="P77" svg:x1="6.876cm" svg:y1="2.969cm" svg:x2="6.911cm" svg:y2="2.983cm"><text:p/></draw:line><draw:line draw:style-name="gr54" draw:text-style-name="P77" svg:x1="6.947cm" svg:y1="3.002cm" svg:x2="6.982cm" svg:y2="3.017cm"><text:p/></draw:line><draw:line draw:style-name="gr54" draw:text-style-name="P77" svg:x1="7.017cm" svg:y1="3.035cm" svg:x2="7.056cm" svg:y2="3.049cm"><text:p/></draw:line><draw:line draw:style-name="gr54" draw:text-style-name="P77" svg:x1="7.091cm" svg:y1="3.066cm" svg:x2="7.102cm" svg:y2="3.07cm"><text:p/></draw:line><draw:frame draw:style-name="gr59" draw:text-style-name="P79" svg:width="0.779cm" svg:height="0.35cm" svg:x="7.539cm" svg:y="2.027cm"><draw:text-box><text:p text:style-name="P75"><text:span text:style-name="T86">Hash</text:span></text:p></draw:text-box></draw:frame><draw:frame draw:style-name="gr58" draw:text-style-name="P76" svg:width="0.085cm" svg:height="0.32cm" draw:transform="rotate (-0.407708913265876) translate (6.12245833333333cm 2.48213888888889cm)"><draw:text-box><text:p text:style-name="P75"><text:span text:style-name="T85"><text:s/></text:span></text:p></draw:text-box></draw:frame><draw:frame draw:style-name="gr60" draw:text-style-name="P76" svg:width="1.213cm" svg:height="0.32cm" draw:transform="rotate (-0.409105176667471) translate (5.89844444444444cm 2.16363888888889cm)"><draw:text-box><text:p text:style-name="P75"><text:span text:style-name="T85">Verificação</text:span></text:p></draw:text-box></draw:frame><draw:polygon draw:style-name="gr45" draw:text-style-name="P74" svg:width="1.77cm" svg:height="0.786cm" svg:x="3.93cm" svg:y="4.523cm" svg:viewBox="0 0 1771 787" draw:points="886,787 0,787 0,0 1771,0 1771,787"><text:p/></draw:polygon><draw:frame draw:style-name="gr61" draw:text-style-name="P76" svg:width="1.624cm" svg:height="0.32cm" svg:x="4.045cm" svg:y="4.634cm"><draw:text-box><text:p text:style-name="P75"><text:span text:style-name="T85">Chave Privada</text:span></text:p></draw:text-box></draw:frame><draw:polygon draw:style-name="gr45" draw:text-style-name="P74" svg:width="1.767cm" svg:height="0.786cm" svg:x="0.787cm" svg:y="4.523cm" svg:viewBox="0 0 1768 787" draw:points="886,787 0,787 0,0 1768,0 1768,787"><text:p/></draw:polygon><draw:frame draw:style-name="gr62" draw:text-style-name="P76" svg:width="1.327cm" svg:height="0.32cm" svg:x="4.112cm" svg:y="4.942cm"><draw:text-box><text:p text:style-name="P75"><text:span text:style-name="T85">Dono 2</text:span></text:p></draw:text-box></draw:frame><draw:frame draw:style-name="gr61" draw:text-style-name="P76" svg:width="1.624cm" svg:height="0.32cm" svg:x="0.894cm" svg:y="4.651cm"><draw:text-box><text:p text:style-name="P75"><text:span text:style-name="T85">Chave Privada</text:span></text:p></draw:text-box></draw:frame><draw:polygon draw:style-name="gr53" draw:text-style-name="P78" svg:width="0.236cm" svg:height="0.203cm" svg:x="7.038cm" svg:y="3.537cm" svg:viewBox="0 0 237 204" draw:points="237,0 92,204 0,81"><text:p/></draw:polygon><draw:line draw:style-name="gr54" draw:text-style-name="P77" svg:x1="5.701cm" svg:y1="4.719cm" svg:x2="5.733cm" svg:y2="4.694cm"><text:p/></draw:line><draw:line draw:style-name="gr54" draw:text-style-name="P77" svg:x1="5.764cm" svg:y1="4.671cm" svg:x2="5.796cm" svg:y2="4.65cm"><text:p/></draw:line><draw:line draw:style-name="gr54" draw:text-style-name="P77" svg:x1="5.828cm" svg:y1="4.621cm" svg:x2="5.86cm" svg:y2="4.597cm"><text:p/></draw:line><draw:line draw:style-name="gr54" draw:text-style-name="P77" svg:x1="5.891cm" svg:y1="4.574cm" svg:x2="5.923cm" svg:y2="4.553cm"><text:p/></draw:line><draw:line draw:style-name="gr54" draw:text-style-name="P77" svg:x1="5.951cm" svg:y1="4.53cm" svg:x2="5.983cm" svg:y2="4.505cm"><text:p/></draw:line><draw:line draw:style-name="gr54" draw:text-style-name="P77" svg:x1="6.015cm" svg:y1="4.484cm" svg:x2="6.047cm" svg:y2="4.459cm"><text:p/></draw:line><draw:line draw:style-name="gr54" draw:text-style-name="P77" svg:x1="6.078cm" svg:y1="4.431cm" svg:x2="6.11cm" svg:y2="4.41cm"><text:p/></draw:line><draw:line draw:style-name="gr54" draw:text-style-name="P77" svg:x1="6.142cm" svg:y1="4.39cm" svg:x2="6.174cm" svg:y2="4.365cm"><text:p/></draw:line><draw:line draw:style-name="gr54" draw:text-style-name="P77" svg:x1="6.205cm" svg:y1="4.34cm" svg:x2="6.237cm" svg:y2="4.318cm"><text:p/></draw:line><draw:line draw:style-name="gr54" draw:text-style-name="P77" svg:x1="6.269cm" svg:y1="4.294cm" svg:x2="6.301cm" svg:y2="4.269cm"><text:p/></draw:line><draw:line draw:style-name="gr54" draw:text-style-name="P77" svg:x1="6.332cm" svg:y1="4.249cm" svg:x2="6.364cm" svg:y2="4.224cm"><text:p/></draw:line><draw:line draw:style-name="gr54" draw:text-style-name="P77" svg:x1="6.396cm" svg:y1="4.196cm" svg:x2="6.428cm" svg:y2="4.172cm"><text:p/></draw:line><draw:line draw:style-name="gr54" draw:text-style-name="P77" svg:x1="6.459cm" svg:y1="4.153cm" svg:x2="6.491cm" svg:y2="4.128cm"><text:p/></draw:line><draw:line draw:style-name="gr54" draw:text-style-name="P77" svg:x1="6.523cm" svg:y1="4.103cm" svg:x2="6.555cm" svg:y2="4.082cm"><text:p/></draw:line><draw:line draw:style-name="gr54" draw:text-style-name="P77" svg:x1="6.583cm" svg:y1="4.053cm" svg:x2="6.615cm" svg:y2="4.029cm"><text:p/></draw:line><draw:line draw:style-name="gr54" draw:text-style-name="P77" svg:x1="6.646cm" svg:y1="4.006cm" svg:x2="6.678cm" svg:y2="3.985cm"><text:p/></draw:line><draw:line draw:style-name="gr54" draw:text-style-name="P77" svg:x1="6.71cm" svg:y1="3.962cm" svg:x2="6.742cm" svg:y2="3.937cm"><text:p/></draw:line><draw:line draw:style-name="gr54" draw:text-style-name="P77" svg:x1="6.773cm" svg:y1="3.916cm" svg:x2="6.805cm" svg:y2="3.891cm"><text:p/></draw:line><draw:line draw:style-name="gr54" draw:text-style-name="P77" svg:x1="6.837cm" svg:y1="3.868cm" svg:x2="6.869cm" svg:y2="3.843cm"><text:p/></draw:line><draw:line draw:style-name="gr54" draw:text-style-name="P77" svg:x1="6.9cm" svg:y1="3.822cm" svg:x2="6.932cm" svg:y2="3.797cm"><text:p/></draw:line><draw:line draw:style-name="gr54" draw:text-style-name="P77" svg:x1="6.964cm" svg:y1="3.772cm" svg:x2="6.996cm" svg:y2="3.747cm"><text:p/></draw:line><draw:line draw:style-name="gr54" draw:text-style-name="P77" svg:x1="7.027cm" svg:y1="3.726cm" svg:x2="7.059cm" svg:y2="3.701cm"><text:p/></draw:line><draw:line draw:style-name="gr54" draw:text-style-name="P77" svg:x1="7.091cm" svg:y1="3.677cm" svg:x2="7.123cm" svg:y2="3.656cm"><text:p/></draw:line><draw:frame draw:style-name="gr62" draw:text-style-name="P76" svg:width="1.327cm" svg:height="0.32cm" svg:x="0.963cm" svg:y="4.942cm"><draw:text-box><text:p text:style-name="P75"><text:span text:style-name="T85">Dono 1</text:span></text:p></draw:text-box></draw:frame><draw:frame draw:style-name="gr58" draw:text-style-name="P76" svg:width="0.085cm" svg:height="0.32cm" draw:transform="rotate (0.651880475619882) translate (6.56166666666667cm 3.89501388888889cm)"><draw:text-box><text:p text:style-name="P75"><text:span text:style-name="T85"><text:s/></text:span></text:p></draw:text-box></draw:frame><draw:polygon draw:style-name="gr53" draw:text-style-name="P78" svg:width="0.235cm" svg:height="0.203cm" svg:x="3.892cm" svg:y="3.537cm" svg:viewBox="0 0 236 204" draw:points="236,0 95,204 0,81"><text:p/></draw:polygon><draw:line draw:style-name="gr54" draw:text-style-name="P77" svg:x1="2.555cm" svg:y1="4.719cm" svg:x2="2.586cm" svg:y2="4.694cm"><text:p/></draw:line><draw:line draw:style-name="gr54" draw:text-style-name="P77" svg:x1="2.618cm" svg:y1="4.671cm" svg:x2="2.65cm" svg:y2="4.65cm"><text:p/></draw:line><draw:line draw:style-name="gr54" draw:text-style-name="P77" svg:x1="2.682cm" svg:y1="4.621cm" svg:x2="2.713cm" svg:y2="4.597cm"><text:p/></draw:line><draw:line draw:style-name="gr54" draw:text-style-name="P77" svg:x1="2.745cm" svg:y1="4.574cm" svg:x2="2.777cm" svg:y2="4.553cm"><text:p/></draw:line><draw:line draw:style-name="gr54" draw:text-style-name="P77" svg:x1="2.809cm" svg:y1="4.53cm" svg:x2="2.84cm" svg:y2="4.505cm"><text:p/></draw:line><draw:line draw:style-name="gr54" draw:text-style-name="P77" svg:x1="2.872cm" svg:y1="4.484cm" svg:x2="2.904cm" svg:y2="4.459cm"><text:p/></draw:line><draw:line draw:style-name="gr54" draw:text-style-name="P77" svg:x1="2.936cm" svg:y1="4.431cm" svg:x2="2.967cm" svg:y2="4.41cm"><text:p/></draw:line><draw:line draw:style-name="gr54" draw:text-style-name="P77" svg:x1="2.999cm" svg:y1="4.39cm" svg:x2="3.031cm" svg:y2="4.365cm"><text:p/></draw:line><draw:line draw:style-name="gr54" draw:text-style-name="P77" svg:x1="3.063cm" svg:y1="4.34cm" svg:x2="3.094cm" svg:y2="4.318cm"><text:p/></draw:line><draw:line draw:style-name="gr54" draw:text-style-name="P77" svg:x1="3.123cm" svg:y1="4.294cm" svg:x2="3.154cm" svg:y2="4.269cm"><text:p/></draw:line><draw:line draw:style-name="gr54" draw:text-style-name="P77" svg:x1="3.186cm" svg:y1="4.249cm" svg:x2="3.218cm" svg:y2="4.224cm"><text:p/></draw:line><draw:line draw:style-name="gr54" draw:text-style-name="P77" svg:x1="3.25cm" svg:y1="4.196cm" svg:x2="3.281cm" svg:y2="4.172cm"><text:p/></draw:line><draw:line draw:style-name="gr54" draw:text-style-name="P77" svg:x1="3.313cm" svg:y1="4.153cm" svg:x2="3.345cm" svg:y2="4.128cm"><text:p/></draw:line><draw:line draw:style-name="gr54" draw:text-style-name="P77" svg:x1="3.377cm" svg:y1="4.103cm" svg:x2="3.408cm" svg:y2="4.082cm"><text:p/></draw:line><draw:line draw:style-name="gr54" draw:text-style-name="P77" svg:x1="3.44cm" svg:y1="4.053cm" svg:x2="3.472cm" svg:y2="4.029cm"><text:p/></draw:line><draw:line draw:style-name="gr54" draw:text-style-name="P77" svg:x1="3.504cm" svg:y1="4.006cm" svg:x2="3.535cm" svg:y2="3.985cm"><text:p/></draw:line><draw:line draw:style-name="gr54" draw:text-style-name="P77" svg:x1="3.567cm" svg:y1="3.962cm" svg:x2="3.599cm" svg:y2="3.937cm"><text:p/></draw:line><draw:line draw:style-name="gr54" draw:text-style-name="P77" svg:x1="3.631cm" svg:y1="3.916cm" svg:x2="3.662cm" svg:y2="3.891cm"><text:p/></draw:line><draw:line draw:style-name="gr54" draw:text-style-name="P77" svg:x1="3.694cm" svg:y1="3.868cm" svg:x2="3.726cm" svg:y2="3.843cm"><text:p/></draw:line><draw:line draw:style-name="gr54" draw:text-style-name="P77" svg:x1="3.754cm" svg:y1="3.822cm" svg:x2="3.786cm" svg:y2="3.797cm"><text:p/></draw:line><draw:line draw:style-name="gr54" draw:text-style-name="P77" svg:x1="3.817cm" svg:y1="3.772cm" svg:x2="3.849cm" svg:y2="3.747cm"><text:p/></draw:line><draw:line draw:style-name="gr54" draw:text-style-name="P77" svg:x1="3.881cm" svg:y1="3.726cm" svg:x2="3.913cm" svg:y2="3.701cm"><text:p/></draw:line><draw:line draw:style-name="gr54" draw:text-style-name="P77" svg:x1="3.944cm" svg:y1="3.677cm" svg:x2="3.976cm" svg:y2="3.656cm"><text:p/></draw:line><draw:frame draw:style-name="gr58" draw:text-style-name="P76" svg:width="0.085cm" svg:height="0.32cm" draw:transform="rotate (0.651880475619882) translate (6.61458333333333cm 3.85444444444444cm)"><draw:text-box><text:p text:style-name="P75"><text:span text:style-name="T85"><text:s/></text:span></text:p></draw:text-box></draw:frame><draw:frame draw:style-name="gr49" draw:text-style-name="P76" svg:width="1.17cm" svg:height="0.32cm" draw:transform="rotate (0.63721970990313) translate (2.70580555555556cm 4.14448611111111cm)"><draw:text-box><text:p text:style-name="P75"><text:span text:style-name="T85">Assinatura</text:span></text:p></draw:text-box></draw:frame><draw:frame draw:style-name="gr58" draw:text-style-name="P76" svg:width="0.085cm" svg:height="0.32cm" draw:transform="rotate (0.622733477111577) translate (3.40959722222222cm 3.89677777777778cm)"><draw:text-box><text:p text:style-name="P75"><text:span text:style-name="T85"><text:s/></text:span></text:p></draw:text-box></draw:frame><draw:polygon draw:style-name="gr45" draw:text-style-name="P74" svg:width="1.767cm" svg:height="0.786cm" svg:x="7.077cm" svg:y="4.523cm" svg:viewBox="0 0 1768 787" draw:points="886,787 0,787 0,0 1768,0 1768,787"><text:p/></draw:polygon><draw:frame draw:style-name="gr58" draw:text-style-name="P76" svg:width="0.085cm" svg:height="0.32cm" draw:transform="rotate (0.651880475619882) translate (3.46956944444444cm 3.85444444444444cm)"><draw:text-box><text:p text:style-name="P75"><text:span text:style-name="T85"><text:s/></text:span></text:p></draw:text-box></draw:frame><draw:frame draw:style-name="gr61" draw:text-style-name="P76" svg:width="1.624cm" svg:height="0.32cm" svg:x="7.165cm" svg:y="4.667cm"><draw:text-box><text:p text:style-name="P75"><text:span text:style-name="T85">Chave Privada</text:span></text:p></draw:text-box></draw:frame><draw:line draw:style-name="gr51" draw:text-style-name="P77" svg:x1="5.898cm" svg:y1="1.572cm" svg:x2="7.665cm" svg:y2="1.572cm"><text:p/></draw:line><draw:polygon draw:style-name="gr53" draw:text-style-name="P78" svg:width="0.158cm" svg:height="0.232cm" svg:x="4.441cm" svg:y="1.732cm" svg:viewBox="0 0 159 233" draw:points="81,233 0,0 159,0"><text:p/></draw:polygon><draw:line draw:style-name="gr54" draw:text-style-name="P77" svg:x1="4.523cm" svg:y1="1.572cm" svg:x2="4.523cm" svg:y2="1.776cm"><text:p/></draw:line><draw:line draw:style-name="gr51" draw:text-style-name="P77" svg:x1="2.752cm" svg:y1="1.572cm" svg:x2="4.523cm" svg:y2="1.572cm"><text:p/></draw:line><draw:polygon draw:style-name="gr53" draw:text-style-name="P78" svg:width="0.154cm" svg:height="0.232cm" svg:x="1.299cm" svg:y="1.732cm" svg:viewBox="0 0 155 233" draw:points="77,233 0,0 155,0"><text:p/></draw:polygon><draw:line draw:style-name="gr54" draw:text-style-name="P77" svg:x1="1.376cm" svg:y1="1.572cm" svg:x2="1.376cm" svg:y2="1.776cm"><text:p/></draw:line><draw:line draw:style-name="gr51" draw:text-style-name="P77" svg:x1="0cm" svg:y1="1.572cm" svg:x2="1.376cm" svg:y2="1.572cm"><text:p/></draw:line><draw:frame draw:style-name="gr62" draw:text-style-name="P76" svg:width="1.327cm" svg:height="0.32cm" svg:x="7.331cm" svg:y="4.942cm"><draw:text-box><text:p text:style-name="P75"><text:span text:style-name="T85">Dono 3</text:span></text:p></draw:text-box></draw:frame><draw:frame draw:style-name="gr60" draw:text-style-name="P76" svg:width="1.213cm" svg:height="0.32cm" draw:transform="rotate (-0.409105176667471) translate (2.80458333333333cm 2.18404166666667cm)"><draw:text-box><text:p text:style-name="P75"><text:span text:style-name="T85">Verificação</text:span></text:p></draw:text-box></draw:frame><draw:frame draw:style-name="gr49" draw:text-style-name="P76" svg:width="1.17cm" svg:height="0.32cm" draw:transform="rotate (0.63721970990313) translate (5.82788888888889cm 4.21151388888889cm)"><draw:text-box><text:p text:style-name="P75"><text:span text:style-name="T85">Assinatura</text:span></text:p></draw:text-box></draw:frame></draw:g></text:p>
        </text:list-item>
        <text:list-item>
          <text:p text:style-name="P52"/>
        </text:list-item>
        <text:list-item>
          <text:p text:style-name="P51">O problema obviamente é que o recetor não pode verificar se um dos proprietários anteriores não terá gasto duas vezes a <text:span text:style-name="T69">mesma </text:span>moeda. Uma solução comum é introduzir uma autoridade central de confiança, ou emissor, que verifique cada transação para gasto duplo. A cada transação, a moeda deveria retornar ao emissor que emitiria então uma nova moeda, e apenas as moedas emitidas diretamente pelo emissor teriam a garantia de não terem sido gastas duas vezes. O problema desta solução é que todo o sistema monetário dependeria da empresa encarregada do emissor, e cada transação teria que passar por ele, tal como um banco. <text:s/></text:p>
        </text:list-item>
      </text:list>
      <text:p text:style-name="P5"><text:span text:style-name="T35">Precisamos de uma forma do recetor saber que os proprietários anteriores não assinaram nenhuma transação anteriormente. Para este propósito, a transação mais antiga é a transação que conta, pelo que não nos interessam tentativas posteriores de gasto duplo.</text:span> <text:span text:style-name="T36">A única forma de confirmar a falta de uma transação é ter conhecimento de todas as transações. No modelo baseado num emissor, o emissor conhecia todas as transações e saberia qual chegou primeiro.</text:span> <text:span text:style-name="T36">Para conseguir isso sem uma parte de confiança, as transações precisam ser anunciadas <text:s/>publicamente [1], e precisamos de um sistema em que os participantes acordem num único histórico da ordem em que elas foram recebidas. O recetor precisa da prova que na altura de cada transação, a maioria dos nós concordou que ela foi a primeira a ser recebida.</text:span></text:p>
      <text:h text:style-name="P64" text:outline-level="2"><text:span text:style-name="T8">3</text:span><text:span text:style-name="T9">. <text:s text:c="3"/></text:span><text:span text:style-name="T14">Servidor de Marca Temporal</text:span></text:h>
      <text:p text:style-name="P43"><text:span text:style-name="T38">A solução que propomos começa com um servidor de marca temporal. Um servidor de marca temporal funciona usando </text:span><text:span text:style-name="T40">um </text:span><text:span text:style-name="T41">hash</text:span><text:span text:style-name="T38"> de um bloco de ite</text:span><text:span text:style-name="T40">m</text:span><text:span text:style-name="T38">s a ser marcados temporalmente e publicando </text:span><text:span text:style-name="T40">o</text:span><text:span text:style-name="T38"> </text:span><text:span text:style-name="T41">hash</text:span><text:span text:style-name="T38"> amplamente, como num jornal ou um publicação na</text:span><text:span text:style-name="T42"> Usenet [2-5].</text:span> <text:span text:style-name="T39">A marca temporal prova que os dados tiveram que existir nessa altura, evidentemente, para que tivessem sido incluídos n</text:span><text:span text:style-name="T40">o </text:span><text:span text:style-name="T41">hash</text:span><text:span text:style-name="T39">. Cada marca temporal inclui a marca temporal anterior n</text:span><text:span text:style-name="T40">o</text:span><text:span text:style-name="T39"> s</text:span><text:span text:style-name="T40">eu</text:span><text:span text:style-name="T39"> </text:span><text:span text:style-name="T41">hash</text:span><text:span text:style-name="T39">, formando uma corrente, com cada marca temporal reforçando a anterior.</text:span></text:p>
      <text:p text:style-name="P23"/>
      <text:p text:style-name="P27"><text:soft-page-break/><draw:g text:anchor-type="as-char" draw:z-index="8" draw:style-name="gr26"><draw:polygon draw:style-name="gr53" draw:text-style-name="P78" svg:width="0.239cm" svg:height="0.161cm" svg:x="1.162cm" svg:y="0.123cm" svg:viewBox="0 0 240 162" draw:points="240,81 0,162 0,0"><text:p/></draw:polygon><draw:line draw:style-name="gr54" draw:text-style-name="P77" svg:x1="0.001cm" svg:y1="0.204cm" svg:x2="1.208cm" svg:y2="0.204cm"><text:p/></draw:line><draw:polygon draw:style-name="gr53" draw:text-style-name="P78" svg:width="0.239cm" svg:height="0.161cm" svg:x="4.961cm" svg:y="0.324cm" svg:viewBox="0 0 240 162" draw:points="240,81 0,162 0,0"><text:p/></draw:polygon><draw:line draw:style-name="gr54" draw:text-style-name="P77" svg:x1="4.601cm" svg:y1="0.405cm" svg:x2="5.011cm" svg:y2="0.405cm"><text:p/></draw:line><draw:polygon draw:style-name="gr53" draw:text-style-name="P78" svg:width="0.239cm" svg:height="0.161cm" svg:x="7.963cm" svg:y="0.123cm" svg:viewBox="0 0 240 162" draw:points="240,81 0,162 0,0"><text:p/></draw:polygon><draw:line draw:style-name="gr54" draw:text-style-name="P77" svg:x1="5.801cm" svg:y1="0.204cm" svg:x2="8.009cm" svg:y2="0.204cm"><text:p/></draw:line><draw:polygon draw:style-name="gr45" draw:text-style-name="P74" svg:width="3.199cm" svg:height="1.22cm" svg:x="0.601cm" svg:y="0.811cm" svg:viewBox="0 0 3200 1221" draw:points="1602,1221 0,1221 0,0 3200,0 3200,1221"><text:p/></draw:polygon><draw:polygon draw:style-name="gr50" draw:text-style-name="P74" svg:width="0.8cm" svg:height="0.405cm" svg:x="0.802cm" svg:y="1.421cm" svg:viewBox="0 0 801 406" draw:points="399,406 0,406 0,0 801,0 801,406"><text:p/></draw:polygon><draw:polygon draw:style-name="gr51" draw:text-style-name="P77" svg:width="0.8cm" svg:height="0.405cm" svg:x="0.802cm" svg:y="1.421cm" svg:viewBox="0 0 801 406" draw:points="399,406 0,406 0,0 801,0 801,406"><text:p/></draw:polygon><draw:frame draw:style-name="gr63" draw:text-style-name="P76" svg:width="0.668cm" svg:height="0.346cm" svg:x="0.79cm" svg:y="0.949cm"><draw:text-box><text:p text:style-name="P75"><text:span text:style-name="T87">Bloco</text:span></text:p></draw:text-box></draw:frame><draw:polygon draw:style-name="gr50" draw:text-style-name="P74" svg:width="0.8cm" svg:height="0.405cm" svg:x="1.8cm" svg:y="1.421cm" svg:viewBox="0 0 801 406" draw:points="403,406 0,406 0,0 801,0 801,406"><text:p/></draw:polygon><draw:polygon draw:style-name="gr51" draw:text-style-name="P77" svg:width="0.8cm" svg:height="0.405cm" svg:x="1.8cm" svg:y="1.421cm" svg:viewBox="0 0 801 406" draw:points="403,406 0,406 0,0 801,0 801,406"><text:p/></draw:polygon><draw:frame draw:style-name="gr64" draw:text-style-name="P76" svg:width="0.56cm" svg:height="0.346cm" svg:x="0.961cm" svg:y="1.498cm"><draw:text-box><text:p text:style-name="P75"><text:span text:style-name="T87">Item</text:span></text:p></draw:text-box></draw:frame><draw:polygon draw:style-name="gr50" draw:text-style-name="P74" svg:width="0.8cm" svg:height="0.405cm" svg:x="2.802cm" svg:y="1.421cm" svg:viewBox="0 0 801 406" draw:points="399,406 0,406 0,0 801,0 801,406"><text:p/></draw:polygon><draw:polygon draw:style-name="gr51" draw:text-style-name="P77" svg:width="0.8cm" svg:height="0.405cm" svg:x="2.802cm" svg:y="1.421cm" svg:viewBox="0 0 801 406" draw:points="399,406 0,406 0,0 801,0 801,406"><text:p/></draw:polygon><draw:frame draw:style-name="gr64" draw:text-style-name="P76" svg:width="0.56cm" svg:height="0.346cm" svg:x="1.958cm" svg:y="1.498cm"><draw:text-box><text:p text:style-name="P75"><text:span text:style-name="T87">Item</text:span></text:p></draw:text-box></draw:frame><draw:polygon draw:style-name="gr45" draw:text-style-name="P74" svg:width="0.886cm" svg:height="0.609cm" svg:x="5.201cm" svg:y="0cm" svg:viewBox="0 0 887 610" draw:points="445,610 0,610 0,0 887,0 887,610"><text:p/></draw:polygon><draw:frame draw:style-name="gr65" draw:text-style-name="P76" svg:width="0.242cm" svg:height="0.346cm" svg:x="3.104cm" svg:y="1.498cm"><draw:text-box><text:p text:style-name="P75"><text:span text:style-name="T87">...</text:span></text:p></draw:text-box></draw:frame><draw:polygon draw:style-name="gr45" draw:text-style-name="P74" svg:width="3.203cm" svg:height="1.22cm" svg:x="4.4cm" svg:y="0.811cm" svg:viewBox="0 0 3204 1221" draw:points="1602,1221 0,1221 0,0 3204,0 3204,1221"><text:p/></draw:polygon><draw:frame draw:style-name="gr66" draw:text-style-name="P79" svg:width="0.747cm" svg:height="0.346cm" svg:x="5.346cm" svg:y="0.131cm"><draw:text-box><text:p text:style-name="P75"><text:span text:style-name="T88">Hash</text:span></text:p></draw:text-box></draw:frame><draw:polygon draw:style-name="gr50" draw:text-style-name="P74" svg:width="0.8cm" svg:height="0.405cm" svg:x="4.601cm" svg:y="1.421cm" svg:viewBox="0 0 801 406" draw:points="403,406 0,406 0,0 801,0 801,406"><text:p/></draw:polygon><draw:polygon draw:style-name="gr51" draw:text-style-name="P77" svg:width="0.8cm" svg:height="0.405cm" svg:x="4.601cm" svg:y="1.421cm" svg:viewBox="0 0 801 406" draw:points="403,406 0,406 0,0 801,0 801,406"><text:p/></draw:polygon><draw:frame draw:style-name="gr63" draw:text-style-name="P76" svg:width="0.668cm" svg:height="0.346cm" svg:x="4.604cm" svg:y="0.949cm"><draw:text-box><text:p text:style-name="P75"><text:span text:style-name="T87">Bloco</text:span></text:p></draw:text-box></draw:frame><draw:polygon draw:style-name="gr50" draw:text-style-name="P74" svg:width="0.8cm" svg:height="0.405cm" svg:x="5.603cm" svg:y="1.421cm" svg:viewBox="0 0 801 406" draw:points="399,406 0,406 0,0 801,0 801,406"><text:p/></draw:polygon><draw:polygon draw:style-name="gr51" draw:text-style-name="P77" svg:width="0.8cm" svg:height="0.405cm" svg:x="5.603cm" svg:y="1.421cm" svg:viewBox="0 0 801 406" draw:points="399,406 0,406 0,0 801,0 801,406"><text:p/></draw:polygon><draw:frame draw:style-name="gr64" draw:text-style-name="P76" svg:width="0.56cm" svg:height="0.346cm" svg:x="4.752cm" svg:y="1.498cm"><draw:text-box><text:p text:style-name="P75"><text:span text:style-name="T87">Item</text:span></text:p></draw:text-box></draw:frame><draw:polygon draw:style-name="gr50" draw:text-style-name="P74" svg:width="0.8cm" svg:height="0.405cm" svg:x="6.601cm" svg:y="1.421cm" svg:viewBox="0 0 801 406" draw:points="402,406 0,406 0,0 801,0 801,406"><text:p/></draw:polygon><draw:polygon draw:style-name="gr51" draw:text-style-name="P77" svg:width="0.8cm" svg:height="0.405cm" svg:x="6.601cm" svg:y="1.421cm" svg:viewBox="0 0 801 406" draw:points="402,406 0,406 0,0 801,0 801,406"><text:p/></draw:polygon><draw:frame draw:style-name="gr64" draw:text-style-name="P76" svg:width="0.56cm" svg:height="0.346cm" svg:x="5.752cm" svg:y="1.498cm"><draw:text-box><text:p text:style-name="P75"><text:span text:style-name="T87">Item</text:span></text:p></draw:text-box></draw:frame><draw:line draw:style-name="gr51" draw:text-style-name="P77" svg:x1="4.601cm" svg:y1="0.811cm" svg:x2="4.601cm" svg:y2="0.405cm"><text:p/></draw:line><draw:polygon draw:style-name="gr53" draw:text-style-name="P78" svg:width="0.239cm" svg:height="0.161cm" svg:x="1.162cm" svg:y="0.324cm" svg:viewBox="0 0 240 162" draw:points="240,81 0,162 0,0"><text:p/></draw:polygon><draw:line draw:style-name="gr54" draw:text-style-name="P77" svg:x1="0.802cm" svg:y1="0.405cm" svg:x2="1.208cm" svg:y2="0.405cm"><text:p/></draw:line><draw:polygon draw:style-name="gr53" draw:text-style-name="P78" svg:width="0.239cm" svg:height="0.161cm" svg:x="4.961cm" svg:y="0.123cm" svg:viewBox="0 0 240 162" draw:points="240,81 0,162 0,0"><text:p/></draw:polygon><draw:line draw:style-name="gr54" draw:text-style-name="P77" svg:x1="2.203cm" svg:y1="0.204cm" svg:x2="5.011cm" svg:y2="0.204cm"><text:p/></draw:line><draw:polygon draw:style-name="gr45" draw:text-style-name="P74" svg:width="0.903cm" svg:height="0.609cm" svg:x="1.402cm" svg:y="0cm" svg:viewBox="0 0 904 610" draw:points="449,610 0,610 0,0 904,0 904,610"><text:p/></draw:polygon><draw:frame draw:style-name="gr65" draw:text-style-name="P76" svg:width="0.242cm" svg:height="0.346cm" svg:x="6.897cm" svg:y="1.498cm"><draw:text-box><text:p text:style-name="P75"><text:span text:style-name="T87">...</text:span></text:p></draw:text-box></draw:frame><draw:line draw:style-name="gr51" draw:text-style-name="P77" svg:x1="0.802cm" svg:y1="0.811cm" svg:x2="0.802cm" svg:y2="0.405cm"><text:p/></draw:line><draw:frame draw:style-name="gr67" draw:text-style-name="P79" svg:width="0.706cm" svg:height="0.364cm" svg:x="1.533cm" svg:y="0.136cm"><draw:text-box><text:p text:style-name="P75"><text:span text:style-name="T88">Hash</text:span></text:p></draw:text-box></draw:frame></draw:g></text:p>
      <text:p text:style-name="P27"/>
      <text:h text:style-name="P64" text:outline-level="2"><text:span text:style-name="T8">4</text:span><text:span text:style-name="T9">. <text:s text:c="3"/></text:span><text:span text:style-name="T15">Prova-de-Trabalho</text:span></text:h>
      <text:p text:style-name="P24"><text:span text:style-name="T43">Para implementar um servidor de marca temporal distribuído numa base ponto-a-ponto, precisamos usar um sistema de prova-de-trabalho similar ao de </text:span><text:span text:style-name="T44">Adam Back Hashcash</text:span><text:span text:style-name="T43">[6], em vez de um jornal ou publicação na </text:span><text:span text:style-name="T44">Usenet</text:span><text:span text:style-name="T43">. A prova-de-trabalho implica procurar um valor que quando codificado, por um algoritmo tal como SHA-256, o </text:span><text:span text:style-name="T31">hash</text:span><text:span text:style-name="T43"> comece por um número de bits zero.</text:span> <text:s/><text:span text:style-name="T43">O trabalho médio necessário é exponencial com o número de bits zero necessários e pode ser verificado executando um único </text:span><text:span text:style-name="T31">hash</text:span><text:span text:style-name="T43">.</text:span> <text:s/></text:p>
      <text:p text:style-name="P15">Para a nossa rede de marcas temporais, implementamos a prova-de-trabalho incrementando um <text:span text:style-name="T28">nonce</text:span> no bloco até encontrar um valor que produza <text:span text:style-name="T71">o </text:span><text:span text:style-name="T30">hash</text:span> do bloco com os bits zero necessários. Uma vez despendido o esforço de processamento para satisfazer a prova-de-trabalho, o bloco não pode ser modificado sem refazer o trabalho. Como os blocos seguintes são encadeados após, o trabalho para modificar o bloco inclui também refazer todos os blocos <text:span text:style-name="T72">seguintes</text:span>.</text:p>
      <text:p text:style-name="P45"/>
      <text:p text:style-name="P27"><draw:g text:anchor-type="as-char" draw:z-index="9" draw:style-name="gr26"><draw:polygon draw:style-name="gr45" draw:text-style-name="P74" svg:width="3.453cm" svg:height="1.83cm" svg:x="0.81cm" svg:y="0cm" svg:viewBox="0 0 3454 1831" draw:points="1729,1831 0,1831 0,0 3454,0 3454,1831"><text:p/></draw:polygon><draw:polygon draw:style-name="gr50" draw:text-style-name="P74" svg:width="1.625cm" svg:height="0.404cm" svg:x="1.216cm" svg:y="0.611cm" svg:viewBox="0 0 1626 405" draw:points="815,405 0,405 0,0 1626,0 1626,405"><text:p/></draw:polygon><draw:polygon draw:style-name="gr51" draw:text-style-name="P77" svg:width="1.625cm" svg:height="0.404cm" svg:x="1.216cm" svg:y="0.611cm" svg:viewBox="0 0 1626 405" draw:points="815,405 0,405 0,0 1626,0 1626,405"><text:p/></draw:polygon><draw:frame draw:style-name="gr63" draw:text-style-name="P76" svg:width="0.668cm" svg:height="0.346cm" svg:x="1.016cm" svg:y="0.148cm"><draw:text-box><text:p text:style-name="P75"><text:span text:style-name="T87">Bloco</text:span></text:p></draw:text-box></draw:frame><draw:polygon draw:style-name="gr50" draw:text-style-name="P74" svg:width="1.015cm" svg:height="0.404cm" svg:x="3.047cm" svg:y="0.611cm" svg:viewBox="0 0 1016 405" draw:points="508,405 0,405 0,0 1016,0 1016,405"><text:p/></draw:polygon><draw:polygon draw:style-name="gr51" draw:text-style-name="P77" svg:width="1.015cm" svg:height="0.404cm" svg:x="3.047cm" svg:y="0.611cm" svg:viewBox="0 0 1016 405" draw:points="508,405 0,405 0,0 1016,0 1016,405"><text:p/></draw:polygon><draw:frame draw:style-name="gr68" draw:text-style-name="P76" svg:width="1.25cm" svg:height="0.346cm" svg:x="1.438cm" svg:y="0.699cm"><draw:text-box><text:p text:style-name="P75"><text:span text:style-name="T88">Hash</text:span><text:span text:style-name="T87"> Ant.</text:span></text:p></draw:text-box></draw:frame><draw:polygon draw:style-name="gr50" draw:text-style-name="P74" svg:width="0.814cm" svg:height="0.405cm" svg:x="1.216cm" svg:y="1.222cm" svg:viewBox="0 0 815 406" draw:points="409,406 0,406 0,0 815,0 815,406"><text:p/></draw:polygon><draw:polygon draw:style-name="gr51" draw:text-style-name="P77" svg:width="0.814cm" svg:height="0.405cm" svg:x="1.216cm" svg:y="1.222cm" svg:viewBox="0 0 815 406" draw:points="409,406 0,406 0,0 815,0 815,406"><text:p/></draw:polygon><draw:frame draw:style-name="gr69" draw:text-style-name="P79" svg:width="0.798cm" svg:height="0.346cm" svg:x="3.194cm" svg:y="0.699cm"><draw:text-box><text:p text:style-name="P75"><text:span text:style-name="T88">Nonce</text:span></text:p></draw:text-box></draw:frame><draw:polygon draw:style-name="gr50" draw:text-style-name="P74" svg:width="0.814cm" svg:height="0.405cm" svg:x="2.232cm" svg:y="1.222cm" svg:viewBox="0 0 815 406" draw:points="409,406 0,406 0,0 815,0 815,406"><text:p/></draw:polygon><draw:polygon draw:style-name="gr51" draw:text-style-name="P77" svg:width="0.814cm" svg:height="0.405cm" svg:x="2.232cm" svg:y="1.222cm" svg:viewBox="0 0 815 406" draw:points="409,406 0,406 0,0 815,0 815,406"><text:p/></draw:polygon><draw:frame draw:style-name="gr70" draw:text-style-name="P76" svg:width="0.366cm" svg:height="0.346cm" svg:x="1.482cm" svg:y="1.312cm"><draw:text-box><text:p text:style-name="P75"><text:span text:style-name="T87">Trc</text:span></text:p></draw:text-box></draw:frame><draw:polygon draw:style-name="gr50" draw:text-style-name="P74" svg:width="0.814cm" svg:height="0.405cm" svg:x="3.248cm" svg:y="1.222cm" svg:viewBox="0 0 815 406" draw:points="406,406 0,406 0,0 815,0 815,406"><text:p/></draw:polygon><draw:polygon draw:style-name="gr51" draw:text-style-name="P77" svg:width="0.814cm" svg:height="0.405cm" svg:x="3.248cm" svg:y="1.222cm" svg:viewBox="0 0 815 406" draw:points="406,406 0,406 0,0 815,0 815,406"><text:p/></draw:polygon><draw:frame draw:style-name="gr70" draw:text-style-name="P76" svg:width="0.366cm" svg:height="0.346cm" svg:x="2.498cm" svg:y="1.312cm"><draw:text-box><text:p text:style-name="P75"><text:span text:style-name="T87">Trc</text:span></text:p></draw:text-box></draw:frame><draw:polygon draw:style-name="gr53" draw:text-style-name="P78" svg:width="0.239cm" svg:height="0.161cm" svg:x="0.976cm" svg:y="0.737cm" svg:viewBox="0 0 240 162" draw:points="240,81 0,162 0,0"><text:p/></draw:polygon><draw:line draw:style-name="gr54" draw:text-style-name="P77" svg:x1="-0.001cm" svg:y1="0.818cm" svg:x2="1.022cm" svg:y2="0.818cm"><text:p/></draw:line><draw:polygon draw:style-name="gr45" draw:text-style-name="P74" svg:width="3.453cm" svg:height="1.83cm" svg:x="4.874cm" svg:y="0cm" svg:viewBox="0 0 3454 1831" draw:points="1725,1831 0,1831 0,0 3454,0 3454,1831"><text:p/></draw:polygon><draw:frame draw:style-name="gr65" draw:text-style-name="P76" svg:width="0.242cm" svg:height="0.346cm" svg:x="3.556cm" svg:y="1.312cm"><draw:text-box><text:p text:style-name="P75"><text:span text:style-name="T87">...</text:span></text:p></draw:text-box></draw:frame><draw:polygon draw:style-name="gr50" draw:text-style-name="P74" svg:width="1.625cm" svg:height="0.404cm" svg:x="5.28cm" svg:y="0.611cm" svg:viewBox="0 0 1626 405" draw:points="811,405 0,405 0,0 1626,0 1626,405"><text:p/></draw:polygon><draw:polygon draw:style-name="gr51" draw:text-style-name="P77" svg:width="1.625cm" svg:height="0.404cm" svg:x="5.28cm" svg:y="0.611cm" svg:viewBox="0 0 1626 405" draw:points="811,405 0,405 0,0 1626,0 1626,405"><text:p/></draw:polygon><draw:frame draw:style-name="gr63" draw:text-style-name="P76" svg:width="0.668cm" svg:height="0.346cm" svg:x="5.08cm" svg:y="0.148cm"><draw:text-box><text:p text:style-name="P75"><text:span text:style-name="T87">Bloco</text:span></text:p></draw:text-box></draw:frame><draw:polygon draw:style-name="gr50" draw:text-style-name="P74" svg:width="1.015cm" svg:height="0.404cm" svg:x="7.107cm" svg:y="0.611cm" svg:viewBox="0 0 1016 405" draw:points="508,405 0,405 0,0 1016,0 1016,405"><text:p/></draw:polygon><draw:polygon draw:style-name="gr51" draw:text-style-name="P77" svg:width="1.015cm" svg:height="0.404cm" svg:x="7.107cm" svg:y="0.611cm" svg:viewBox="0 0 1016 405" draw:points="508,405 0,405 0,0 1016,0 1016,405"><text:p/></draw:polygon><draw:frame draw:style-name="gr68" draw:text-style-name="P76" svg:width="1.25cm" svg:height="0.346cm" svg:x="5.5cm" svg:y="0.699cm"><draw:text-box><text:p text:style-name="P75"><text:span text:style-name="T88">Hash</text:span><text:span text:style-name="T87"> Ant.</text:span></text:p></draw:text-box></draw:frame><draw:polygon draw:style-name="gr50" draw:text-style-name="P74" svg:width="0.81cm" svg:height="0.405cm" svg:x="5.28cm" svg:y="1.222cm" svg:viewBox="0 0 811 406" draw:points="406,406 0,406 0,0 811,0 811,406"><text:p/></draw:polygon><draw:polygon draw:style-name="gr51" draw:text-style-name="P77" svg:width="0.81cm" svg:height="0.405cm" svg:x="5.28cm" svg:y="1.222cm" svg:viewBox="0 0 811 406" draw:points="406,406 0,406 0,0 811,0 811,406"><text:p/></draw:polygon><draw:frame draw:style-name="gr69" draw:text-style-name="P79" svg:width="0.798cm" svg:height="0.346cm" svg:x="7.257cm" svg:y="0.699cm"><draw:text-box><text:p text:style-name="P75"><text:span text:style-name="T88">Nonce</text:span></text:p></draw:text-box></draw:frame><draw:polygon draw:style-name="gr50" draw:text-style-name="P74" svg:width="0.81cm" svg:height="0.405cm" svg:x="6.296cm" svg:y="1.222cm" svg:viewBox="0 0 811 406" draw:points="406,406 0,406 0,0 811,0 811,406"><text:p/></draw:polygon><draw:polygon draw:style-name="gr51" draw:text-style-name="P77" svg:width="0.81cm" svg:height="0.405cm" svg:x="6.296cm" svg:y="1.222cm" svg:viewBox="0 0 811 406" draw:points="406,406 0,406 0,0 811,0 811,406"><text:p/></draw:polygon><draw:frame draw:style-name="gr70" draw:text-style-name="P76" svg:width="0.366cm" svg:height="0.346cm" svg:x="5.54cm" svg:y="1.312cm"><draw:text-box><text:p text:style-name="P75"><text:span text:style-name="T87">Trc</text:span></text:p></draw:text-box></draw:frame><draw:polygon draw:style-name="gr50" draw:text-style-name="P74" svg:width="0.81cm" svg:height="0.405cm" svg:x="7.312cm" svg:y="1.222cm" svg:viewBox="0 0 811 406" draw:points="406,406 0,406 0,0 811,0 811,406"><text:p/></draw:polygon><draw:polygon draw:style-name="gr51" draw:text-style-name="P77" svg:width="0.81cm" svg:height="0.405cm" svg:x="7.312cm" svg:y="1.222cm" svg:viewBox="0 0 811 406" draw:points="406,406 0,406 0,0 811,0 811,406"><text:p/></draw:polygon><draw:frame draw:style-name="gr70" draw:text-style-name="P76" svg:width="0.366cm" svg:height="0.346cm" svg:x="6.556cm" svg:y="1.312cm"><draw:text-box><text:p text:style-name="P75"><text:span text:style-name="T87">Trc</text:span></text:p></draw:text-box></draw:frame><draw:polygon draw:style-name="gr53" draw:text-style-name="P78" svg:width="0.243cm" svg:height="0.161cm" svg:x="5.036cm" svg:y="0.737cm" svg:viewBox="0 0 244 162" draw:points="244,81 0,162 0,0"><text:p/></draw:polygon><draw:line draw:style-name="gr54" draw:text-style-name="P77" svg:x1="4.264cm" svg:y1="0.818cm" svg:x2="5.086cm" svg:y2="0.818cm"><text:p/></draw:line><draw:frame draw:style-name="gr65" draw:text-style-name="P76" svg:width="0.242cm" svg:height="0.346cm" svg:x="7.615cm" svg:y="1.312cm"><draw:text-box><text:p text:style-name="P75"><text:span text:style-name="T87">...</text:span></text:p></draw:text-box></draw:frame></draw:g></text:p>
      <text:p text:style-name="P23"/>
      <text:p text:style-name="P25"><text:span text:style-name="T46">A prova-de-trabalho também resolve o problema de determinar a representatividade na tomada de decisão da maioria. Se a maioria fosse baseada em um-endereço-IP-um-voto, poderia ser subvertida por alguém capaz de reservar muitos IPs. Prova-de-trabalho é essencialmente um-processador-um-voto. A decisão da maioria é representada pela cadeia mais longa, que tem investido em si o maior esforço de prova-de-trabalho. Se a maioria da capacidade de processamento for controlada por nós honestos, a cadeia honesta crescerá mais rapidamente e ultrapassará qualquer cadeia concorrente. Para modificar um bloco anterior, um atacante teria que refazer a prova-de-trabalho desse bloco e de todos os blocos seguintes e ainda alcançar e ultrapassar o trabalho dos nós honestos. Vamos mostrar adiante que a probabilidade de um atacante lento alcançar os honestos diminui exponencialmente à medida blocos subsequentes são adicionados.</text:span> <text:s/></text:p>
      <text:p text:style-name="P6"><text:span text:style-name="T47">Para compensar a velocidade crescente do hardware e a variação de interesse em manter nós em execução ao longo do tempo, a dificuldade da prova-de-trabalho é determinada por uma média variável visando um número médio de blocos por hora.</text:span> <text:span text:style-name="T47">Se forem gerados muito rápido, a dificuldade aumenta.</text:span></text:p>
      <text:h text:style-name="P65" text:outline-level="2"><text:span text:style-name="T10">5</text:span><text:span text:style-name="T9">. <text:s text:c="3"/></text:span><text:span text:style-name="T16">Rede</text:span></text:h>
      <text:p text:style-name="P26"><text:span text:style-name="T47">Os passos para manter a rede são os seguintes:</text:span> </text:p>
      <text:p text:style-name="P23"/>
      <text:list xml:id="list7457562333927514751" text:style-name="Numbering_20_1">
        <text:list-item>
          <text:p text:style-name="P53">Novas transações são difundidas para todos os nós.</text:p>
        </text:list-item>
        <text:list-item>
          <text:p text:style-name="P54">Cada nó recolhe novas transações para um bloco.</text:p>
        </text:list-item>
        <text:list-item>
          <text:p text:style-name="P54">Cada nó tenta encontrar uma prova-de-trabalho difícil para o seu bloco.</text:p>
        </text:list-item>
        <text:list-item>
          <text:p text:style-name="P55">Quando um nó encontra uma prova-de-trabalho, difunde o bloco para todos os nós.</text:p>
        </text:list-item>
        <text:list-item>
          <text:p text:style-name="P55">Os nós aceitam o bloco apenas se todas as transações neste são válidas e não foram ainda <text:soft-page-break/>gastas.</text:p>
        </text:list-item>
        <text:list-item>
          <text:p text:style-name="P56"><text:span text:style-name="T48">Os nós expressam a aceitação do bloco criando o próximo bloco na cadeia, usando o hash <text:s text:c="13"/>do bloco aceite como o hash anterior</text:span>. <text:s/></text:p>
        </text:list-item>
      </text:list>
      <text:p text:style-name="P23"/>
      <text:p text:style-name="P7"><text:span text:style-name="T48">Os nós consideram sempre a cadeia mais comprida como a correta e continuaram a tentar aumentá-la.</text:span> <text:span text:style-name="T48">Se dois nós difundirem versões diferentes do bloco seguinte simultaneamente, alguns nós poderão receber um ou o outro em primeiro lugar. Nesse caso, processam o primeiro recebido, mas guardam o outro ramo caso venha a ser maior.</text:span> <text:span text:style-name="T49">O desempate faz-se quando a próxima prova-de-trabalho for determinada e um ramo ficar maior; os nós que estavam a processar o outro ramo mudarão para o maior..</text:span></text:p>
      <text:p text:style-name="P8"><text:span text:style-name="T49">A difusão de novas transações não necessita chegar necessariamente a todos os nós.</text:span> <text:span text:style-name="T49">Desde que chegue a bastantes nós, eles acabarão por determinar um bloco.</text:span> <text:span text:style-name="T49">As difusões de blocos também toleram a perda de mensagens. Se um nó não receber um bloco, irá solicitá-lo quando receber o próximo bloco e constatar que faltou um.</text:span></text:p>
      <text:h text:style-name="P66" text:outline-level="2"><text:span text:style-name="T11">6</text:span><text:span text:style-name="T9">. <text:s text:c="3"/></text:span><text:span text:style-name="T11">In</text:span><text:span text:style-name="T18">c</text:span><text:span text:style-name="T11">entiv</text:span><text:span text:style-name="T17">o</text:span></text:h>
      <text:p text:style-name="P30"><text:span text:style-name="T50">Por convenção, a primeira transação de um bloco é uma transação especial que inicía uma nova moeda de propriedade do criador desse bloco.</text:span> <text:s/><text:span text:style-name="T51">Isto dá um incentivo para os nós suportarem a rede, e constitui uma forma de introduzir moedas em circulação uma vez que não há uma autoridade central que as emita.</text:span> <text:span text:style-name="T52">A constante adição de uma quantidade constante de novas moedas é semelhante a mineiros gastando recursos para adicionar ouro à circulação. No nosso caso, tempo de processamento e eletricidade investidos.</text:span> <text:s/></text:p>
      <text:p text:style-name="P16"><text:span text:style-name="T53">O incentivo também pode ser financiado por taxas sobre as transações. Se o valor de saída de uma transação for menor que o valor de entrada, a diferença é a taxa que é adicionada ao valor do incentivo do bloco que contem a transação. Depois de um determinado número <text:s/>de moedas entrar em circulação, o incentivo pode passar a ser exclusivamente constituído por taxas sobre a transação e completamente livre de inflação.</text:span> <text:s/></text:p>
      <text:p text:style-name="P18">O incentivo pode encorajar os nós a permanecer honestos. Se um atacante ganancioso conseguir reunir maior capacidade de processamento que todos os nós honestos, terá ainda que escolher entre usá-la para enganar as pessoas roubando os seu<text:span text:style-name="T72">s</text:span> pagamentos, ou usá-la para gerar novas moedas. Deverá achar mais rentável cumprir as regras, as mesmas que o favorecem com mais novas moedas que <text:span text:style-name="T72">todos os restantes</text:span> em conjunto, que comprometer o sistema e a validade da sua própria riqueza.</text:p>
      <text:h text:style-name="P66" text:outline-level="2"><text:span text:style-name="T11">7</text:span><text:span text:style-name="T9">. <text:s text:c="3"/></text:span><text:span text:style-name="T19">Recuperação do Espaço em Di</text:span><text:span text:style-name="T20">s</text:span><text:span text:style-name="T19">co</text:span></text:h>
      <text:p text:style-name="P31"><text:span text:style-name="T54">Depois da última transação de uma moeda ter sido sobreposta por um número suficiente de blocos, as transações de despesa anterior podem ser descartadas para poupar espaço em disco.</text:span> <text:span text:style-name="T54">Para facilitar esse objetivo sem comprometer o </text:span><text:span text:style-name="T32">hash</text:span><text:span text:style-name="T54"> do bloco, as transações são codificadas numa árvore </text:span><text:span text:style-name="T45">Merkle</text:span><text:span text:style-name="T54"> [7][2][5], incluindo apenas a raiz no </text:span><text:span text:style-name="T32">hash</text:span><text:span text:style-name="T54"> do bloco.</text:span> <text:s/><text:span text:style-name="T54">Blocos antigos podem ser compactados removendo ramos da árvore. Os </text:span><text:span text:style-name="T32">hashes</text:span><text:span text:style-name="T54"> interiores não necessitam ser mantidos.</text:span></text:p>
      <text:p text:style-name="P28"/>
      <text:p text:style-name="P32"><text:soft-page-break/><draw:g text:anchor-type="as-char" draw:z-index="10" draw:style-name="gr26"><draw:polygon draw:style-name="gr45" draw:text-style-name="P74" svg:width="4.825cm" svg:height="5.234cm" svg:x="5.642cm" svg:y="0cm" svg:viewBox="0 0 4826 5235" draw:points="2413,5235 0,5235 0,0 4826,0 4826,5235"><text:p/></draw:polygon><draw:polygon draw:style-name="gr45" draw:text-style-name="P74" svg:width="4.86cm" svg:height="5.234cm" svg:x="0.001cm" svg:y="0cm" svg:viewBox="0 0 4861 5235" draw:points="2430,5235 0,5235 0,0 4861,0 4861,5235"><text:p/></draw:polygon><draw:frame draw:style-name="gr71" draw:text-style-name="P76" svg:width="0.615cm" svg:height="0.32cm" svg:x="5.835cm" svg:y="0.116cm"><draw:text-box><text:p text:style-name="P75"><text:span text:style-name="T89">Bloco</text:span></text:p></draw:text-box></draw:frame><draw:polygon draw:style-name="gr45" draw:text-style-name="P74" svg:width="3.499cm" svg:height="1.962cm" svg:x="0.974cm" svg:y="0.194cm" svg:viewBox="0 0 3500 1963" draw:points="1750,1963 0,1963 0,0 3500,0 3500,1963"><text:p/></draw:polygon><draw:frame draw:style-name="gr71" draw:text-style-name="P76" svg:width="0.615cm" svg:height="0.32cm" svg:x="0.183cm" svg:y="0.116cm"><draw:text-box><text:p text:style-name="P75"><text:span text:style-name="T89">Bloco</text:span></text:p></draw:text-box></draw:frame><draw:polygon draw:style-name="gr50" draw:text-style-name="P74" svg:width="1.554cm" svg:height="0.387cm" svg:x="1.348cm" svg:y="0.987cm" svg:viewBox="0 0 1555 388" draw:points="776,388 0,388 0,0 1555,0 1555,388"><text:p/></draw:polygon><draw:polygon draw:style-name="gr51" draw:text-style-name="P77" svg:width="1.554cm" svg:height="0.387cm" svg:x="1.348cm" svg:y="0.994cm" svg:viewBox="0 0 1555 388" draw:points="776,388 0,388 0,0 1555,0 1555,388"><text:p/></draw:polygon><draw:frame draw:style-name="gr72" draw:text-style-name="P76" svg:width="3.994cm" svg:height="0.563cm" svg:x="1.152cm" svg:y="0.318cm"><draw:text-box><text:p text:style-name="P75"><text:span text:style-name="T89">Cabeçalho do Bloco </text:span></text:p><text:p text:style-name="P75"><text:span text:style-name="T89">(</text:span><text:span text:style-name="T90">Hash</text:span><text:span text:style-name="T89"> do Bloco)</text:span></text:p></draw:text-box></draw:frame><draw:polygon draw:style-name="gr50" draw:text-style-name="P74" svg:width="1.167cm" svg:height="0.387cm" svg:x="3.097cm" svg:y="0.987cm" svg:viewBox="0 0 1168 388" draw:points="582,388 0,388 0,0 1168,0 1168,388"><text:p/></draw:polygon><draw:polygon draw:style-name="gr51" draw:text-style-name="P77" svg:width="1.167cm" svg:height="0.387cm" svg:x="3.097cm" svg:y="0.994cm" svg:viewBox="0 0 1168 388" draw:points="582,388 0,388 0,0 1168,0 1168,388"><text:p/></draw:polygon><draw:frame draw:style-name="gr48" draw:text-style-name="P76" svg:width="1.195cm" svg:height="0.32cm" svg:x="1.565cm" svg:y="1.057cm"><draw:text-box><text:p text:style-name="P75"><text:span text:style-name="T90">Hash</text:span><text:span text:style-name="T89"> Ant.</text:span></text:p></draw:text-box></draw:frame><draw:polygon draw:style-name="gr50" draw:text-style-name="P74" svg:width="1.164cm" svg:height="0.387cm" svg:x="0.78cm" svg:y="2.521cm" svg:viewBox="0 0 1165 388" draw:points="583,388 0,388 0,0 1165,0 1165,388"><text:p/></draw:polygon><draw:polygon draw:style-name="gr73" draw:text-style-name="P77" svg:width="1.164cm" svg:height="0.387cm" svg:x="0.78cm" svg:y="2.521cm" svg:viewBox="0 0 1165 388" draw:points="583,388 0,388 0,0 1165,0 1165,388"><text:p/></draw:polygon><draw:frame draw:style-name="gr74" draw:text-style-name="P79" svg:width="0.72cm" svg:height="0.32cm" svg:x="3.328cm" svg:y="1.057cm"><draw:text-box><text:p text:style-name="P75"><text:span text:style-name="T90">Nonce</text:span></text:p></draw:text-box></draw:frame><draw:polygon draw:style-name="gr75" draw:text-style-name="P74" svg:width="0.779cm" svg:height="0.387cm" svg:x="0.389cm" svg:y="3.683cm" svg:viewBox="0 0 780 388" draw:points="391,388 0,388 0,0 780,0 780,388"><text:p/></draw:polygon><draw:polygon draw:style-name="gr73" draw:text-style-name="P77" svg:width="0.779cm" svg:height="0.387cm" svg:x="0.389cm" svg:y="3.683cm" svg:viewBox="0 0 780 388" draw:points="391,388 0,388 0,0 780,0 780,388"><text:p/></draw:polygon><draw:frame draw:style-name="gr76" draw:text-style-name="P76" svg:width="0.851cm" svg:height="0.32cm" svg:x="0.931cm" svg:y="2.6cm"><draw:text-box><text:p text:style-name="P75"><text:span text:style-name="T90">Hash</text:span><text:span text:style-name="T89">01</text:span></text:p></draw:text-box></draw:frame><draw:polygon draw:style-name="gr75" draw:text-style-name="P74" svg:width="0.778cm" svg:height="0.387cm" svg:x="1.557cm" svg:y="3.683cm" svg:viewBox="0 0 779 388" draw:points="388,388 0,388 0,0 779,0 779,388"><text:p/></draw:polygon><draw:polygon draw:style-name="gr73" draw:text-style-name="P77" svg:width="0.778cm" svg:height="0.387cm" svg:x="1.557cm" svg:y="3.683cm" svg:viewBox="0 0 779 388" draw:points="388,388 0,388 0,0 779,0 779,388"><text:p/></draw:polygon><draw:frame draw:style-name="gr74" draw:text-style-name="P76" svg:width="0.72cm" svg:height="0.32cm" svg:x="0.427cm" svg:y="3.75cm"><draw:text-box><text:p text:style-name="P75"><text:span text:style-name="T90">Hash</text:span><text:span text:style-name="T89">0</text:span></text:p></draw:text-box></draw:frame><draw:polygon draw:style-name="gr75" draw:text-style-name="P74" svg:width="0.775cm" svg:height="0.387cm" svg:x="2.724cm" svg:y="3.683cm" svg:viewBox="0 0 776 388" draw:points="388,388 0,388 0,0 776,0 776,388"><text:p/></draw:polygon><draw:polygon draw:style-name="gr73" draw:text-style-name="P77" svg:width="0.775cm" svg:height="0.387cm" svg:x="2.724cm" svg:y="3.683cm" svg:viewBox="0 0 776 388" draw:points="388,388 0,388 0,0 776,0 776,388"><text:p/></draw:polygon><draw:frame draw:style-name="gr74" draw:text-style-name="P76" svg:width="0.72cm" svg:height="0.32cm" svg:x="1.6cm" svg:y="3.75cm"><draw:text-box><text:p text:style-name="P75"><text:span text:style-name="T90">Hash</text:span><text:span text:style-name="T89">1</text:span></text:p></draw:text-box></draw:frame><draw:polygon draw:style-name="gr75" draw:text-style-name="P74" svg:width="0.775cm" svg:height="0.387cm" svg:x="3.891cm" svg:y="3.683cm" svg:viewBox="0 0 776 388" draw:points="388,388 0,388 0,0 776,0 776,388"><text:p/></draw:polygon><draw:polygon draw:style-name="gr73" draw:text-style-name="P77" svg:width="0.775cm" svg:height="0.387cm" svg:x="3.891cm" svg:y="3.683cm" svg:viewBox="0 0 776 388" draw:points="388,388 0,388 0,0 776,0 776,388"><text:p/></draw:polygon><draw:frame draw:style-name="gr74" draw:text-style-name="P76" svg:width="0.72cm" svg:height="0.32cm" svg:x="2.753cm" svg:y="3.75cm"><draw:text-box><text:p text:style-name="P75"><text:span text:style-name="T90">Hash</text:span><text:span text:style-name="T89">2</text:span></text:p></draw:text-box></draw:frame><draw:polygon draw:style-name="gr75" draw:text-style-name="P74" svg:width="1.167cm" svg:height="0.387cm" svg:x="3.112cm" svg:y="2.521cm" svg:viewBox="0 0 1168 388" draw:points="582,388 0,388 0,0 1168,0 1168,388"><text:p/></draw:polygon><draw:polygon draw:style-name="gr73" draw:text-style-name="P77" svg:width="1.167cm" svg:height="0.387cm" svg:x="3.112cm" svg:y="2.521cm" svg:viewBox="0 0 1168 388" draw:points="582,388 0,388 0,0 1168,0 1168,388"><text:p/></draw:polygon><draw:frame draw:style-name="gr74" draw:text-style-name="P76" svg:width="0.72cm" svg:height="0.32cm" svg:x="3.93cm" svg:y="3.75cm"><draw:text-box><text:p text:style-name="P75"><text:span text:style-name="T90">Hash</text:span><text:span text:style-name="T89">3</text:span></text:p></draw:text-box></draw:frame><draw:polygon draw:style-name="gr77" draw:text-style-name="P78" svg:width="0.172cm" svg:height="0.239cm" svg:x="0.996cm" svg:y="2.909cm" svg:viewBox="0 0 173 240" draw:points="173,0 137,240 0,173"><text:p/></draw:polygon><draw:line draw:style-name="gr54" draw:text-style-name="P77" svg:x1="0.78cm" svg:y1="3.68cm" svg:x2="1.084cm" svg:y2="3.073cm"><text:p/></draw:line><draw:polygon draw:style-name="gr53" draw:text-style-name="P78" svg:width="0.171cm" svg:height="0.239cm" svg:x="1.557cm" svg:y="2.909cm" svg:viewBox="0 0 172 240" draw:points="0,0 172,173 35,240"><text:p/></draw:polygon><draw:line draw:style-name="gr54" draw:text-style-name="P77" svg:x1="1.945cm" svg:y1="3.68cm" svg:x2="1.641cm" svg:y2="3.073cm"><text:p/></draw:line><draw:polygon draw:style-name="gr53" draw:text-style-name="P78" svg:width="0.171cm" svg:height="0.239cm" svg:x="3.328cm" svg:y="2.909cm" svg:viewBox="0 0 172 240" draw:points="172,0 141,240 0,173"><text:p/></draw:polygon><draw:line draw:style-name="gr54" draw:text-style-name="P77" svg:x1="3.112cm" svg:y1="3.68cm" svg:x2="3.419cm" svg:y2="3.073cm"><text:p/></draw:line><draw:polygon draw:style-name="gr78" draw:text-style-name="P78" svg:width="0.172cm" svg:height="0.239cm" svg:x="3.891cm" svg:y="2.909cm" svg:viewBox="0 0 173 240" draw:points="0,0 173,173 32,240"><text:p/></draw:polygon><draw:polygon draw:style-name="gr54" draw:text-style-name="P77" svg:width="0.172cm" svg:height="0.239cm" svg:x="3.891cm" svg:y="2.909cm" svg:viewBox="0 0 173 240" draw:points="0,0 173,173 32,240"><text:p/></draw:polygon><draw:line draw:style-name="gr54" draw:text-style-name="P77" svg:x1="4.28cm" svg:y1="3.68cm" svg:x2="3.973cm" svg:y2="3.073cm"><text:p/></draw:line><draw:polygon draw:style-name="gr50" draw:text-style-name="P74" svg:width="1.554cm" svg:height="0.387cm" svg:x="1.751cm" svg:y="1.505cm" svg:viewBox="0 0 1555 388" draw:points="779,388 0,388 0,0 1555,0 1555,388"><text:p/></draw:polygon><draw:polygon draw:style-name="gr51" draw:text-style-name="P77" svg:width="1.554cm" svg:height="0.387cm" svg:x="1.751cm" svg:y="1.505cm" svg:viewBox="0 0 1555 388" draw:points="779,388 0,388 0,0 1555,0 1555,388"><text:p/></draw:polygon><draw:frame draw:style-name="gr76" draw:text-style-name="P76" svg:width="0.851cm" svg:height="0.32cm" svg:x="3.281cm" svg:y="2.6cm"><draw:text-box><text:p text:style-name="P75"><text:span text:style-name="T90">Hash</text:span><text:span text:style-name="T89">23</text:span></text:p></draw:text-box></draw:frame><draw:polygon draw:style-name="gr53" draw:text-style-name="P78" svg:width="0.2cm" svg:height="0.232cm" svg:x="1.822cm" svg:y="1.9cm" svg:viewBox="0 0 201 233" draw:points="201,0 127,233 0,138"><text:p/></draw:polygon><draw:line draw:style-name="gr54" draw:text-style-name="P77" svg:x1="1.557cm" svg:y1="2.521cm" svg:x2="2.029cm" svg:y2="1.893cm"><text:p/></draw:line><draw:polygon draw:style-name="gr53" draw:text-style-name="P78" svg:width="0.2cm" svg:height="0.232cm" svg:x="3.033cm" svg:y="1.886cm" svg:viewBox="0 0 201 233" draw:points="0,0 201,138 78,233"><text:p/></draw:polygon><draw:line draw:style-name="gr54" draw:text-style-name="P77" svg:x1="3.5cm" svg:y1="2.521cm" svg:x2="3.031cm" svg:y2="1.893cm"><text:p/></draw:line><draw:polygon draw:style-name="gr50" draw:text-style-name="P74" svg:width="1.166cm" svg:height="0.387cm" svg:x="6.383cm" svg:y="2.521cm" svg:viewBox="0 0 1167 388" draw:points="585,388 0,388 0,0 1167,0 1167,388"><text:p/></draw:polygon><draw:polygon draw:style-name="gr51" draw:text-style-name="P77" svg:width="1.166cm" svg:height="0.387cm" svg:x="6.383cm" svg:y="2.521cm" svg:viewBox="0 0 1167 388" draw:points="585,388 0,388 0,0 1167,0 1167,388"><text:p/></draw:polygon><draw:frame draw:style-name="gr48" draw:text-style-name="P76" svg:width="1.195cm" svg:height="0.32cm" svg:x="1.946cm" svg:y="1.529cm"><draw:text-box><text:p text:style-name="P75"><text:span text:style-name="T90">Hash</text:span><text:span text:style-name="T89"> Raíz</text:span></text:p></draw:text-box></draw:frame><draw:polygon draw:style-name="gr50" draw:text-style-name="P74" svg:width="0.775cm" svg:height="0.387cm" svg:x="8.365cm" svg:y="3.683cm" svg:viewBox="0 0 776 388" draw:points="388,388 0,388 0,0 776,0 776,388"><text:p/></draw:polygon><draw:polygon draw:style-name="gr51" draw:text-style-name="P77" svg:width="0.775cm" svg:height="0.387cm" svg:x="8.365cm" svg:y="3.683cm" svg:viewBox="0 0 776 388" draw:points="388,388 0,388 0,0 776,0 776,388"><text:p/></draw:polygon><draw:frame draw:style-name="gr76" draw:text-style-name="P76" svg:width="0.851cm" svg:height="0.32cm" svg:x="6.544cm" svg:y="2.6cm"><draw:text-box><text:p text:style-name="P75"><text:span text:style-name="T90">Hash</text:span><text:span text:style-name="T89">01</text:span></text:p></draw:text-box></draw:frame><draw:polygon draw:style-name="gr50" draw:text-style-name="P74" svg:width="0.779cm" svg:height="0.387cm" svg:x="9.529cm" svg:y="4.65cm" svg:viewBox="0 0 780 388" draw:points="392,388 0,388 0,0 780,0 780,388"><text:p/></draw:polygon><draw:polygon draw:style-name="gr51" draw:text-style-name="P77" svg:width="0.779cm" svg:height="0.387cm" svg:x="9.529cm" svg:y="4.65cm" svg:viewBox="0 0 780 388" draw:points="392,388 0,388 0,0 780,0 780,388"><text:p/></draw:polygon><draw:frame draw:style-name="gr74" draw:text-style-name="P76" svg:width="0.72cm" svg:height="0.32cm" svg:x="8.408cm" svg:y="3.75cm"><draw:text-box><text:p text:style-name="P75"><text:span text:style-name="T90">Hash</text:span><text:span text:style-name="T89">2</text:span></text:p></draw:text-box></draw:frame><draw:polygon draw:style-name="gr50" draw:text-style-name="P74" svg:width="1.167cm" svg:height="0.387cm" svg:x="8.717cm" svg:y="2.521cm" svg:viewBox="0 0 1168 388" draw:points="582,388 0,388 0,0 1168,0 1168,388"><text:p/></draw:polygon><draw:polygon draw:style-name="gr73" draw:text-style-name="P77" svg:width="1.167cm" svg:height="0.387cm" svg:x="8.717cm" svg:y="2.521cm" svg:viewBox="0 0 1168 388" draw:points="582,388 0,388 0,0 1168,0 1168,388"><text:p/></draw:polygon><draw:frame draw:style-name="gr79" draw:text-style-name="P76" svg:width="0.482cm" svg:height="0.32cm" svg:x="9.723cm" svg:y="4.722cm"><draw:text-box><text:p text:style-name="P75"><text:span text:style-name="T89">Trc3</text:span></text:p></draw:text-box></draw:frame><draw:polygon draw:style-name="gr77" draw:text-style-name="P78" svg:width="0.172cm" svg:height="0.239cm" svg:x="8.933cm" svg:y="2.909cm" svg:viewBox="0 0 173 240" draw:points="173,0 138,240 0,173"><text:p/></draw:polygon><draw:line draw:style-name="gr54" draw:text-style-name="P77" svg:x1="8.717cm" svg:y1="3.68cm" svg:x2="9.02cm" svg:y2="3.073cm"><text:p/></draw:line><draw:polygon draw:style-name="gr53" draw:text-style-name="P78" svg:width="0.175cm" svg:height="0.239cm" svg:x="9.493cm" svg:y="2.909cm" svg:viewBox="0 0 176 240" draw:points="0,0 176,173 35,240"><text:p/></draw:polygon><draw:line draw:style-name="gr54" draw:text-style-name="P77" svg:x1="9.886cm" svg:y1="3.68cm" svg:x2="9.579cm" svg:y2="3.073cm"><text:p/></draw:line><draw:polygon draw:style-name="gr45" draw:text-style-name="P74" svg:width="3.502cm" svg:height="1.995cm" svg:x="6.612cm" svg:y="0.194cm" svg:viewBox="0 0 3503 1996" draw:points="1753,1996 0,1996 0,0 3503,0 3503,1996"><text:p/></draw:polygon><draw:frame draw:style-name="gr76" draw:text-style-name="P76" svg:width="0.851cm" svg:height="0.32cm" svg:x="8.872cm" svg:y="2.6cm"><draw:text-box><text:p text:style-name="P75"><text:span text:style-name="T90">Hash</text:span><text:span text:style-name="T89">23</text:span></text:p></draw:text-box></draw:frame><draw:polygon draw:style-name="gr50" draw:text-style-name="P74" svg:width="1.554cm" svg:height="0.387cm" svg:x="7.382cm" svg:y="1.525cm" svg:viewBox="0 0 1555 388" draw:points="776,388 0,388 0,0 1555,0 1555,388"><text:p/></draw:polygon><draw:polygon draw:style-name="gr51" draw:text-style-name="P77" svg:width="1.554cm" svg:height="0.387cm" svg:x="7.382cm" svg:y="1.526cm" svg:viewBox="0 0 1555 388" draw:points="776,388 0,388 0,0 1555,0 1555,388"><text:p/></draw:polygon><draw:frame draw:style-name="gr80" draw:text-style-name="P76" svg:width="3.858cm" svg:height="0.563cm" svg:x="6.807cm" svg:y="0.318cm"><draw:text-box><text:p text:style-name="P75"><text:span text:style-name="T89">Cabeçalho do Bloco </text:span></text:p><text:p text:style-name="P75"><text:span text:style-name="T89">(</text:span><text:span text:style-name="T90">Hash</text:span><text:span text:style-name="T89"> do Bloco)</text:span></text:p></draw:text-box></draw:frame><draw:polygon draw:style-name="gr53" draw:text-style-name="P78" svg:width="0.2cm" svg:height="0.232cm" svg:x="7.41cm" svg:y="1.922cm" svg:viewBox="0 0 201 233" draw:points="201,0 124,233 0,138"><text:p/></draw:polygon><draw:line draw:style-name="gr54" draw:text-style-name="P77" svg:x1="7.162cm" svg:y1="2.521cm" svg:x2="7.539cm" svg:y2="2.02cm"><text:p/></draw:line><draw:polygon draw:style-name="gr53" draw:text-style-name="P78" svg:width="0.2cm" svg:height="0.232cm" svg:x="8.651cm" svg:y="1.912cm" svg:viewBox="0 0 201 233" draw:points="0,0 201,138 78,233"><text:p/></draw:polygon><draw:line draw:style-name="gr54" draw:text-style-name="P77" svg:x1="9.106cm" svg:y1="2.523cm" svg:x2="8.713cm" svg:y2="2.002cm"><text:p/></draw:line><draw:frame draw:style-name="gr48" draw:text-style-name="P76" svg:width="1.195cm" svg:height="0.32cm" svg:x="7.59cm" svg:y="1.598cm"><draw:text-box><text:p text:style-name="P75"><text:span text:style-name="T90">Hash</text:span><text:span text:style-name="T89"> Raíz</text:span></text:p></draw:text-box></draw:frame><draw:frame draw:style-name="gr81" draw:text-style-name="P76" svg:width="4.414cm" svg:height="0.32cm" svg:x="0.385cm" svg:y="5.45cm"><draw:text-box><text:p text:style-name="P75"><text:span text:style-name="T89">Transações </text:span><text:span text:style-name="T90">Hashed</text:span><text:span text:style-name="T89"> numa árvore Merkle</text:span></text:p></draw:text-box></draw:frame><draw:polygon draw:style-name="gr50" draw:text-style-name="P74" svg:width="1.555cm" svg:height="0.387cm" svg:x="7.013cm" svg:y="0.986cm" svg:viewBox="0 0 1556 388" draw:points="777,388 0,388 0,0 1556,0 1556,388"><text:p/></draw:polygon><draw:polygon draw:style-name="gr51" draw:text-style-name="P77" svg:width="1.555cm" svg:height="0.387cm" svg:x="7.007cm" svg:y="0.987cm" svg:viewBox="0 0 1556 388" draw:points="777,388 0,388 0,0 1556,0 1556,388"><text:p/></draw:polygon><draw:frame draw:style-name="gr82" draw:text-style-name="P76" svg:width="3.867cm" svg:height="0.32cm" svg:x="6.239cm" svg:y="5.45cm"><draw:text-box><text:p text:style-name="P75"><text:span text:style-name="T89">Depois de remover Trc0-2 do Bloco</text:span></text:p></draw:text-box></draw:frame><draw:polygon draw:style-name="gr50" draw:text-style-name="P74" svg:width="1.167cm" svg:height="0.387cm" svg:x="8.758cm" svg:y="0.972cm" svg:viewBox="0 0 1168 388" draw:points="582,388 0,388 0,0 1168,0 1168,388"><text:p/></draw:polygon><draw:polygon draw:style-name="gr51" draw:text-style-name="P77" svg:width="1.167cm" svg:height="0.387cm" svg:x="8.753cm" svg:y="0.974cm" svg:viewBox="0 0 1168 388" draw:points="582,388 0,388 0,0 1168,0 1168,388"><text:p/></draw:polygon><draw:frame draw:style-name="gr48" draw:text-style-name="P76" svg:width="1.195cm" svg:height="0.32cm" svg:x="7.216cm" svg:y="1.057cm"><draw:text-box><text:p text:style-name="P75"><text:span text:style-name="T90">Hash</text:span><text:span text:style-name="T89"> Ant</text:span></text:p></draw:text-box></draw:frame><draw:polygon draw:style-name="gr50" draw:text-style-name="P74" svg:width="0.744cm" svg:height="0.387cm" svg:x="9.529cm" svg:y="3.683cm" svg:viewBox="0 0 745 388" draw:points="374,388 0,388 0,0 745,0 745,388"><text:p/></draw:polygon><draw:polygon draw:style-name="gr73" draw:text-style-name="P77" svg:width="0.744cm" svg:height="0.387cm" svg:x="9.529cm" svg:y="3.683cm" svg:viewBox="0 0 745 388" draw:points="374,388 0,388 0,0 745,0 745,388"><text:p/></draw:polygon><draw:frame draw:style-name="gr74" draw:text-style-name="P79" svg:width="0.72cm" svg:height="0.32cm" svg:x="8.973cm" svg:y="1.046cm"><draw:text-box><text:p text:style-name="P75"><text:span text:style-name="T90">Nonce</text:span></text:p></draw:text-box></draw:frame><draw:polygon draw:style-name="gr75" draw:text-style-name="P74" svg:width="0.779cm" svg:height="0.387cm" svg:x="0.389cm" svg:y="4.65cm" svg:viewBox="0 0 780 388" draw:points="391,388 0,388 0,0 780,0 780,388"><text:p/></draw:polygon><draw:polygon draw:style-name="gr51" draw:text-style-name="P77" svg:width="0.779cm" svg:height="0.387cm" svg:x="0.389cm" svg:y="4.65cm" svg:viewBox="0 0 780 388" draw:points="391,388 0,388 0,0 780,0 780,388"><text:p/></draw:polygon><draw:frame draw:style-name="gr74" draw:text-style-name="P76" svg:width="0.72cm" svg:height="0.32cm" svg:x="9.541cm" svg:y="3.75cm"><draw:text-box><text:p text:style-name="P75"><text:span text:style-name="T89">Hash3</text:span></text:p></draw:text-box></draw:frame><draw:polygon draw:style-name="gr50" draw:text-style-name="P74" svg:width="0.778cm" svg:height="0.387cm" svg:x="1.557cm" svg:y="4.65cm" svg:viewBox="0 0 779 388" draw:points="388,388 0,388 0,0 779,0 779,388"><text:p/></draw:polygon><draw:polygon draw:style-name="gr51" draw:text-style-name="P77" svg:width="0.778cm" svg:height="0.387cm" svg:x="1.557cm" svg:y="4.65cm" svg:viewBox="0 0 779 388" draw:points="388,388 0,388 0,0 779,0 779,388"><text:p/></draw:polygon><draw:frame draw:style-name="gr79" draw:text-style-name="P76" svg:width="0.482cm" svg:height="0.32cm" svg:x="0.587cm" svg:y="4.722cm"><draw:text-box><text:p text:style-name="P75"><text:span text:style-name="T89">Trc0</text:span></text:p></draw:text-box></draw:frame><draw:polygon draw:style-name="gr50" draw:text-style-name="P74" svg:width="0.775cm" svg:height="0.387cm" svg:x="2.724cm" svg:y="4.65cm" svg:viewBox="0 0 776 388" draw:points="388,388 0,388 0,0 776,0 776,388"><text:p/></draw:polygon><draw:polygon draw:style-name="gr51" draw:text-style-name="P77" svg:width="0.775cm" svg:height="0.387cm" svg:x="2.724cm" svg:y="4.65cm" svg:viewBox="0 0 776 388" draw:points="388,388 0,388 0,0 776,0 776,388"><text:p/></draw:polygon><draw:frame draw:style-name="gr79" draw:text-style-name="P76" svg:width="0.482cm" svg:height="0.32cm" svg:x="1.744cm" svg:y="4.722cm"><draw:text-box><text:p text:style-name="P75"><text:span text:style-name="T89">Trc1</text:span></text:p></draw:text-box></draw:frame><draw:polygon draw:style-name="gr50" draw:text-style-name="P74" svg:width="0.775cm" svg:height="0.387cm" svg:x="3.891cm" svg:y="4.65cm" svg:viewBox="0 0 776 388" draw:points="388,388 0,388 0,0 776,0 776,388"><text:p/></draw:polygon><draw:polygon draw:style-name="gr51" draw:text-style-name="P77" svg:width="0.775cm" svg:height="0.387cm" svg:x="3.891cm" svg:y="4.65cm" svg:viewBox="0 0 776 388" draw:points="388,388 0,388 0,0 776,0 776,388"><text:p/></draw:polygon><draw:frame draw:style-name="gr79" draw:text-style-name="P76" svg:width="0.482cm" svg:height="0.32cm" svg:x="2.917cm" svg:y="4.722cm"><draw:text-box><text:p text:style-name="P75"><text:span text:style-name="T89">Trc2</text:span></text:p></draw:text-box></draw:frame><draw:polygon draw:style-name="gr53" draw:text-style-name="P78" svg:width="0.154cm" svg:height="0.232cm" svg:x="0.703cm" svg:y="4.071cm" svg:viewBox="0 0 155 233" draw:points="77,0 155,233 0,233"><text:p/></draw:polygon><draw:line draw:style-name="gr54" draw:text-style-name="P77" svg:x1="0.78cm" svg:y1="4.653cm" svg:x2="0.78cm" svg:y2="4.258cm"><text:p/></draw:line><draw:polygon draw:style-name="gr53" draw:text-style-name="P78" svg:width="0.154cm" svg:height="0.232cm" svg:x="1.866cm" svg:y="4.071cm" svg:viewBox="0 0 155 233" draw:points="78,0 155,233 0,233"><text:p/></draw:polygon><draw:line draw:style-name="gr54" draw:text-style-name="P77" svg:x1="1.945cm" svg:y1="4.653cm" svg:x2="1.945cm" svg:y2="4.258cm"><text:p/></draw:line><draw:polygon draw:style-name="gr53" draw:text-style-name="P78" svg:width="0.154cm" svg:height="0.232cm" svg:x="3.035cm" svg:y="4.071cm" svg:viewBox="0 0 155 233" draw:points="77,0 155,233 0,233"><text:p/></draw:polygon><draw:line draw:style-name="gr54" draw:text-style-name="P77" svg:x1="3.112cm" svg:y1="4.653cm" svg:x2="3.112cm" svg:y2="4.258cm"><text:p/></draw:line><draw:polygon draw:style-name="gr53" draw:text-style-name="P78" svg:width="0.155cm" svg:height="0.232cm" svg:x="4.202cm" svg:y="4.071cm" svg:viewBox="0 0 156 233" draw:points="78,0 156,233 0,233"><text:p/></draw:polygon><draw:line draw:style-name="gr54" draw:text-style-name="P77" svg:x1="4.279cm" svg:y1="4.653cm" svg:x2="4.279cm" svg:y2="4.258cm"><text:p/></draw:line><draw:polygon draw:style-name="gr53" draw:text-style-name="P78" svg:width="0.155cm" svg:height="0.232cm" svg:x="9.843cm" svg:y="4.071cm" svg:viewBox="0 0 156 233" draw:points="78,0 156,233 0,233"><text:p/></draw:polygon><draw:line draw:style-name="gr54" draw:text-style-name="P77" svg:x1="9.92cm" svg:y1="4.653cm" svg:x2="9.92cm" svg:y2="4.258cm"><text:p/></draw:line><draw:frame draw:style-name="gr79" draw:text-style-name="P76" svg:width="0.482cm" svg:height="0.32cm" svg:x="4.071cm" svg:y="4.722cm"><draw:text-box><text:p text:style-name="P75"><text:span text:style-name="T89">Trc3</text:span></text:p></draw:text-box></draw:frame></draw:g></text:p>
      <text:p text:style-name="P28"/>
      <text:p text:style-name="P17"><text:span text:style-name="T55">Um cabeçalho de bloco sem transações deverá ter cerca de 80 bytes.</text:span> <text:s/><text:span text:style-name="T55">Se considerarmos blocos gerados a cada 10 minutos, 80 bytes * 6 * 24 * 365 = 4.2MB por ano. Com computadores a ser vendidos tipicamente com 2GB de RAM em 2008, e a Lei de Moore prevendo o <text:s/>crescimento de 1.2GB por ano, o armazenamento não deverá ser um problema mesmo que os blocos tenham que ser mantidos em memória.</text:span></text:p>
      <text:h text:style-name="P67" text:outline-level="2"><text:span text:style-name="T12">8</text:span><text:span text:style-name="T9">. <text:s text:c="3"/></text:span><text:span text:style-name="T20">Verificação de Pagamento Simplificada</text:span></text:h>
      <text:p text:style-name="P39">É possível verificar pagamentos sem <text:span text:style-name="T72">operar</text:span> um nó de rede completo. O utilizador só necessita manter uma c<text:span text:style-name="T70">ó</text:span>pia dos cabeçalhos de bloco da cadeia de maior prova-de-trabalho, que pode obter questionando nós de rede até estar convencido que obteve a mais longa, e obter o ramo Merkle ligando a transação ao bloco com a marca temporal correspondente. Não pode confirmar a transação por si próprio, mas ao estabelecer uma relação com um ponto da cadeia, pode verificar que <text:span text:style-name="T72">um nó d</text:span>a rede a aceitou, e blocos posteriores confirmam <text:span text:style-name="T72">ainda</text:span> que a rede a aceitou.</text:p>
      <text:p text:style-name="P28"/>
      <text:p text:style-name="P32"><draw:g text:anchor-type="as-char" draw:z-index="11" draw:style-name="gr26"><draw:polygon draw:style-name="gr50" draw:text-style-name="P74" svg:width="1.202cm" svg:height="0.401cm" svg:x="4.425cm" svg:y="2.903cm" svg:viewBox="0 0 1203 402" draw:points="603,402 0,402 0,0 1203,0 1203,402"><text:p/></draw:polygon><draw:polygon draw:style-name="gr51" draw:text-style-name="P77" svg:width="1.202cm" svg:height="0.401cm" svg:x="4.425cm" svg:y="2.903cm" svg:viewBox="0 0 1203 402" draw:points="603,402 0,402 0,0 1203,0 1203,402"><text:p/></draw:polygon><draw:polygon draw:style-name="gr50" draw:text-style-name="P74" svg:width="1.001cm" svg:height="0.401cm" svg:x="6.231cm" svg:y="4.106cm" svg:viewBox="0 0 1002 402" draw:points="501,402 0,402 0,0 1002,0 1002,402"><text:p/></draw:polygon><draw:polygon draw:style-name="gr51" draw:text-style-name="P77" svg:width="1.001cm" svg:height="0.401cm" svg:x="6.231cm" svg:y="4.106cm" svg:viewBox="0 0 1002 402" draw:points="501,402 0,402 0,0 1002,0 1002,402"><text:p/></draw:polygon><draw:frame draw:style-name="gr83" draw:text-style-name="P76" svg:width="0.87cm" svg:height="0.32cm" svg:x="4.598cm" svg:y="2.983cm"><draw:text-box><text:p text:style-name="P75"><text:span text:style-name="T91">Hash</text:span><text:span text:style-name="T92">01</text:span></text:p></draw:text-box></draw:frame><draw:polygon draw:style-name="gr50" draw:text-style-name="P74" svg:width="1.005cm" svg:height="0.401cm" svg:x="7.631cm" svg:y="4.106cm" svg:viewBox="0 0 1006 402" draw:points="505,402 0,402 0,0 1006,0 1006,402"><text:p/></draw:polygon><draw:polygon draw:style-name="gr73" draw:text-style-name="P77" svg:width="1.005cm" svg:height="0.401cm" svg:x="7.631cm" svg:y="4.106cm" svg:viewBox="0 0 1006 402" draw:points="505,402 0,402 0,0 1006,0 1006,402"><text:p/></draw:polygon><draw:frame draw:style-name="gr84" draw:text-style-name="P76" svg:width="0.731cm" svg:height="0.32cm" svg:x="6.371cm" svg:y="4.198cm"><draw:text-box><text:p text:style-name="P75"><text:span text:style-name="T91">Hash</text:span><text:span text:style-name="T92">2</text:span></text:p></draw:text-box></draw:frame><draw:polygon draw:style-name="gr75" draw:text-style-name="P74" svg:width="1.202cm" svg:height="0.401cm" svg:x="6.831cm" svg:y="2.903cm" svg:viewBox="0 0 1203 402" draw:points="603,402 0,402 0,0 1203,0 1203,402"><text:p/></draw:polygon><draw:polygon draw:style-name="gr73" draw:text-style-name="P77" svg:width="1.202cm" svg:height="0.401cm" svg:x="6.831cm" svg:y="2.903cm" svg:viewBox="0 0 1203 402" draw:points="603,402 0,402 0,0 1203,0 1203,402"><text:p/></draw:polygon><draw:frame draw:style-name="gr84" draw:text-style-name="P76" svg:width="0.731cm" svg:height="0.32cm" svg:x="7.773cm" svg:y="4.198cm"><draw:text-box><text:p text:style-name="P75"><text:span text:style-name="T91">Hash</text:span><text:span text:style-name="T92">3</text:span></text:p></draw:text-box></draw:frame><draw:polygon draw:style-name="gr77" draw:text-style-name="P78" svg:width="0.179cm" svg:height="0.25cm" svg:x="7.053cm" svg:y="3.307cm" svg:viewBox="0 0 180 251" draw:points="180,0 145,251 0,180"><text:p/></draw:polygon><draw:line draw:style-name="gr54" draw:text-style-name="P77" svg:x1="6.831cm" svg:y1="4.106cm" svg:x2="7.145cm" svg:y2="3.478cm"><text:p/></draw:line><draw:polygon draw:style-name="gr53" draw:text-style-name="P78" svg:width="0.179cm" svg:height="0.25cm" svg:x="7.631cm" svg:y="3.307cm" svg:viewBox="0 0 180 251" draw:points="0,0 180,180 39,251"><text:p/></draw:polygon><draw:line draw:style-name="gr54" draw:text-style-name="P77" svg:x1="8.034cm" svg:y1="4.106cm" svg:x2="7.72cm" svg:y2="3.478cm"><text:p/></draw:line><draw:polygon draw:style-name="gr45" draw:text-style-name="P74" svg:width="3.608cm" svg:height="1.805cm" svg:x="4.626cm" svg:y="0.497cm" svg:viewBox="0 0 3609 1806" draw:points="1803,1806 0,1806 0,0 3609,0 3609,1806"><text:p/></draw:polygon><draw:frame draw:style-name="gr83" draw:text-style-name="P76" svg:width="0.87cm" svg:height="0.32cm" svg:x="6.999cm" svg:y="2.983cm"><draw:text-box><text:p text:style-name="P75"><text:span text:style-name="T91">Hash</text:span><text:span text:style-name="T92">23</text:span></text:p></draw:text-box></draw:frame><draw:polygon draw:style-name="gr50" draw:text-style-name="P74" svg:width="1.604cm" svg:height="0.401cm" svg:x="5.391cm" svg:y="1.7cm" svg:viewBox="0 0 1605 402" draw:points="801,402 0,402 0,0 1605,0 1605,402"><text:p/></draw:polygon><draw:polygon draw:style-name="gr51" draw:text-style-name="P77" svg:width="1.604cm" svg:height="0.401cm" svg:x="5.391cm" svg:y="1.7cm" svg:viewBox="0 0 1605 402" draw:points="801,402 0,402 0,0 1605,0 1605,402"><text:p/></draw:polygon><draw:frame draw:style-name="gr85" draw:text-style-name="P76" svg:width="2.222cm" svg:height="0.32cm" svg:x="4.826cm" svg:y="0.649cm"><draw:text-box><text:p text:style-name="P75"><text:span text:style-name="T92">Cabeçalho do bloco</text:span></text:p></draw:text-box></draw:frame><draw:polygon draw:style-name="gr53" draw:text-style-name="P78" svg:width="0.207cm" svg:height="0.239cm" svg:x="5.621cm" svg:y="2.104cm" svg:viewBox="0 0 208 240" draw:points="208,0 127,240 0,145"><text:p/></draw:polygon><draw:line draw:style-name="gr54" draw:text-style-name="P77" svg:x1="5.226cm" svg:y1="2.907cm" svg:x2="5.712cm" svg:y2="2.261cm"><text:p/></draw:line><draw:polygon draw:style-name="gr53" draw:text-style-name="P78" svg:width="0.207cm" svg:height="0.239cm" svg:x="6.63cm" svg:y="2.104cm" svg:viewBox="0 0 208 240" draw:points="0,0 208,145 81,240"><text:p/></draw:polygon><draw:line draw:style-name="gr54" draw:text-style-name="P77" svg:x1="7.233cm" svg:y1="2.907cm" svg:x2="6.746cm" svg:y2="2.261cm"><text:p/></draw:line><draw:polygon draw:style-name="gr50" draw:text-style-name="P74" svg:width="1.601cm" svg:height="0.398cm" svg:x="5.028cm" svg:y="1.102cm" svg:viewBox="0 0 1602 399" draw:points="801,399 0,399 0,0 1602,0 1602,399"><text:p/></draw:polygon><draw:polygon draw:style-name="gr51" draw:text-style-name="P77" svg:width="1.601cm" svg:height="0.398cm" svg:x="5.028cm" svg:y="1.102cm" svg:viewBox="0 0 1602 399" draw:points="801,399 0,399 0,0 1602,0 1602,399"><text:p/></draw:polygon><draw:frame draw:style-name="gr86" draw:text-style-name="P76" svg:width="1.355cm" svg:height="0.32cm" svg:x="5.514cm" svg:y="1.773cm"><draw:text-box><text:p text:style-name="P75"><text:span text:style-name="T92">Raiz Merkle</text:span></text:p></draw:text-box></draw:frame><draw:polygon draw:style-name="gr50" draw:text-style-name="P74" svg:width="1.202cm" svg:height="0.398cm" svg:x="6.831cm" svg:y="1.102cm" svg:viewBox="0 0 1203 399" draw:points="603,399 0,399 0,0 1203,0 1203,399"><text:p/></draw:polygon><draw:polygon draw:style-name="gr51" draw:text-style-name="P77" svg:width="1.202cm" svg:height="0.398cm" svg:x="6.831cm" svg:y="1.102cm" svg:viewBox="0 0 1203 399" draw:points="603,399 0,399 0,0 1203,0 1203,399"><text:p/></draw:polygon><draw:frame draw:style-name="gr48" draw:text-style-name="P76" svg:width="1.195cm" svg:height="0.32cm" svg:x="5.242cm" svg:y="1.169cm"><draw:text-box><text:p text:style-name="P75"><text:span text:style-name="T91">Hash</text:span><text:span text:style-name="T92"> Ant.</text:span></text:p></draw:text-box></draw:frame><draw:polygon draw:style-name="gr45" draw:text-style-name="P74" svg:width="3.608cm" svg:height="1.805cm" svg:x="0.414cm" svg:y="0.497cm" svg:viewBox="0 0 3609 1806" draw:points="1806,1806 0,1806 0,0 3609,0 3609,1806"><text:p/></draw:polygon><draw:frame draw:style-name="gr84" draw:text-style-name="P79" svg:width="0.731cm" svg:height="0.32cm" svg:x="7.059cm" svg:y="1.169cm"><draw:text-box><text:p text:style-name="P75"><text:span text:style-name="T91">Nonce</text:span></text:p></draw:text-box></draw:frame><draw:polygon draw:style-name="gr50" draw:text-style-name="P74" svg:width="1.604cm" svg:height="0.401cm" svg:x="1.144cm" svg:y="1.7cm" svg:viewBox="0 0 1605 402" draw:points="804,402 0,402 0,0 1605,0 1605,402"><text:p/></draw:polygon><draw:polygon draw:style-name="gr51" draw:text-style-name="P77" svg:width="1.604cm" svg:height="0.401cm" svg:x="1.144cm" svg:y="1.7cm" svg:viewBox="0 0 1605 402" draw:points="804,402 0,402 0,0 1605,0 1605,402"><text:p/></draw:polygon><draw:frame draw:style-name="gr85" draw:text-style-name="P76" svg:width="2.222cm" svg:height="0.32cm" svg:x="0.607cm" svg:y="0.649cm"><draw:text-box><text:p text:style-name="P75"><text:span text:style-name="T92">Cabeçalho do bloco</text:span></text:p></draw:text-box></draw:frame><draw:polygon draw:style-name="gr50" draw:text-style-name="P74" svg:width="1.604cm" svg:height="0.398cm" svg:x="0.781cm" svg:y="1.102cm" svg:viewBox="0 0 1605 399" draw:points="800,399 0,399 0,0 1605,0 1605,399"><text:p/></draw:polygon><draw:polygon draw:style-name="gr51" draw:text-style-name="P77" svg:width="1.604cm" svg:height="0.398cm" svg:x="0.781cm" svg:y="1.102cm" svg:viewBox="0 0 1605 399" draw:points="800,399 0,399 0,0 1605,0 1605,399"><text:p/></draw:polygon><draw:frame draw:style-name="gr86" draw:text-style-name="P76" svg:width="1.355cm" svg:height="0.32cm" svg:x="1.275cm" svg:y="1.773cm"><draw:text-box><text:p text:style-name="P75"><text:span text:style-name="T92">Raiz Merkle</text:span></text:p></draw:text-box></draw:frame><draw:polygon draw:style-name="gr50" draw:text-style-name="P74" svg:width="1.202cm" svg:height="0.398cm" svg:x="2.583cm" svg:y="1.102cm" svg:viewBox="0 0 1203 399" draw:points="603,399 0,399 0,0 1203,0 1203,399"><text:p/></draw:polygon><draw:polygon draw:style-name="gr51" draw:text-style-name="P77" svg:width="1.202cm" svg:height="0.398cm" svg:x="2.583cm" svg:y="1.102cm" svg:viewBox="0 0 1203 399" draw:points="603,399 0,399 0,0 1203,0 1203,399"><text:p/></draw:polygon><draw:frame draw:style-name="gr48" draw:text-style-name="P76" svg:width="1.195cm" svg:height="0.32cm" svg:x="1.002cm" svg:y="1.169cm"><draw:text-box><text:p text:style-name="P75"><text:span text:style-name="T91">Hash</text:span><text:span text:style-name="T92"> Ant.</text:span></text:p></draw:text-box></draw:frame><draw:polygon draw:style-name="gr45" draw:text-style-name="P74" svg:width="3.608cm" svg:height="1.805cm" svg:x="8.834cm" svg:y="0.497cm" svg:viewBox="0 0 3609 1806" draw:points="1807,1806 0,1806 0,0 3609,0 3609,1806"><text:p/></draw:polygon><draw:frame draw:style-name="gr84" draw:text-style-name="P79" svg:width="0.731cm" svg:height="0.32cm" svg:x="2.82cm" svg:y="1.169cm"><draw:text-box><text:p text:style-name="P75"><text:span text:style-name="T91">Nonce</text:span></text:p></draw:text-box></draw:frame><draw:polygon draw:style-name="gr50" draw:text-style-name="P74" svg:width="1.6cm" svg:height="0.401cm" svg:x="9.604cm" svg:y="1.7cm" svg:viewBox="0 0 1601 402" draw:points="800,402 0,402 0,0 1601,0 1601,402"><text:p/></draw:polygon><draw:polygon draw:style-name="gr51" draw:text-style-name="P77" svg:width="1.6cm" svg:height="0.401cm" svg:x="9.604cm" svg:y="1.7cm" svg:viewBox="0 0 1601 402" draw:points="800,402 0,402 0,0 1601,0 1601,402"><text:p/></draw:polygon><draw:frame draw:style-name="gr85" draw:text-style-name="P76" svg:width="2.222cm" svg:height="0.32cm" svg:x="9.024cm" svg:y="0.649cm"><draw:text-box><text:p text:style-name="P75"><text:span text:style-name="T92">Cabeçalho do bloco</text:span></text:p></draw:text-box></draw:frame><draw:polygon draw:style-name="gr50" draw:text-style-name="P74" svg:width="1.604cm" svg:height="0.398cm" svg:x="9.237cm" svg:y="1.102cm" svg:viewBox="0 0 1605 399" draw:points="800,399 0,399 0,0 1605,0 1605,399"><text:p/></draw:polygon><draw:polygon draw:style-name="gr51" draw:text-style-name="P77" svg:width="1.604cm" svg:height="0.398cm" svg:x="9.237cm" svg:y="1.102cm" svg:viewBox="0 0 1605 399" draw:points="800,399 0,399 0,0 1605,0 1605,399"><text:p/></draw:polygon><draw:frame draw:style-name="gr86" draw:text-style-name="P76" svg:width="1.355cm" svg:height="0.32cm" svg:x="9.733cm" svg:y="1.773cm"><draw:text-box><text:p text:style-name="P75"><text:span text:style-name="T92">Raiz Merkle</text:span></text:p></draw:text-box></draw:frame><draw:polygon draw:style-name="gr50" draw:text-style-name="P74" svg:width="1.202cm" svg:height="0.398cm" svg:x="11.043cm" svg:y="1.102cm" svg:viewBox="0 0 1203 399" draw:points="600,399 0,399 0,0 1203,0 1203,399"><text:p/></draw:polygon><draw:polygon draw:style-name="gr51" draw:text-style-name="P77" svg:width="1.202cm" svg:height="0.398cm" svg:x="11.043cm" svg:y="1.102cm" svg:viewBox="0 0 1203 399" draw:points="600,399 0,399 0,0 1203,0 1203,399"><text:p/></draw:polygon><draw:frame draw:style-name="gr48" draw:text-style-name="P76" svg:width="1.195cm" svg:height="0.32cm" svg:x="9.463cm" svg:y="1.169cm"><draw:text-box><text:p text:style-name="P75"><text:span text:style-name="T91">Hash</text:span><text:span text:style-name="T92"> Ant.</text:span></text:p></draw:text-box></draw:frame><draw:polygon draw:style-name="gr53" draw:text-style-name="P78" svg:width="0.239cm" svg:height="0.158cm" svg:x="8.997cm" svg:y="1.222cm" svg:viewBox="0 0 240 159" draw:points="240,81 0,159 0,0"><text:p/></draw:polygon><draw:line draw:style-name="gr54" draw:text-style-name="P77" svg:x1="8.235cm" svg:y1="1.305cm" svg:x2="9.046cm" svg:y2="1.305cm"><text:p/></draw:line><draw:polygon draw:style-name="gr53" draw:text-style-name="P78" svg:width="0.239cm" svg:height="0.158cm" svg:x="4.788cm" svg:y="1.222cm" svg:viewBox="0 0 240 159" draw:points="240,81 0,159 0,0"><text:p/></draw:polygon><draw:line draw:style-name="gr54" draw:text-style-name="P77" svg:x1="4.023cm" svg:y1="1.305cm" svg:x2="4.834cm" svg:y2="1.305cm"><text:p/></draw:line><draw:polygon draw:style-name="gr53" draw:text-style-name="P78" svg:width="0.239cm" svg:height="0.158cm" svg:x="12.807cm" svg:y="1.222cm" svg:viewBox="0 0 240 159" draw:points="240,81 0,159 0,0"><text:p/></draw:polygon><draw:line draw:style-name="gr54" draw:text-style-name="P77" svg:x1="12.443cm" svg:y1="1.305cm" svg:x2="12.853cm" svg:y2="1.305cm"><text:p/></draw:line><draw:polygon draw:style-name="gr53" draw:text-style-name="P78" svg:width="0.239cm" svg:height="0.158cm" svg:x="0.576cm" svg:y="1.222cm" svg:viewBox="0 0 240 159" draw:points="240,81 0,159 0,0"><text:p/></draw:polygon><draw:line draw:style-name="gr54" draw:text-style-name="P77" svg:x1="0.015cm" svg:y1="1.305cm" svg:x2="0.625cm" svg:y2="1.305cm"><text:p/></draw:line><draw:frame draw:style-name="gr84" draw:text-style-name="P79" svg:width="0.731cm" svg:height="0.32cm" svg:x="11.278cm" svg:y="1.169cm"><draw:text-box><text:p text:style-name="P75"><text:span text:style-name="T91">Nonce</text:span></text:p></draw:text-box></draw:frame><draw:frame draw:style-name="gr87" draw:text-style-name="P76" svg:width="2.622cm" svg:height="0.32cm" svg:x="8.417cm" svg:y="3.528cm"><draw:text-box><text:p text:style-name="P75"><text:span text:style-name="T92">Ramo Merkle para Trc3</text:span></text:p></draw:text-box></draw:frame><draw:polygon draw:style-name="gr50" draw:text-style-name="P74" svg:width="0.803cm" svg:height="0.401cm" svg:x="7.833cm" svg:y="5.108cm" svg:viewBox="0 0 804 402" draw:points="402,402 0,402 0,0 804,0 804,402"><text:p/></draw:polygon><draw:polygon draw:style-name="gr51" draw:text-style-name="P77" svg:width="0.803cm" svg:height="0.401cm" svg:x="7.833cm" svg:y="5.108cm" svg:viewBox="0 0 804 402" draw:points="402,402 0,402 0,0 804,0 804,402"><text:p/></draw:polygon><draw:frame draw:style-name="gr88" draw:text-style-name="P76" svg:width="4.508cm" svg:height="0.32cm" svg:x="0cm" svg:y="0cm"><draw:text-box><text:p text:style-name="P75"><text:span text:style-name="T92">Cadeia de Prova-de-trabalho mais longa</text:span></text:p></draw:text-box></draw:frame><draw:polygon draw:style-name="gr53" draw:text-style-name="P78" svg:width="0.161cm" svg:height="0.239cm" svg:x="8.154cm" svg:y="4.51cm" svg:viewBox="0 0 162 240" draw:points="81,0 162,240 0,240"><text:p/></draw:polygon><draw:line draw:style-name="gr54" draw:text-style-name="P77" svg:x1="8.235cm" svg:y1="5.108cm" svg:x2="8.235cm" svg:y2="4.699cm"><text:p/></draw:line><draw:frame draw:style-name="gr89" draw:text-style-name="P76" svg:width="0.498cm" svg:height="0.32cm" svg:x="8.022cm" svg:y="5.2cm"><draw:text-box><text:p text:style-name="P75"><text:span text:style-name="T92">Trc3</text:span></text:p></draw:text-box></draw:frame></draw:g></text:p>
      <text:p text:style-name="P28"/>
      <text:p text:style-name="P9"><text:span text:style-name="T56">Assim a verificação é confiável desde que os nós honestos controlem a rede, mas é mais vulnerável se a rede for dominada por um atacante.</text:span> <text:s/><text:span text:style-name="T56">Apesar dos nós da rede poderem verificar eles próprios transações, o método simplificado pode ser enganado por transações fabricadas de um atacante enquanto este puder continuar a dominar a rede.</text:span> <text:s/><text:span text:style-name="T57">Uma estratégia para proteger contra isso seria aceitar alertas dos nós da rede quando estes detetam um bloco inválido, solicitando ao software do utilizador para descarregar o bloco e as transações sujeitas ao alerta para confirmar a inconsistência. Empresas que recebam pagamentos frequentes ainda vão querer provavelmente </text:span><text:soft-page-break/><text:span text:style-name="T57">operar os seus próprios nós para mais segurança independente e rápida verificação. </text:span></text:p>
      <text:h text:style-name="P68" text:outline-level="2"><text:span text:style-name="T12">9</text:span><text:span text:style-name="T9">. <text:s text:c="3"/></text:span><text:span text:style-name="T21">Combinando e dividindo valores</text:span></text:h>
      <text:p text:style-name="P40">Embora fosse possível gerir moedas individualmente, seria trabalhoso fazer uma transação separada para cada cêntimo de uma transferência. Para permitir a divisão e combinação de valor, as transações contêm múltiplas entradas e saídas. Normalmente haverá uma entrada única de um<text:span text:style-name="T72">a</text:span> transação maior anterior ou múltiplas entradas combinando montantes inferiores, e no máximo duas saídas: uma para o pagamento, e uma devolvendo o troco, se houver, de volta para o remetente.</text:p>
      <text:p text:style-name="P28"/>
      <text:p text:style-name="P32"><draw:g text:anchor-type="as-char" draw:z-index="12" draw:style-name="gr26"><draw:polygon draw:style-name="gr45" draw:text-style-name="P74" svg:width="3.047cm" svg:height="2.338cm" svg:x="0.607cm" svg:y="0cm" svg:viewBox="0 0 3048 2339" draw:points="1524,2339 0,2339 0,0 3048,0 3048,2339"><text:p/></draw:polygon><draw:polygon draw:style-name="gr51" draw:text-style-name="P77" svg:width="1.05cm" svg:height="0.39cm" svg:x="1.175cm" svg:y="1.169cm" svg:viewBox="0 0 1051 391" draw:points="526,391 0,391 0,0 1051,0 1051,391"><text:p/></draw:polygon><draw:frame draw:style-name="gr90" draw:text-style-name="P76" svg:width="1.274cm" svg:height="0.32cm" svg:x="0.977cm" svg:y="0.099cm"><draw:text-box><text:p text:style-name="P75"><text:span text:style-name="T89">Transação</text:span></text:p></draw:text-box></draw:frame><draw:polygon draw:style-name="gr50" draw:text-style-name="P74" svg:width="1.05cm" svg:height="0.391cm" svg:x="1.175cm" svg:y="1.754cm" svg:viewBox="0 0 1051 392" draw:points="526,392 0,392 0,0 1051,0 1051,392"><text:p/></draw:polygon><draw:frame draw:style-name="gr91" draw:text-style-name="P76" svg:width="0.856cm" svg:height="0.32cm" svg:x="1.265cm" svg:y="1.238cm"><draw:text-box><text:p text:style-name="P75"><text:span text:style-name="T89">Entrada</text:span></text:p></draw:text-box></draw:frame><draw:polygon draw:style-name="gr50" draw:text-style-name="P74" svg:width="1.039cm" svg:height="0.387cm" svg:x="1.175cm" svg:y="0.587cm" svg:viewBox="0 0 1040 388" draw:points="521,388 0,388 0,0 1040,0 1040,388"><text:p/></draw:polygon><draw:frame draw:style-name="gr92" draw:text-style-name="P76" svg:width="0.242cm" svg:height="0.32cm" svg:x="1.265cm" svg:y="1.824cm"><draw:text-box><text:p text:style-name="P75"><text:span text:style-name="T89">...</text:span></text:p></draw:text-box></draw:frame><draw:polygon draw:style-name="gr51" draw:text-style-name="P77" svg:width="0.871cm" svg:height="0.387cm" svg:x="2.469cm" svg:y="0.587cm" svg:viewBox="0 0 872 388" draw:points="438,388 0,388 0,0 872,0 872,388"><text:p/></draw:polygon><draw:frame draw:style-name="gr91" draw:text-style-name="P76" svg:width="0.856cm" svg:height="0.32cm" svg:x="1.265cm" svg:y="0.649cm"><draw:text-box><text:p text:style-name="P75"><text:span text:style-name="T89">Entrada</text:span></text:p></draw:text-box></draw:frame><draw:polygon draw:style-name="gr50" draw:text-style-name="P74" svg:width="0.849cm" svg:height="0.39cm" svg:x="2.491cm" svg:y="1.169cm" svg:viewBox="0 0 850 391" draw:points="427,391 0,391 0,0 850,0 850,391"><text:p/></draw:polygon><draw:frame draw:style-name="gr93" draw:text-style-name="P76" svg:width="0.639cm" svg:height="0.32cm" svg:x="2.644cm" svg:y="0.649cm"><draw:text-box><text:p text:style-name="P75"><text:span text:style-name="T89">Saída</text:span></text:p></draw:text-box></draw:frame><draw:polygon draw:style-name="gr53" draw:text-style-name="P78" svg:width="0.235cm" svg:height="0.154cm" svg:x="0.939cm" svg:y="0.702cm" svg:viewBox="0 0 236 155" draw:points="236,78 0,155 0,0"><text:p/></draw:polygon><draw:line draw:style-name="gr54" draw:text-style-name="P77" svg:x1="0cm" svg:y1="0.781cm" svg:x2="0.988cm" svg:y2="0.781cm"><text:p/></draw:line><draw:polygon draw:style-name="gr53" draw:text-style-name="P78" svg:width="0.235cm" svg:height="0.154cm" svg:x="0.939cm" svg:y="1.289cm" svg:viewBox="0 0 236 155" draw:points="236,77 0,155 0,0"><text:p/></draw:polygon><draw:line draw:style-name="gr54" draw:text-style-name="P77" svg:x1="0cm" svg:y1="1.365cm" svg:x2="0.988cm" svg:y2="1.365cm"><text:p/></draw:line><draw:polygon draw:style-name="gr53" draw:text-style-name="P78" svg:width="0.235cm" svg:height="0.154cm" svg:x="0.939cm" svg:y="1.871cm" svg:viewBox="0 0 236 155" draw:points="236,77 0,155 0,0"><text:p/></draw:polygon><draw:line draw:style-name="gr54" draw:text-style-name="P77" svg:x1="0cm" svg:y1="1.948cm" svg:x2="0.988cm" svg:y2="1.948cm"><text:p/></draw:line><draw:polygon draw:style-name="gr53" draw:text-style-name="P78" svg:width="0.235cm" svg:height="0.154cm" svg:x="4.28cm" svg:y="0.702cm" svg:viewBox="0 0 236 155" draw:points="236,78 0,155 0,0"><text:p/></draw:polygon><draw:line draw:style-name="gr54" draw:text-style-name="P77" svg:x1="3.341cm" svg:y1="0.781cm" svg:x2="4.325cm" svg:y2="0.781cm"><text:p/></draw:line><draw:polygon draw:style-name="gr53" draw:text-style-name="P78" svg:width="0.235cm" svg:height="0.154cm" svg:x="4.28cm" svg:y="1.289cm" svg:viewBox="0 0 236 155" draw:points="236,77 0,155 0,0"><text:p/></draw:polygon><draw:line draw:style-name="gr54" draw:text-style-name="P77" svg:x1="3.341cm" svg:y1="1.365cm" svg:x2="4.325cm" svg:y2="1.365cm"><text:p/></draw:line><draw:frame draw:style-name="gr92" draw:text-style-name="P76" svg:width="0.242cm" svg:height="0.32cm" svg:x="2.746cm" svg:y="1.238cm"><draw:text-box><text:p text:style-name="P75"><text:span text:style-name="T89">...</text:span></text:p></draw:text-box></draw:frame></draw:g></text:p>
      <text:p text:style-name="P28"/>
      <text:p text:style-name="P19">De notar que a dispersão, onde uma transação depende de múltiplas transações, e essas dependem de ainda mais, não representa um problema. Nunca há a necessidade de extrair uma cópia completamente independente da história de uma transação.</text:p>
      <text:p text:style-name="P33"/>
      <text:h text:style-name="P67" text:outline-level="2"><text:span text:style-name="T12">10</text:span><text:span text:style-name="T9">. <text:s text:c="3"/></text:span><text:span text:style-name="T22">Privacidade</text:span></text:h>
      <text:p text:style-name="P34"><text:span text:style-name="T58">O modelo bancário tradicional obtém algum nível de privacidade limitando o acesso à informação às partes envolvidas e à terceira parte de confiança. A necessidade de anunciar todas as transações publicamente inviabiliza este método, mas a privacidade pode ainda ser mantida quebrando o fluxo de informação em outro ponto: mantendo as chaves públicas anónimas.</text:span> <text:span text:style-name="T59">O público pode ver que alguém está a enviar um montante a outra pessoa, mas sem informação que possa relacionar a transação a alguém.</text:span> <text:span text:style-name="T59">É similar ao nível de informação publicado pela bolsa de valores, onde data e montante dos negócios individuais, a “fita”, é tornada pública, mas sem divulgar quais as partes.</text:span></text:p>
      <text:p text:style-name="P33"/>
      <text:p text:style-name="P37"><draw:g text:anchor-type="as-char" draw:z-index="13" draw:style-name="gr26"><draw:polygon draw:style-name="gr45" draw:text-style-name="P74" svg:width="1.558cm" svg:height="0.514cm" svg:x="0.182cm" svg:y="0.569cm" svg:viewBox="0 0 1559 515" draw:points="780,515 0,515 0,0 1559,0 1559,515"><text:p/></draw:polygon><draw:polygon draw:style-name="gr45" draw:text-style-name="P74" svg:width="1.559cm" svg:height="0.514cm" svg:x="2.263cm" svg:y="0.569cm" svg:viewBox="0 0 1560 515" draw:points="780,515 0,515 0,0 1560,0 1560,515"><text:p/></draw:polygon><draw:frame draw:style-name="gr94" draw:text-style-name="P76" svg:width="1.117cm" svg:height="0.267cm" svg:x="0.522cm" svg:y="0.72cm"><draw:text-box><text:p text:style-name="P75"><text:span text:style-name="T93">Identidades</text:span></text:p></draw:text-box></draw:frame><draw:polygon draw:style-name="gr45" draw:text-style-name="P74" svg:width="1.558cm" svg:height="0.859cm" svg:x="4.524cm" svg:y="0.415cm" svg:viewBox="0 0 1559 860" draw:points="780,860 0,860 0,0 1559,0 1559,860"><text:p/></draw:polygon><draw:frame draw:style-name="gr95" draw:text-style-name="P76" svg:width="1.228cm" svg:height="0.267cm" svg:x="2.42cm" svg:y="0.72cm"><draw:text-box><text:p text:style-name="P75"><text:span text:style-name="T93">Transações</text:span></text:p></draw:text-box></draw:frame><draw:frame draw:style-name="gr96" draw:text-style-name="P76" svg:width="1.32cm" svg:height="0.267cm" svg:x="4.71cm" svg:y="0.54cm"><draw:text-box><text:p text:style-name="P75"><text:span text:style-name="T93">Terceira parte</text:span></text:p></draw:text-box></draw:frame><draw:polygon draw:style-name="gr45" draw:text-style-name="P74" svg:width="1.559cm" svg:height="0.859cm" svg:x="6.768cm" svg:y="0.396cm" svg:viewBox="0 0 1560 860" draw:points="780,860 0,860 0,0 1560,0 1560,860"><text:p/></draw:polygon><draw:frame draw:style-name="gr97" draw:text-style-name="P76" svg:width="1.26cm" svg:height="0.267cm" svg:x="4.766cm" svg:y="0.85cm"><draw:text-box><text:p text:style-name="P75"><text:span text:style-name="T93">De confiança</text:span></text:p></draw:text-box></draw:frame><draw:polygon draw:style-name="gr45" draw:text-style-name="P74" svg:width="1.562cm" svg:height="0.859cm" svg:x="9.019cm" svg:y="0.396cm" svg:viewBox="0 0 1563 860" draw:points="783,860 0,860 0,0 1563,0 1563,860"><text:p/></draw:polygon><draw:frame draw:style-name="gr98" draw:text-style-name="P76" svg:width="1.25cm" svg:height="0.267cm" svg:x="6.913cm" svg:y="0.72cm"><draw:text-box><text:p text:style-name="P75"><text:span text:style-name="T93">Contrapartes</text:span></text:p></draw:text-box></draw:frame><draw:line draw:style-name="gr51" draw:text-style-name="P77" svg:x1="8.673cm" svg:y1="0.219cm" svg:x2="8.673cm" svg:y2="1.425cm"><text:p/></draw:line><draw:polygon draw:style-name="gr45" draw:text-style-name="P74" svg:width="1.558cm" svg:height="0.518cm" svg:x="0.182cm" svg:y="2.466cm" svg:viewBox="0 0 1559 519" draw:points="780,519 0,519 0,0 1559,0 1559,519"><text:p/></draw:polygon><draw:frame draw:style-name="gr99" draw:text-style-name="P76" svg:width="0.71cm" svg:height="0.267cm" svg:x="9.513cm" svg:y="0.72cm"><draw:text-box><text:p text:style-name="P75"><text:span text:style-name="T93">Público</text:span></text:p></draw:text-box></draw:frame><draw:polygon draw:style-name="gr45" draw:text-style-name="P74" svg:width="1.558cm" svg:height="0.518cm" svg:x="2.436cm" svg:y="2.466cm" svg:viewBox="0 0 1559 519" draw:points="780,519 0,519 0,0 1559,0 1559,519"><text:p/></draw:polygon><draw:frame draw:style-name="gr94" draw:text-style-name="P76" svg:width="1.117cm" svg:height="0.267cm" svg:x="0.522cm" svg:y="2.625cm"><draw:text-box><text:p text:style-name="P75"><text:span text:style-name="T93">Identidades</text:span></text:p></draw:text-box></draw:frame><draw:polygon draw:style-name="gr45" draw:text-style-name="P74" svg:width="1.562cm" svg:height="0.863cm" svg:x="4.687cm" svg:y="2.294cm" svg:viewBox="0 0 1563 864" draw:points="780,864 0,864 0,0 1563,0 1563,864"><text:p/></draw:polygon><draw:frame draw:style-name="gr95" draw:text-style-name="P76" svg:width="1.228cm" svg:height="0.267cm" svg:x="2.598cm" svg:y="2.625cm"><draw:text-box><text:p text:style-name="P75"><text:span text:style-name="T93">Transações</text:span></text:p></draw:text-box></draw:frame><draw:line draw:style-name="gr51" draw:text-style-name="P77" svg:x1="2.09cm" svg:y1="2.294cm" svg:x2="2.09cm" svg:y2="3.158cm"><text:p/></draw:line><draw:polygon draw:style-name="gr53" draw:text-style-name="P78" svg:width="0.257cm" svg:height="0.172cm" svg:x="4.429cm" svg:y="2.639cm" svg:viewBox="0 0 258 173" draw:points="258,85 0,173 0,0"><text:p/></draw:polygon><draw:line draw:style-name="gr54" draw:text-style-name="P77" svg:x1="3.995cm" svg:y1="2.722cm" svg:x2="4.479cm" svg:y2="2.722cm"><text:p/></draw:line><draw:frame draw:style-name="gr99" draw:text-style-name="P76" svg:width="0.71cm" svg:height="0.267cm" svg:x="5.182cm" svg:y="2.625cm"><draw:text-box><text:p text:style-name="P75"><text:span text:style-name="T93">Público</text:span></text:p></draw:text-box></draw:frame><draw:frame draw:style-name="gr100" draw:text-style-name="P76" svg:width="2.756cm" svg:height="0.267cm" svg:x="0cm" svg:y="1.887cm"><draw:text-box><text:p text:style-name="P75"><text:span text:style-name="T93">Novo Modelo de Privacidade</text:span></text:p></draw:text-box></draw:frame><draw:polygon draw:style-name="gr53" draw:text-style-name="P78" svg:width="0.256cm" svg:height="0.172cm" svg:x="4.257cm" svg:y="0.741cm" svg:viewBox="0 0 257 173" draw:points="257,85 0,173 0,0"><text:p/></draw:polygon><draw:line draw:style-name="gr54" draw:text-style-name="P77" svg:x1="3.823cm" svg:y1="0.826cm" svg:x2="4.306cm" svg:y2="0.826cm"><text:p/></draw:line><draw:polygon draw:style-name="gr53" draw:text-style-name="P78" svg:width="0.26cm" svg:height="0.172cm" svg:x="6.507cm" svg:y="0.741cm" svg:viewBox="0 0 261 173" draw:points="261,85 0,173 0,0"><text:p/></draw:polygon><draw:line draw:style-name="gr54" draw:text-style-name="P77" svg:x1="6.073cm" svg:y1="0.826cm" svg:x2="6.56cm" svg:y2="0.826cm"><text:p/></draw:line><draw:line draw:style-name="gr51" draw:text-style-name="P77" svg:x1="1.741cm" svg:y1="0.826cm" svg:x2="2.263cm" svg:y2="0.826cm"><text:p/></draw:line><draw:frame draw:style-name="gr101" draw:text-style-name="P76" svg:width="3.294cm" svg:height="0.267cm" svg:x="0.018cm" svg:y="0cm"><draw:text-box><text:p text:style-name="P75"><text:span text:style-name="T93">Modelo Tradicional de Privacidade</text:span></text:p></draw:text-box></draw:frame></draw:g></text:p>
      <text:p text:style-name="P33"/>
      <text:p text:style-name="P10"><text:span text:style-name="T59">Como proteção adicional, um novo par de chaves deverá ser usado para cada transação para evitar que sejam relacionados a um proprietário comum.</text:span> <text:span text:style-name="T59">Algum relacionamento é inevitável com transações de múltipla entrada, que revelam necessariamente que as entradas pertencem ao mesmo proprietário.</text:span> <text:span text:style-name="T60">O risco é que, se o proprietário de uma chave for revelado, o relacionamento pode revelar outras transações pertencentes ao mesmo proprietário.</text:span></text:p>
      <text:h text:style-name="P70" text:outline-level="2"><text:span text:style-name="T12">11</text:span><text:span text:style-name="T9">. <text:s text:c="3"/></text:span><text:span text:style-name="T23">Cálculos</text:span></text:h>
      <text:p text:style-name="P35"><text:span text:style-name="T60">Consideremos o cenário de um atacante tentar gerar uma cadeia alternativa mais rapidamente que a cadeia honesta.</text:span> <text:span text:style-name="T60">Mesmo que o consiga, não torna o sistema aberto a alterações arbitrárias, como </text:span><text:soft-page-break/><text:span text:style-name="T60">criar valor a partir do nada ou apropriar-se de dinheiro que nunca pertenceu ao atacante. Os nós não iram aceitar uma transação inválida como pagamento, e os nós honestos nunca aceitarão um bloco que a contenha.</text:span> <text:span text:style-name="T60">Um atacante só poderá tentar alterar uma das suas próprias transacções para recuperar dinheiro que tenha gasto recentemente.</text:span> </text:p>
      <text:p text:style-name="P11"><text:span text:style-name="T61">A competição entre a cadeia honesta e a cadeia atacante pode ser caracterizada como Passeio Aleatório Binomial.</text:span> <text:span text:style-name="T61">O evento de sucesso será a cadeia honesta ser aumentada de um bloco, aumentando a sua liderança de +1, e o insucesso é a cadeia atacante ser aumentada de um bloco, reduzindo a diferença de -1.</text:span> </text:p>
      <text:p text:style-name="P12"><text:span text:style-name="T62">A probabilidade de um atacante recuperar de um determinado deficit é semelhante ao problema da Ruína do Jogador. Imagine-se um jogador com crédito ilimitado iniciando com deficit jogando um número potencialmente infinito de jogadas para tentar atingir o equilíbrio.</text:span> <text:span text:style-name="T62">Podemos calcular a probabilidade de alguma vez atingir o equilíbrio, ou que um atacante alguma vez atingir a cadeia honesta, como se segue [8]:</text:span> </text:p>
      <text:p text:style-name="P33"/>
      <text:p text:style-name="P47"><text:span text:style-name="T33">p</text:span> = <text:span text:style-name="T62">probabilidade de um nó honesto encontrar o próximo bloco</text:span> </text:p>
      <text:p text:style-name="P47"><text:span text:style-name="T28">q</text:span> = <text:span text:style-name="T62">probabilidade de um atacante encontrar o próximo bloco</text:span> </text:p>
      <text:p text:style-name="P47"><text:span text:style-name="T28">q</text:span><text:span text:style-name="T27">z</text:span> = <text:span text:style-name="T62">probabilidade do atacante alguma vez recuperar de z blocos de atraso</text:span></text:p>
      <text:p text:style-name="P33"/>
      <text:p text:style-name="P46"><draw:g text:anchor-type="as-char" draw:z-index="0" draw:style-name="gr1"><draw:frame draw:style-name="gr2" draw:text-style-name="P72" svg:width="0.198cm" svg:height="0.449cm" svg:x="0cm" svg:y="0.43cm"><draw:text-box><text:p text:style-name="P71"><text:span text:style-name="T75">q</text:span></text:p></draw:text-box></draw:frame><draw:frame draw:style-name="gr3" draw:text-style-name="P72" svg:width="0.094cm" svg:height="0.272cm" svg:x="0.24cm" svg:y="0.651cm"><draw:text-box><text:p text:style-name="P71"><text:span text:style-name="T76">z</text:span></text:p></draw:text-box></draw:frame><draw:frame draw:style-name="gr4" draw:text-style-name="P72" svg:width="0.313cm" svg:height="0.481cm" svg:x="0.346cm" svg:y="0.467cm"><draw:text-box><text:p text:style-name="P71"><text:span text:style-name="T77">=</text:span></text:p></draw:text-box></draw:frame><draw:frame draw:style-name="gr5" draw:text-style-name="P72" svg:width="0.406cm" svg:height="1.301cm" svg:x="0.635cm" svg:y="0cm"><draw:text-box><text:p text:style-name="P71"><text:span text:style-name="T78">{</text:span></text:p></draw:text-box></draw:frame><draw:frame draw:style-name="gr2" draw:text-style-name="P72" svg:width="0.198cm" svg:height="0.449cm" svg:x="1.304cm" svg:y="0.307cm"><draw:text-box><text:p text:style-name="P71"><text:span text:style-name="T79">1</text:span></text:p></draw:text-box></draw:frame><draw:frame draw:style-name="gr6" draw:text-style-name="P72" svg:width="0.219cm" svg:height="0.449cm" svg:x="2.26cm" svg:y="0.27cm"><draw:text-box><text:p text:style-name="P71"><text:span text:style-name="T75">if</text:span></text:p></draw:text-box></draw:frame><draw:frame draw:style-name="gr2" draw:text-style-name="P72" svg:width="0.198cm" svg:height="0.449cm" svg:x="2.655cm" svg:y="0.27cm"><draw:text-box><text:p text:style-name="P71"><text:span text:style-name="T75">p</text:span></text:p></draw:text-box></draw:frame><draw:frame draw:style-name="gr4" draw:text-style-name="P72" svg:width="0.313cm" svg:height="0.481cm" svg:x="2.866cm" svg:y="0.226cm"><draw:text-box><text:p text:style-name="P71"><text:span text:style-name="T77">≤</text:span></text:p></draw:text-box></draw:frame><draw:frame draw:style-name="gr2" draw:text-style-name="P72" svg:width="0.198cm" svg:height="0.449cm" svg:x="3.209cm" svg:y="0.27cm"><draw:text-box><text:p text:style-name="P71"><text:span text:style-name="T75">q</text:span></text:p></draw:text-box></draw:frame><draw:frame draw:style-name="gr7" draw:text-style-name="P72" svg:width="0.126cm" svg:height="0.481cm" svg:x="0.88cm" svg:y="0.755cm"><draw:text-box><text:p text:style-name="P71"><text:span text:style-name="T77"></text:span></text:p></draw:text-box></draw:frame><draw:frame draw:style-name="gr2" draw:text-style-name="P72" svg:width="0.198cm" svg:height="0.449cm" svg:x="1.014cm" svg:y="0.787cm"><draw:text-box><text:p text:style-name="P71"><text:span text:style-name="T75">q</text:span></text:p></draw:text-box></draw:frame><draw:frame draw:style-name="gr8" draw:text-style-name="P72" svg:width="0.112cm" svg:height="0.481cm" svg:x="1.251cm" svg:y="0.755cm"><draw:text-box><text:p text:style-name="P71"><text:span text:style-name="T77">/</text:span></text:p></draw:text-box></draw:frame><draw:frame draw:style-name="gr2" draw:text-style-name="P72" svg:width="0.198cm" svg:height="0.449cm" svg:x="1.462cm" svg:y="0.787cm"><draw:text-box><text:p text:style-name="P71"><text:span text:style-name="T75">p</text:span></text:p></draw:text-box></draw:frame><draw:frame draw:style-name="gr7" draw:text-style-name="P72" svg:width="0.126cm" svg:height="0.481cm" svg:x="1.677cm" svg:y="0.755cm"><draw:text-box><text:p text:style-name="P71"><text:span text:style-name="T77"></text:span></text:p></draw:text-box></draw:frame><draw:frame draw:style-name="gr3" draw:text-style-name="P72" svg:width="0.094cm" svg:height="0.272cm" svg:x="1.808cm" svg:y="0.693cm"><draw:text-box><text:p text:style-name="P71"><text:span text:style-name="T76">z</text:span></text:p></draw:text-box></draw:frame><draw:frame draw:style-name="gr6" draw:text-style-name="P72" svg:width="0.219cm" svg:height="0.449cm" svg:x="2.26cm" svg:y="0.799cm"><draw:text-box><text:p text:style-name="P71"><text:span text:style-name="T75">if</text:span></text:p></draw:text-box></draw:frame><draw:frame draw:style-name="gr2" draw:text-style-name="P72" svg:width="0.198cm" svg:height="0.449cm" svg:x="2.655cm" svg:y="0.799cm"><draw:text-box><text:p text:style-name="P71"><text:span text:style-name="T75">p</text:span></text:p></draw:text-box></draw:frame><draw:frame draw:style-name="gr4" draw:text-style-name="P72" svg:width="0.313cm" svg:height="0.481cm" svg:x="2.866cm" svg:y="0.755cm"><draw:text-box><text:p text:style-name="P71"><text:span text:style-name="T77"></text:span></text:p></draw:text-box></draw:frame><draw:frame draw:style-name="gr2" draw:text-style-name="P72" svg:width="0.198cm" svg:height="0.449cm" svg:x="3.209cm" svg:y="0.799cm"><draw:text-box><text:p text:style-name="P71"><text:span text:style-name="T75">q</text:span></text:p></draw:text-box></draw:frame><draw:frame draw:style-name="gr5" draw:text-style-name="P72" svg:width="0.406cm" svg:height="1.301cm" svg:x="3.358cm" svg:y="0cm"><draw:text-box><text:p text:style-name="P71"><text:span text:style-name="T78">}</text:span></text:p></draw:text-box></draw:frame></draw:g></text:p>
      <text:p text:style-name="P33"/>
      <text:p text:style-name="P33"/>
      <text:p text:style-name="P33"/>
      <text:p text:style-name="P36"><text:span text:style-name="T73">Se assumirmos que</text:span> p &gt; q,<text:span text:style-name="T63"> a probabilidade cai exponencialmente com o aumento do número de blocos que o atacante tem que recuperar. Com a probabilidade contra ele, se não fizer um avanço de sorte muito cedo, as probabilidades tornam-se minúsculas enquanto vai ficando para trás.</text:span> </text:p>
      <text:p text:style-name="P13"><text:span text:style-name="T64">Consideremos agora quanto tempo o recetor de uma nova transação deverá esperar até ter suficiente certeza que o emissor não pode modificar a transação. Assumimos que o emissor é um atacante que pretende que o recetor acredite momentaneamente que lhe pagou, e após algum tempo reverterá o pagamento para ser reembolsado.</text:span> <text:span text:style-name="T65">O recetor será alertado quando isso acontecer, mas o emissor espera que seja demasiado tarde.</text:span> </text:p>
      <text:p text:style-name="P13"><text:span text:style-name="T65">O recetor gera uma novo par de chaves e dá a chave pública ao emissor pouco tempo antes da assinatura.</text:span> <text:span text:style-name="T65">Isto impede o emissor de preparar uma cadeia de blocos antecipadamente, trabalhando nela continuamente até ter a sorte de se distanciar e efetuar a transação nesse momento. Assim que a transação for enviada, o emissor desonesto começará a trabalhar secretamente numa cadeia paralela contendo uma versão diferente desta transação.</text:span> </text:p>
      <text:p text:style-name="P14"><text:span text:style-name="T65">O recetor aguarda até que a transação seja adicionada a um bloco e </text:span>z <text:span text:style-name="T65">blocos tenham sido ligados após este. Ele não sabe exatamente o <text:s/>progresso atingido pelo atacante, mas assumindo que o bloco honesto demorou a média esperada para cada bloco, o potencial progresso do atacante será uma distribuição Poisson com o valor esperado:</text:span></text:p>
      <text:p text:style-name="P33"/>
      <text:p text:style-name="P46"><draw:g text:anchor-type="as-char" draw:z-index="1" draw:style-name="gr1"><draw:frame draw:style-name="gr9" draw:text-style-name="P72" svg:width="0.521cm" svg:height="0.481cm" svg:x="0cm" svg:y="0.247cm"><draw:text-box><text:p text:style-name="P71"><text:span text:style-name="T77"></text:span><text:span text:style-name="T77">=</text:span></text:p></draw:text-box></draw:frame><draw:frame draw:style-name="gr10" draw:text-style-name="P72" svg:width="0.156cm" svg:height="0.449cm" svg:x="0.554cm" svg:y="0.28cm"><draw:text-box><text:p text:style-name="P71"><text:span text:style-name="T75">z</text:span></text:p></draw:text-box></draw:frame><draw:polygon draw:style-name="gr11" draw:text-style-name="P73" svg:width="0.302cm" svg:height="0.017cm" svg:x="0.794cm" svg:y="0.499cm" svg:viewBox="0 0 303 18" draw:points="0,18 303,18 303,0 0,0"><text:p/></draw:polygon><draw:frame draw:style-name="gr2" draw:text-style-name="P72" svg:width="0.198cm" svg:height="0.449cm" svg:x="0.847cm" svg:y="0cm"><draw:text-box><text:p text:style-name="P71"><text:span text:style-name="T75">q</text:span></text:p></draw:text-box></draw:frame><draw:frame draw:style-name="gr2" draw:text-style-name="P72" svg:width="0.198cm" svg:height="0.449cm" svg:x="0.875cm" svg:y="0.476cm"><draw:text-box><text:p text:style-name="P71"><text:span text:style-name="T75">p</text:span></text:p></draw:text-box></draw:frame></draw:g></text:p>
      <text:p text:style-name="P33"/>
      <text:p text:style-name="P41">Para obter a probabilidade que o atacante poderá recuperar, multiplicamos a densidade do Poisson por cada progresso que poderíamos efetuar pela probabilidade de alinharmos desde esse ponto:</text:p>
      <text:p text:style-name="P29"/>
      <text:p text:style-name="P48"><text:soft-page-break/><draw:g text:anchor-type="as-char" draw:z-index="2" draw:style-name="gr1"><draw:frame draw:style-name="gr12" draw:text-style-name="P72" svg:width="0.452cm" svg:height="0.698cm" svg:x="0cm" svg:y="0.358cm"><draw:text-box><text:p text:style-name="P71"><text:span text:style-name="T80">∑</text:span></text:p></draw:text-box></draw:frame><draw:frame draw:style-name="gr13" draw:text-style-name="P72" svg:width="0.108cm" svg:height="0.272cm" svg:x="0cm" svg:y="0.984cm"><draw:text-box><text:p text:style-name="P71"><text:span text:style-name="T76">k</text:span></text:p></draw:text-box></draw:frame><draw:frame draw:style-name="gr14" draw:text-style-name="P72" svg:width="0.19cm" svg:height="0.29cm" svg:x="0.131cm" svg:y="0.967cm"><draw:text-box><text:p text:style-name="P71"><text:span text:style-name="T81">=</text:span></text:p></draw:text-box></draw:frame><draw:frame draw:style-name="gr15" draw:text-style-name="P72" svg:width="0.121cm" svg:height="0.272cm" svg:x="0.318cm" svg:y="0.984cm"><draw:text-box><text:p text:style-name="P71"><text:span text:style-name="T82">0</text:span></text:p></draw:text-box></draw:frame><draw:frame draw:style-name="gr16" draw:text-style-name="P72" svg:width="0.179cm" svg:height="0.29cm" svg:x="0.131cm" svg:y="0.247cm"><draw:text-box><text:p text:style-name="P71"><text:span text:style-name="T81">∞</text:span></text:p></draw:text-box></draw:frame><draw:frame draw:style-name="gr17" draw:text-style-name="P72" svg:width="0.212cm" svg:height="0.481cm" svg:x="0.554cm" svg:y="0.272cm"><draw:text-box><text:p text:style-name="P71"><text:span text:style-name="T77"></text:span></text:p></draw:text-box></draw:frame><draw:frame draw:style-name="gr13" draw:text-style-name="P72" svg:width="0.108cm" svg:height="0.272cm" svg:x="0.794cm" svg:y="0.235cm"><draw:text-box><text:p text:style-name="P71"><text:span text:style-name="T76">k</text:span></text:p></draw:text-box></draw:frame><draw:frame draw:style-name="gr18" draw:text-style-name="P72" svg:width="0.177cm" svg:height="0.449cm" svg:x="0.953cm" svg:y="0.307cm"><draw:text-box><text:p text:style-name="P71"><text:span text:style-name="T75">e</text:span></text:p></draw:text-box></draw:frame><draw:polygon draw:style-name="gr11" draw:text-style-name="P73" svg:width="0.923cm" svg:height="0.017cm" svg:x="0.555cm" svg:y="0.75cm" svg:viewBox="0 0 924 18" draw:points="0,18 924,18 924,0 0,0"><text:p/></draw:polygon><draw:frame draw:style-name="gr19" draw:text-style-name="P72" svg:width="0.315cm" svg:height="0.29cm" svg:x="1.139cm" svg:y="0.22cm"><draw:text-box><text:p text:style-name="P71"><text:span text:style-name="T81">−</text:span></text:p></draw:text-box></draw:frame><draw:frame draw:style-name="gr18" draw:text-style-name="P72" svg:width="0.177cm" svg:height="0.449cm" svg:x="0.847cm" svg:y="0.78cm"><draw:text-box><text:p text:style-name="P71"><text:span text:style-name="T75">k</text:span></text:p></draw:text-box></draw:frame><draw:frame draw:style-name="gr20" draw:text-style-name="P72" svg:width="0.119cm" svg:height="0.481cm" svg:x="1.058cm" svg:y="0.744cm"><draw:text-box><text:p text:style-name="P71"><text:span text:style-name="T77">!</text:span></text:p></draw:text-box></draw:frame><draw:frame draw:style-name="gr21" draw:text-style-name="P72" svg:width="0.228cm" svg:height="0.481cm" svg:x="1.453cm" svg:y="0.48cm"><draw:text-box><text:p text:style-name="P71"><text:span text:style-name="T77">⋅</text:span></text:p></draw:text-box></draw:frame><draw:frame draw:style-name="gr5" draw:text-style-name="P72" svg:width="0.406cm" svg:height="1.301cm" svg:x="1.616cm" svg:y="0cm"><draw:text-box><text:p text:style-name="P71"><text:span text:style-name="T78">{</text:span></text:p></draw:text-box></draw:frame><draw:frame draw:style-name="gr7" draw:text-style-name="P72" svg:width="0.126cm" svg:height="0.481cm" svg:x="1.834cm" svg:y="0.314cm"><draw:text-box><text:p text:style-name="P71"><text:span text:style-name="T77"></text:span></text:p></draw:text-box></draw:frame><draw:frame draw:style-name="gr2" draw:text-style-name="P72" svg:width="0.198cm" svg:height="0.449cm" svg:x="1.96cm" svg:y="0.346cm"><draw:text-box><text:p text:style-name="P71"><text:span text:style-name="T75">q</text:span></text:p></draw:text-box></draw:frame><draw:frame draw:style-name="gr8" draw:text-style-name="P72" svg:width="0.112cm" svg:height="0.481cm" svg:x="2.205cm" svg:y="0.314cm"><draw:text-box><text:p text:style-name="P71"><text:span text:style-name="T77">/</text:span></text:p></draw:text-box></draw:frame><draw:frame draw:style-name="gr2" draw:text-style-name="P72" svg:width="0.198cm" svg:height="0.449cm" svg:x="2.411cm" svg:y="0.346cm"><draw:text-box><text:p text:style-name="P71"><text:span text:style-name="T75">p</text:span></text:p></draw:text-box></draw:frame><draw:frame draw:style-name="gr7" draw:text-style-name="P72" svg:width="0.126cm" svg:height="0.481cm" svg:x="2.625cm" svg:y="0.314cm"><draw:text-box><text:p text:style-name="P71"><text:span text:style-name="T77"></text:span></text:p></draw:text-box></draw:frame><draw:frame draw:style-name="gr22" draw:text-style-name="P72" svg:width="0.077cm" svg:height="0.29cm" svg:x="2.731cm" svg:y="0.25cm"><draw:text-box><text:p text:style-name="P71"><text:span text:style-name="T81"></text:span></text:p></draw:text-box></draw:frame><draw:frame draw:style-name="gr3" draw:text-style-name="P72" svg:width="0.094cm" svg:height="0.272cm" svg:x="2.84cm" svg:y="0.265cm"><draw:text-box><text:p text:style-name="P71"><text:span text:style-name="T76">z</text:span></text:p></draw:text-box></draw:frame><draw:frame draw:style-name="gr14" draw:text-style-name="P72" svg:width="0.19cm" svg:height="0.29cm" svg:x="2.946cm" svg:y="0.25cm"><draw:text-box><text:p text:style-name="P71"><text:span text:style-name="T81">−</text:span></text:p></draw:text-box></draw:frame><draw:frame draw:style-name="gr13" draw:text-style-name="P72" svg:width="0.108cm" svg:height="0.272cm" svg:x="3.154cm" svg:y="0.265cm"><draw:text-box><text:p text:style-name="P71"><text:span text:style-name="T76">k</text:span></text:p></draw:text-box></draw:frame><draw:frame draw:style-name="gr22" draw:text-style-name="P72" svg:width="0.077cm" svg:height="0.29cm" svg:x="3.288cm" svg:y="0.25cm"><draw:text-box><text:p text:style-name="P71"><text:span text:style-name="T81"></text:span></text:p></draw:text-box></draw:frame><draw:frame draw:style-name="gr23" draw:text-style-name="P72" svg:width="0.489cm" svg:height="0.449cm" svg:x="3.711cm" svg:y="0.277cm"><draw:text-box><text:p text:style-name="P71"><text:span text:style-name="T75">if k</text:span></text:p></draw:text-box></draw:frame><draw:frame draw:style-name="gr4" draw:text-style-name="P72" svg:width="0.313cm" svg:height="0.481cm" svg:x="4.269cm" svg:y="0.242cm"><draw:text-box><text:p text:style-name="P71"><text:span text:style-name="T77">≤</text:span></text:p></draw:text-box></draw:frame><draw:frame draw:style-name="gr10" draw:text-style-name="P72" svg:width="0.156cm" svg:height="0.449cm" svg:x="4.636cm" svg:y="0.277cm"><draw:text-box><text:p text:style-name="P71"><text:span text:style-name="T75">z</text:span></text:p></draw:text-box></draw:frame><draw:frame draw:style-name="gr2" draw:text-style-name="P72" svg:width="0.198cm" svg:height="0.449cm" svg:x="2.494cm" svg:y="0.794cm"><draw:text-box><text:p text:style-name="P71"><text:span text:style-name="T79">1</text:span></text:p></draw:text-box></draw:frame><draw:frame draw:style-name="gr23" draw:text-style-name="P72" svg:width="0.489cm" svg:height="0.449cm" svg:x="3.711cm" svg:y="0.75cm"><draw:text-box><text:p text:style-name="P71"><text:span text:style-name="T75">if k</text:span></text:p></draw:text-box></draw:frame><draw:frame draw:style-name="gr4" draw:text-style-name="P72" svg:width="0.313cm" svg:height="0.481cm" svg:x="4.269cm" svg:y="0.714cm"><draw:text-box><text:p text:style-name="P71"><text:span text:style-name="T77"></text:span></text:p></draw:text-box></draw:frame><draw:frame draw:style-name="gr10" draw:text-style-name="P72" svg:width="0.156cm" svg:height="0.449cm" svg:x="4.636cm" svg:y="0.75cm"><draw:text-box><text:p text:style-name="P71"><text:span text:style-name="T75">z</text:span></text:p></draw:text-box></draw:frame><draw:frame draw:style-name="gr5" draw:text-style-name="P72" svg:width="0.406cm" svg:height="1.301cm" svg:x="4.763cm" svg:y="0cm"><draw:text-box><text:p text:style-name="P71"><text:span text:style-name="T78">}</text:span></text:p></draw:text-box></draw:frame></draw:g></text:p>
      <text:p text:style-name="P29"/>
      <text:p text:style-name="P41">Reorganizando para evitar a cauda infinita da distribuição...</text:p>
      <text:p text:style-name="P33"/>
      <text:p text:style-name="P46"><draw:g text:anchor-type="as-char" draw:z-index="3" draw:style-name="gr1"><draw:frame draw:style-name="gr2" draw:text-style-name="P72" svg:width="0.198cm" svg:height="0.449cm" svg:x="0cm" svg:y="0.268cm"><draw:text-box><text:p text:style-name="P71"><text:span text:style-name="T79">1</text:span></text:p></draw:text-box></draw:frame><draw:frame draw:style-name="gr4" draw:text-style-name="P72" svg:width="0.313cm" svg:height="0.481cm" svg:x="0.183cm" svg:y="0.236cm"><draw:text-box><text:p text:style-name="P71"><text:span text:style-name="T77">−</text:span></text:p></draw:text-box></draw:frame><draw:frame draw:style-name="gr12" draw:text-style-name="P72" svg:width="0.452cm" svg:height="0.698cm" svg:x="0.501cm" svg:y="0.148cm"><draw:text-box><text:p text:style-name="P71"><text:span text:style-name="T80">∑</text:span></text:p></draw:text-box></draw:frame><draw:frame draw:style-name="gr13" draw:text-style-name="P72" svg:width="0.108cm" svg:height="0.272cm" svg:x="0.529cm" svg:y="0.79cm"><draw:text-box><text:p text:style-name="P71"><text:span text:style-name="T76">k</text:span></text:p></draw:text-box></draw:frame><draw:frame draw:style-name="gr14" draw:text-style-name="P72" svg:width="0.19cm" svg:height="0.29cm" svg:x="0.66cm" svg:y="0.773cm"><draw:text-box><text:p text:style-name="P71"><text:span text:style-name="T81">=</text:span></text:p></draw:text-box></draw:frame><draw:frame draw:style-name="gr15" draw:text-style-name="P72" svg:width="0.121cm" svg:height="0.272cm" svg:x="0.847cm" svg:y="0.79cm"><draw:text-box><text:p text:style-name="P71"><text:span text:style-name="T82">0</text:span></text:p></draw:text-box></draw:frame><draw:frame draw:style-name="gr3" draw:text-style-name="P72" svg:width="0.094cm" svg:height="0.272cm" svg:x="0.693cm" svg:y="0cm"><draw:text-box><text:p text:style-name="P71"><text:span text:style-name="T76">z</text:span></text:p></draw:text-box></draw:frame><draw:frame draw:style-name="gr17" draw:text-style-name="P72" svg:width="0.212cm" svg:height="0.481cm" svg:x="1.076cm" svg:y="0.044cm"><draw:text-box><text:p text:style-name="P71"><text:span text:style-name="T77"></text:span></text:p></draw:text-box></draw:frame><draw:frame draw:style-name="gr13" draw:text-style-name="P72" svg:width="0.108cm" svg:height="0.272cm" svg:x="1.288cm" svg:y="0.044cm"><draw:text-box><text:p text:style-name="P71"><text:span text:style-name="T76">k</text:span></text:p></draw:text-box></draw:frame><draw:frame draw:style-name="gr18" draw:text-style-name="P72" svg:width="0.177cm" svg:height="0.449cm" svg:x="1.475cm" svg:y="0.093cm"><draw:text-box><text:p text:style-name="P71"><text:span text:style-name="T75">e</text:span></text:p></draw:text-box></draw:frame><draw:polygon draw:style-name="gr11" draw:text-style-name="P73" svg:width="0.923cm" svg:height="0.017cm" svg:x="1.052cm" svg:y="0.546cm" svg:viewBox="0 0 924 18" draw:points="0,18 924,18 924,0 0,0"><text:p/></draw:polygon><draw:frame draw:style-name="gr19" draw:text-style-name="P72" svg:width="0.315cm" svg:height="0.29cm" svg:x="1.651cm" svg:y="0.025cm"><draw:text-box><text:p text:style-name="P71"><text:span text:style-name="T81">−</text:span></text:p></draw:text-box></draw:frame><draw:frame draw:style-name="gr18" draw:text-style-name="P72" svg:width="0.177cm" svg:height="0.449cm" svg:x="1.369cm" svg:y="0.594cm"><draw:text-box><text:p text:style-name="P71"><text:span text:style-name="T75">k</text:span></text:p></draw:text-box></draw:frame><draw:frame draw:style-name="gr20" draw:text-style-name="P72" svg:width="0.119cm" svg:height="0.481cm" svg:x="1.577cm" svg:y="0.547cm"><draw:text-box><text:p text:style-name="P71"><text:span text:style-name="T77">!</text:span></text:p></draw:text-box></draw:frame><draw:frame draw:style-name="gr24" draw:text-style-name="P72" svg:width="0.165cm" svg:height="0.638cm" svg:x="2.028cm" svg:y="0.134cm"><draw:text-box><text:p text:style-name="P71"><text:span text:style-name="T83"></text:span></text:p></draw:text-box></draw:frame><draw:frame draw:style-name="gr2" draw:text-style-name="P72" svg:width="0.198cm" svg:height="0.449cm" svg:x="2.155cm" svg:y="0.268cm"><draw:text-box><text:p text:style-name="P71"><text:span text:style-name="T79">1</text:span></text:p></draw:text-box></draw:frame><draw:frame draw:style-name="gr25" draw:text-style-name="P72" svg:width="0.433cm" svg:height="0.481cm" svg:x="2.353cm" svg:y="0.236cm"><draw:text-box><text:p text:style-name="P71"><text:span text:style-name="T77">−</text:span></text:p></draw:text-box></draw:frame><draw:frame draw:style-name="gr2" draw:text-style-name="P72" svg:width="0.198cm" svg:height="0.449cm" svg:x="2.815cm" svg:y="0.268cm"><draw:text-box><text:p text:style-name="P71"><text:span text:style-name="T75">q</text:span></text:p></draw:text-box></draw:frame><draw:frame draw:style-name="gr8" draw:text-style-name="P72" svg:width="0.112cm" svg:height="0.481cm" svg:x="3.037cm" svg:y="0.236cm"><draw:text-box><text:p text:style-name="P71"><text:span text:style-name="T77">/</text:span></text:p></draw:text-box></draw:frame><draw:frame draw:style-name="gr2" draw:text-style-name="P72" svg:width="0.198cm" svg:height="0.449cm" svg:x="3.263cm" svg:y="0.268cm"><draw:text-box><text:p text:style-name="P71"><text:span text:style-name="T75">p</text:span></text:p></draw:text-box></draw:frame><draw:frame draw:style-name="gr7" draw:text-style-name="P72" svg:width="0.126cm" svg:height="0.481cm" svg:x="3.461cm" svg:y="0.236cm"><draw:text-box><text:p text:style-name="P71"><text:span text:style-name="T77"></text:span></text:p></draw:text-box></draw:frame><draw:frame draw:style-name="gr22" draw:text-style-name="P72" svg:width="0.077cm" svg:height="0.29cm" svg:x="3.567cm" svg:y="0.189cm"><draw:text-box><text:p text:style-name="P71"><text:span text:style-name="T81"></text:span></text:p></draw:text-box></draw:frame><draw:frame draw:style-name="gr3" draw:text-style-name="P72" svg:width="0.094cm" svg:height="0.272cm" svg:x="3.672cm" svg:y="0.199cm"><draw:text-box><text:p text:style-name="P71"><text:span text:style-name="T76">z</text:span></text:p></draw:text-box></draw:frame><draw:frame draw:style-name="gr14" draw:text-style-name="P72" svg:width="0.19cm" svg:height="0.29cm" svg:x="3.778cm" svg:y="0.189cm"><draw:text-box><text:p text:style-name="P71"><text:span text:style-name="T81">−</text:span></text:p></draw:text-box></draw:frame><draw:frame draw:style-name="gr13" draw:text-style-name="P72" svg:width="0.108cm" svg:height="0.272cm" svg:x="3.99cm" svg:y="0.199cm"><draw:text-box><text:p text:style-name="P71"><text:span text:style-name="T76">k</text:span></text:p></draw:text-box></draw:frame><draw:frame draw:style-name="gr22" draw:text-style-name="P72" svg:width="0.077cm" svg:height="0.29cm" svg:x="4.12cm" svg:y="0.189cm"><draw:text-box><text:p text:style-name="P71"><text:span text:style-name="T81"></text:span></text:p></draw:text-box></draw:frame><draw:frame draw:style-name="gr24" draw:text-style-name="P72" svg:width="0.165cm" svg:height="0.638cm" svg:x="4.202cm" svg:y="0.134cm"><draw:text-box><text:p text:style-name="P71"><text:span text:style-name="T83"></text:span></text:p></draw:text-box></draw:frame></draw:g></text:p>
      <text:p text:style-name="P29"/>
      <text:p text:style-name="P41">Convertendo para código C...</text:p>
      <text:p text:style-name="P33"/>
      <text:p text:style-name="P48"><draw:g text:anchor-type="as-char" draw:z-index="4" draw:style-name="gr26"><draw:frame draw:style-name="gr27" draw:text-style-name="P72" svg:width="2.883cm" svg:height="0.322cm" svg:x="0cm" svg:y="0cm"><draw:text-box><text:p text:style-name="P71"><text:span text:style-name="T84">#include &lt;math.h&gt;</text:span></text:p></draw:text-box></draw:frame><draw:frame draw:style-name="gr28" draw:text-style-name="P72" svg:width="8.81cm" svg:height="0.322cm" svg:x="0cm" svg:y="0.321cm"><draw:text-box><text:p text:style-name="P71"><text:span text:style-name="T84">double ProbabilidadeSucessoAtacante(double q, int z)</text:span></text:p></draw:text-box></draw:frame><draw:frame draw:style-name="gr29" draw:text-style-name="P72" svg:width="0.174cm" svg:height="0.322cm" svg:x="0cm" svg:y="0.639cm"><draw:text-box><text:p text:style-name="P71"><text:span text:style-name="T84">{</text:span></text:p></draw:text-box></draw:frame><draw:frame draw:style-name="gr30" draw:text-style-name="P72" svg:width="3.899cm" svg:height="0.322cm" svg:x="0cm" svg:y="0.96cm"><draw:text-box><text:p text:style-name="P71"><text:span text:style-name="T84"><text:s text:c="4"/></text:span><text:span text:style-name="T84">double p = 1.0 - q;</text:span></text:p></draw:text-box></draw:frame><draw:frame draw:style-name="gr31" draw:text-style-name="P72" svg:width="5.423cm" svg:height="0.322cm" svg:x="0cm" svg:y="1.277cm"><draw:text-box><text:p text:style-name="P71"><text:span text:style-name="T84"><text:s text:c="4"/></text:span><text:span text:style-name="T84">double lambda = z * (q / p);</text:span></text:p></draw:text-box></draw:frame><draw:frame draw:style-name="gr32" draw:text-style-name="P72" svg:width="3.56cm" svg:height="0.322cm" svg:x="0cm" svg:y="1.598cm"><draw:text-box><text:p text:style-name="P71"><text:span text:style-name="T84"><text:s text:c="4"/></text:span><text:span text:style-name="T84">double sum = 1.0;</text:span></text:p></draw:text-box></draw:frame><draw:frame draw:style-name="gr33" draw:text-style-name="P72" svg:width="2.206cm" svg:height="0.322cm" svg:x="0cm" svg:y="1.916cm"><draw:text-box><text:p text:style-name="P71"><text:span text:style-name="T84"><text:s text:c="4"/></text:span><text:span text:style-name="T84">int i, k;</text:span></text:p></draw:text-box></draw:frame><draw:frame draw:style-name="gr34" draw:text-style-name="P72" svg:width="4.746cm" svg:height="0.322cm" svg:x="0cm" svg:y="2.237cm"><draw:text-box><text:p text:style-name="P71"><text:span text:style-name="T84"><text:s text:c="4"/></text:span><text:span text:style-name="T84">for (k = 0; k &lt;= z; k++)</text:span></text:p></draw:text-box></draw:frame><draw:frame draw:style-name="gr35" draw:text-style-name="P72" svg:width="0.851cm" svg:height="0.322cm" svg:x="0cm" svg:y="2.554cm"><draw:text-box><text:p text:style-name="P71"><text:span text:style-name="T84"><text:s text:c="4"/></text:span><text:span text:style-name="T84">{</text:span></text:p></draw:text-box></draw:frame><draw:frame draw:style-name="gr36" draw:text-style-name="P72" svg:width="6.439cm" svg:height="0.322cm" svg:x="0cm" svg:y="2.875cm"><draw:text-box><text:p text:style-name="P71"><text:span text:style-name="T84"><text:s text:c="8"/></text:span><text:span text:style-name="T84">double poisson = exp(-lambda);</text:span></text:p></draw:text-box></draw:frame><draw:frame draw:style-name="gr31" draw:text-style-name="P72" svg:width="5.423cm" svg:height="0.322cm" svg:x="0cm" svg:y="3.193cm"><draw:text-box><text:p text:style-name="P71"><text:span text:style-name="T84"><text:s text:c="8"/></text:span><text:span text:style-name="T84">for (i = 1; i &lt;= k; i++)</text:span></text:p></draw:text-box></draw:frame><draw:frame draw:style-name="gr37" draw:text-style-name="P72" svg:width="5.762cm" svg:height="0.322cm" svg:x="0cm" svg:y="3.514cm"><draw:text-box><text:p text:style-name="P71"><text:span text:style-name="T84"><text:s text:c="12"/></text:span><text:span text:style-name="T84">poisson *= lambda / i;</text:span></text:p></draw:text-box></draw:frame><draw:frame draw:style-name="gr38" draw:text-style-name="P72" svg:width="8.302cm" svg:height="0.322cm" svg:x="0cm" svg:y="3.831cm"><draw:text-box><text:p text:style-name="P71"><text:span text:style-name="T84"><text:s text:c="8"/></text:span><text:span text:style-name="T84">sum -= poisson * (1 - pow(q / p, z - k));</text:span></text:p></draw:text-box></draw:frame><draw:frame draw:style-name="gr35" draw:text-style-name="P72" svg:width="0.851cm" svg:height="0.322cm" svg:x="0cm" svg:y="4.152cm"><draw:text-box><text:p text:style-name="P71"><text:span text:style-name="T84"><text:s text:c="4"/></text:span><text:span text:style-name="T84">}</text:span></text:p></draw:text-box></draw:frame><draw:frame draw:style-name="gr39" draw:text-style-name="P72" svg:width="2.544cm" svg:height="0.322cm" svg:x="0cm" svg:y="4.47cm"><draw:text-box><text:p text:style-name="P71"><text:span text:style-name="T84"><text:s text:c="4"/></text:span><text:span text:style-name="T84">return sum;</text:span></text:p></draw:text-box></draw:frame><draw:frame draw:style-name="gr29" draw:text-style-name="P72" svg:width="0.174cm" svg:height="0.322cm" svg:x="0cm" svg:y="4.791cm"><draw:text-box><text:p text:style-name="P71"><text:span text:style-name="T84">}</text:span></text:p></draw:text-box></draw:frame></draw:g></text:p>
      <text:p text:style-name="P33"/>
      <text:p text:style-name="P33"/>
      <text:p text:style-name="P33"/>
      <text:p text:style-name="P41">Obtendo alguns resultados, podemos ver a redução exponencial da probabilidade com z.</text:p>
      <text:p text:style-name="P33"/>
      <text:p text:style-name="P46"><draw:g text:anchor-type="as-char" draw:z-index="5" draw:style-name="gr26"><draw:frame draw:style-name="gr35" draw:text-style-name="P72" svg:width="0.851cm" svg:height="0.322cm" svg:x="0cm" svg:y="0cm"><draw:text-box><text:p text:style-name="P71"><text:span text:style-name="T84">q=0.1</text:span></text:p></draw:text-box></draw:frame><draw:frame draw:style-name="gr40" draw:text-style-name="P72" svg:width="3.052cm" svg:height="0.322cm" svg:x="0cm" svg:y="0.318cm"><draw:text-box><text:p text:style-name="P71"><text:span text:style-name="T84">z=0 <text:s text:c="3"/>P=1.0000000</text:span></text:p></draw:text-box></draw:frame><draw:frame draw:style-name="gr40" draw:text-style-name="P72" svg:width="3.052cm" svg:height="0.322cm" svg:x="0cm" svg:y="0.639cm"><draw:text-box><text:p text:style-name="P71"><text:span text:style-name="T84">z=1 <text:s text:c="3"/>P=0.2045873</text:span></text:p></draw:text-box></draw:frame><draw:frame draw:style-name="gr40" draw:text-style-name="P72" svg:width="3.052cm" svg:height="0.322cm" svg:x="0cm" svg:y="0.956cm"><draw:text-box><text:p text:style-name="P71"><text:span text:style-name="T84">z=2 <text:s text:c="3"/>P=0.0509779</text:span></text:p></draw:text-box></draw:frame><draw:frame draw:style-name="gr40" draw:text-style-name="P72" svg:width="3.052cm" svg:height="0.322cm" svg:x="0cm" svg:y="1.277cm"><draw:text-box><text:p text:style-name="P71"><text:span text:style-name="T84">z=3 <text:s text:c="3"/>P=0.0131722</text:span></text:p></draw:text-box></draw:frame><draw:frame draw:style-name="gr40" draw:text-style-name="P72" svg:width="3.052cm" svg:height="0.322cm" svg:x="0cm" svg:y="1.595cm"><draw:text-box><text:p text:style-name="P71"><text:span text:style-name="T84">z=4 <text:s text:c="3"/>P=0.0034552</text:span></text:p></draw:text-box></draw:frame><draw:frame draw:style-name="gr40" draw:text-style-name="P72" svg:width="3.052cm" svg:height="0.322cm" svg:x="0cm" svg:y="1.916cm"><draw:text-box><text:p text:style-name="P71"><text:span text:style-name="T84">z=5 <text:s text:c="3"/>P=0.0009137</text:span></text:p></draw:text-box></draw:frame><draw:frame draw:style-name="gr40" draw:text-style-name="P72" svg:width="3.052cm" svg:height="0.322cm" svg:x="0cm" svg:y="2.233cm"><draw:text-box><text:p text:style-name="P71"><text:span text:style-name="T84">z=6 <text:s text:c="3"/>P=0.0002428</text:span></text:p></draw:text-box></draw:frame><draw:frame draw:style-name="gr40" draw:text-style-name="P72" svg:width="3.052cm" svg:height="0.322cm" svg:x="0cm" svg:y="2.554cm"><draw:text-box><text:p text:style-name="P71"><text:span text:style-name="T84">z=7 <text:s text:c="3"/>P=0.0000647</text:span></text:p></draw:text-box></draw:frame><draw:frame draw:style-name="gr40" draw:text-style-name="P72" svg:width="3.052cm" svg:height="0.322cm" svg:x="0cm" svg:y="2.872cm"><draw:text-box><text:p text:style-name="P71"><text:span text:style-name="T84">z=8 <text:s text:c="3"/>P=0.0000173</text:span></text:p></draw:text-box></draw:frame><draw:frame draw:style-name="gr40" draw:text-style-name="P72" svg:width="3.052cm" svg:height="0.322cm" svg:x="0cm" svg:y="3.193cm"><draw:text-box><text:p text:style-name="P71"><text:span text:style-name="T84">z=9 <text:s text:c="3"/>P=0.0000046</text:span></text:p></draw:text-box></draw:frame><draw:frame draw:style-name="gr40" draw:text-style-name="P72" svg:width="3.052cm" svg:height="0.322cm" svg:x="0cm" svg:y="3.51cm"><draw:text-box><text:p text:style-name="P71"><text:span text:style-name="T84">z=10 <text:s text:c="2"/>P=0.0000012</text:span></text:p></draw:text-box></draw:frame><draw:frame draw:style-name="gr35" draw:text-style-name="P72" svg:width="0.851cm" svg:height="0.322cm" svg:x="0cm" svg:y="4.187cm"><draw:text-box><text:p text:style-name="P71"><text:span text:style-name="T84">q=0.3</text:span></text:p></draw:text-box></draw:frame><draw:frame draw:style-name="gr40" draw:text-style-name="P72" svg:width="3.052cm" svg:height="0.322cm" svg:x="0cm" svg:y="4.505cm"><draw:text-box><text:p text:style-name="P71"><text:span text:style-name="T84">z=0 <text:s text:c="3"/>P=1.0000000</text:span></text:p></draw:text-box></draw:frame><draw:frame draw:style-name="gr40" draw:text-style-name="P72" svg:width="3.052cm" svg:height="0.322cm" svg:x="0cm" svg:y="4.826cm"><draw:text-box><text:p text:style-name="P71"><text:span text:style-name="T84">z=5 <text:s text:c="3"/>P=0.1773523</text:span></text:p></draw:text-box></draw:frame><draw:frame draw:style-name="gr40" draw:text-style-name="P72" svg:width="3.052cm" svg:height="0.322cm" svg:x="0cm" svg:y="5.144cm"><draw:text-box><text:p text:style-name="P71"><text:span text:style-name="T84">z=10 <text:s text:c="2"/>P=0.0416605</text:span></text:p></draw:text-box></draw:frame><draw:frame draw:style-name="gr40" draw:text-style-name="P72" svg:width="3.052cm" svg:height="0.322cm" svg:x="0cm" svg:y="5.465cm"><draw:text-box><text:p text:style-name="P71"><text:span text:style-name="T84">z=15 <text:s text:c="2"/>P=0.0101008</text:span></text:p></draw:text-box></draw:frame><draw:frame draw:style-name="gr40" draw:text-style-name="P72" svg:width="3.052cm" svg:height="0.322cm" svg:x="0cm" svg:y="5.782cm"><draw:text-box><text:p text:style-name="P71"><text:span text:style-name="T84">z=20 <text:s text:c="2"/>P=0.0024804</text:span></text:p></draw:text-box></draw:frame><draw:frame draw:style-name="gr40" draw:text-style-name="P72" svg:width="3.052cm" svg:height="0.322cm" svg:x="0cm" svg:y="6.103cm"><draw:text-box><text:p text:style-name="P71"><text:span text:style-name="T84">z=25 <text:s text:c="2"/>P=0.0006132</text:span></text:p></draw:text-box></draw:frame><draw:frame draw:style-name="gr40" draw:text-style-name="P72" svg:width="3.052cm" svg:height="0.322cm" svg:x="0cm" svg:y="6.421cm"><draw:text-box><text:p text:style-name="P71"><text:span text:style-name="T84">z=30 <text:s text:c="2"/>P=0.0001522</text:span></text:p></draw:text-box></draw:frame><draw:frame draw:style-name="gr40" draw:text-style-name="P72" svg:width="3.052cm" svg:height="0.322cm" svg:x="0cm" svg:y="6.742cm"><draw:text-box><text:p text:style-name="P71"><text:span text:style-name="T84">z=35 <text:s text:c="2"/>P=0.0000379</text:span></text:p></draw:text-box></draw:frame><draw:frame draw:style-name="gr40" draw:text-style-name="P72" svg:width="3.052cm" svg:height="0.322cm" svg:x="0cm" svg:y="7.059cm"><draw:text-box><text:p text:style-name="P71"><text:span text:style-name="T84">z=40 <text:s text:c="2"/>P=0.0000095</text:span></text:p></draw:text-box></draw:frame><draw:frame draw:style-name="gr40" draw:text-style-name="P72" svg:width="3.052cm" svg:height="0.322cm" svg:x="0cm" svg:y="7.38cm"><draw:text-box><text:p text:style-name="P71"><text:span text:style-name="T84">z=45 <text:s text:c="2"/>P=0.0000024</text:span></text:p></draw:text-box></draw:frame><draw:frame draw:style-name="gr40" draw:text-style-name="P72" svg:width="3.052cm" svg:height="0.322cm" svg:x="0cm" svg:y="7.698cm"><draw:text-box><text:p text:style-name="P71"><text:span text:style-name="T84">z=50 <text:s text:c="2"/>P=0.0000006</text:span></text:p></draw:text-box></draw:frame></draw:g></text:p>
      <text:p text:style-name="P33"/>
      <text:p text:style-name="P41">Resolvendo para P menor que 0.1%...</text:p>
      <text:p text:style-name="P33"/>
      <text:p text:style-name="P46"><text:soft-page-break/><draw:g text:anchor-type="as-char" draw:z-index="6" draw:style-name="gr26"><draw:frame draw:style-name="gr41" draw:text-style-name="P72" svg:width="1.528cm" svg:height="0.322cm" svg:x="0cm" svg:y="0cm"><draw:text-box><text:p text:style-name="P71"><text:span text:style-name="T84">P &lt; 0.001</text:span></text:p></draw:text-box></draw:frame><draw:frame draw:style-name="gr42" draw:text-style-name="P72" svg:width="2.036cm" svg:height="0.322cm" svg:x="0cm" svg:y="0.321cm"><draw:text-box><text:p text:style-name="P71"><text:span text:style-name="T84">q=0.10 <text:s text:c="2"/>z=5</text:span></text:p></draw:text-box></draw:frame><draw:frame draw:style-name="gr42" draw:text-style-name="P72" svg:width="2.036cm" svg:height="0.322cm" svg:x="0cm" svg:y="0.639cm"><draw:text-box><text:p text:style-name="P71"><text:span text:style-name="T84">q=0.15 <text:s text:c="2"/>z=8</text:span></text:p></draw:text-box></draw:frame><draw:frame draw:style-name="gr33" draw:text-style-name="P72" svg:width="2.206cm" svg:height="0.322cm" svg:x="0cm" svg:y="0.96cm"><draw:text-box><text:p text:style-name="P71"><text:span text:style-name="T84">q=0.20 <text:s text:c="2"/>z=11</text:span></text:p></draw:text-box></draw:frame><draw:frame draw:style-name="gr33" draw:text-style-name="P72" svg:width="2.206cm" svg:height="0.322cm" svg:x="0cm" svg:y="1.277cm"><draw:text-box><text:p text:style-name="P71"><text:span text:style-name="T84">q=0.25 <text:s text:c="2"/>z=15</text:span></text:p></draw:text-box></draw:frame><draw:frame draw:style-name="gr33" draw:text-style-name="P72" svg:width="2.206cm" svg:height="0.322cm" svg:x="0cm" svg:y="1.598cm"><draw:text-box><text:p text:style-name="P71"><text:span text:style-name="T84">q=0.30 <text:s text:c="2"/>z=24</text:span></text:p></draw:text-box></draw:frame><draw:frame draw:style-name="gr33" draw:text-style-name="P72" svg:width="2.206cm" svg:height="0.322cm" svg:x="0cm" svg:y="1.916cm"><draw:text-box><text:p text:style-name="P71"><text:span text:style-name="T84">q=0.35 <text:s text:c="2"/>z=41</text:span></text:p></draw:text-box></draw:frame><draw:frame draw:style-name="gr33" draw:text-style-name="P72" svg:width="2.206cm" svg:height="0.322cm" svg:x="0cm" svg:y="2.237cm"><draw:text-box><text:p text:style-name="P71"><text:span text:style-name="T84">q=0.40 <text:s text:c="2"/>z=89</text:span></text:p></draw:text-box></draw:frame><draw:frame draw:style-name="gr43" draw:text-style-name="P72" svg:width="2.375cm" svg:height="0.322cm" svg:x="0cm" svg:y="2.554cm"><draw:text-box><text:p text:style-name="P71"><text:span text:style-name="T84">q=0.45 <text:s text:c="2"/>z=340</text:span></text:p></draw:text-box></draw:frame></draw:g></text:p>
      <text:h text:style-name="P69" text:outline-level="2"><text:span text:style-name="T13">12</text:span><text:span text:style-name="T9">. <text:s text:c="3"/></text:span><text:span text:style-name="T13">Conclus</text:span><text:span text:style-name="T24">ão</text:span></text:h>
      <text:p text:style-name="P42"><text:span text:style-name="T66">Propusemos um sistema para transações eletrónicas sem depender da confiança.</text:span> <text:s/><text:span text:style-name="T66">Começamos com a estrutura usual de moedas baseadas em assinaturas digitais, que proporcionam um grande controlo de posse, mas que é incompleta sem um meio de prevenir o gasto duplo.</text:span> <text:span text:style-name="T66">Para resolver este problema, propomos uma rede ponto-a-ponto usando uma prova-de-trabalho para fazer o registo histórico das transações que rapidamente se tornam de mudança impraticável para um atacante se os nós honestos controlarem a maioria da capacidade de processamento.</text:span> <text:span text:style-name="T66">A rede é robusta dada a sua simplicidade desestruturada.</text:span> <text:span text:style-name="T66">Os nós trabalham em simultâneo com pouca coordenação.</text:span> <text:span text:style-name="T66">Eles não necessitam ser identificados, uma vez que as mensagens não são encaminhadas para para uma localização particular e só precisam ser entregues numa base do melhor esforço.</text:span> <text:span text:style-name="T66">Os nós podem abandonar e retornar à rede à vontade, aceitando a cadeia de prova-de-trabalho como prova do que aconteceu enquanto estiveram ausentes. Votam com a sua capacidade de processamento, exprimindo a sua aceitação de blocos válidos trabalhando na sua extensão e rejeitando blocos inválidos rejeitando a sua evolução. Quaisquer regras ou incentivos podem ser obrigados com base neste mecanismo de consenso.</text:span></text:p>
      <text:p text:style-name="P33"/>
      <text:p text:style-name="P33"/>
      <text:p text:style-name="P33"/>
      <text:p text:style-name="P33"/>
      <text:p text:style-name="P33"/>
      <text:h text:style-name="P63" text:outline-level="2">References</text:h>
      <text:list xml:id="list8508512519074326264" text:style-name="Numbering_20_2">
        <text:list-item>
          <text:p text:style-name="P57">W. Dai, "b-money," http://www.weidai.com/bmoney.txt, 1998. </text:p>
        </text:list-item>
        <text:list-item>
          <text:p text:style-name="P59"><text:span text:style-name="T2">H. Massias, X.S. Avila, </text:span><text:span text:style-name="T3">e</text:span><text:span text:style-name="T2"> J.-J. Quisquater, "Design of a secure timestamping service with minimal trust requirements," In </text:span><text:span text:style-name="T4">20th Symposium on Information Theory in the Benelux</text:span><text:span text:style-name="T2">, </text:span><text:span text:style-name="T3">Maio</text:span><text:span text:style-name="T2"> 1999. </text:span></text:p>
        </text:list-item>
        <text:list-item>
          <text:p text:style-name="P59"><text:span text:style-name="T2">S. Haber, W.S. Stornetta, "How to time-stamp a digital document," In </text:span><text:span text:style-name="T4">Journal of Cryptology</text:span><text:span text:style-name="T2">, vol 3, n</text:span><text:span text:style-name="T3">um</text:span><text:span text:style-name="T2"> 2, </text:span><text:span text:style-name="T3">páginas</text:span><text:span text:style-name="T2"> 99-111, 1991. </text:span></text:p>
        </text:list-item>
        <text:list-item>
          <text:p text:style-name="P59"><text:span text:style-name="T2">D. Bayer, S. Haber, W.S. Stornetta, "Improving the efficiency and reliability of digital time-stamping," </text:span><text:span text:style-name="T4">In Sequences II: Methods in Communication, Security and Computer Science</text:span><text:span text:style-name="T2">, </text:span><text:span text:style-name="T3">páginas</text:span><text:span text:style-name="T2"> 329-334, 1993. </text:span></text:p>
        </text:list-item>
        <text:list-item>
          <text:p text:style-name="P59"><text:span text:style-name="T2">S. Haber, W.S. Stornetta, "Secure names for bit-strings," In </text:span><text:span text:style-name="T4">Proceedings of the 4th ACM Conference on Computer and Communications Security</text:span><text:span text:style-name="T2">, </text:span><text:span text:style-name="T3">páginas</text:span><text:span text:style-name="T2"> 28-35, </text:span><text:span text:style-name="T3">Abril</text:span><text:span text:style-name="T2"> 1997. </text:span></text:p>
        </text:list-item>
        <text:list-item>
          <text:p text:style-name="P58">A. Back, "Hashcash - a denial of service counter-measure," <text:line-break/>http://www.hashcash.org/papers/hashcash.pdf, 2002. </text:p>
        </text:list-item>
        <text:list-item>
          <text:p text:style-name="P59"><text:span text:style-name="T2"><text:s/>R.C. Merkle, "Protocols for public key cryptosystems," In Proc. </text:span><text:span text:style-name="T4">1980 Symposium on Security and Privacy</text:span><text:span text:style-name="T2">, IEEE Computer Society, </text:span><text:span text:style-name="T3">páginas</text:span><text:span text:style-name="T2"> 122-133, </text:span><text:span text:style-name="T3">Abril</text:span><text:span text:style-name="T2"> 1980. </text:span></text:p>
        </text:list-item>
        <text:list-item>
          <text:p text:style-name="P58">W. Feller, "An introduction to probability theory and its applications," 1957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2" svg:font-family="Arial" style:font-pitch="variable"/>
    <style:font-face style:name="Courier New1" svg:font-family="'Courier New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text-indent="0cm" style:auto-text-indent="false"/>
      <style:text-properties fo:font-size="10.100000381469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6cm" style:type="center"/>
          <style:tab-stop style:position="13.9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85cm" style:type="center"/>
          <style:tab-stop style:position="13.9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985cm" style:type="center"/>
          <style:tab-stop style:position="13.9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985cm" style:type="center"/>
          <style:tab-stop style:position="13.9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3cm" fo:margin-bottom="2.6cm" fo:margin-left="3.81cm" fo:margin-right="3.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</meta:initial-creator>
    <meta:creation-date>2014-01-29T00:30:31</meta:creation-date>
    <dc:date>2017-01-31T00:52:07.343000000</dc:date>
    <meta:editing-duration>PT7H23M39S</meta:editing-duration>
    <meta:editing-cycles>66</meta:editing-cycles>
    <meta:generator>LibreOffice/5.0.1.2$Windows_x86 LibreOffice_project/81898c9f5c0d43f3473ba111d7b351050be20261</meta:generator>
    <meta:document-statistic meta:table-count="0" meta:image-count="0" meta:object-count="0" meta:page-count="9" meta:paragraph-count="89" meta:word-count="3180" meta:character-count="20429" meta:non-whitespace-character-count="17243"/>
  </office:meta>
</office:document-meta>
</file>